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84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8.3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ank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Acquired by</text:p>
          </table:table-cell>
          <table:table-cell table:style-name="ce1" office:value-type="string">
            <text:p>Asse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shington Mutual Bank</text:p>
          </table:table-cell>
          <table:table-cell office:value-type="string">
            <text:p>Seattle</text:p>
          </table:table-cell>
          <table:table-cell office:value-type="string">
            <text:p>Washington</text:p>
          </table:table-cell>
          <table:table-cell office:value-type="string">
            <text:p>September 25, 2008</text:p>
          </table:table-cell>
          <table:table-cell office:value-type="string">
            <text:p>JPMorgan Chase Bank</text:p>
          </table:table-cell>
          <table:table-cell office:value-type="float" office:value="307000">
            <text:p>307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dyMac</text:p>
          </table:table-cell>
          <table:table-cell office:value-type="string">
            <text:p>Pasadena</text:p>
          </table:table-cell>
          <table:table-cell office:value-type="string">
            <text:p>California</text:p>
          </table:table-cell>
          <table:table-cell office:value-type="string">
            <text:p>July 11, 2008</text:p>
          </table:table-cell>
          <table:table-cell office:value-type="string">
            <text:p>OneWest Bank, FSB</text:p>
          </table:table-cell>
          <table:table-cell office:value-type="float" office:value="32000">
            <text:p>32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wney Savings and Loan</text:p>
          </table:table-cell>
          <table:table-cell office:value-type="string">
            <text:p>Newport Beach</text:p>
          </table:table-cell>
          <table:table-cell office:value-type="string">
            <text:p>California</text:p>
          </table:table-cell>
          <table:table-cell office:value-type="string">
            <text:p>November 21, 2008</text:p>
          </table:table-cell>
          <table:table-cell office:value-type="string">
            <text:p>U.S. Bank, N.A.</text:p>
          </table:table-cell>
          <table:table-cell office:value-type="float" office:value="12800">
            <text:p>128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anklin Bank</text:p>
          </table:table-cell>
          <table:table-cell office:value-type="string">
            <text:p>Houston</text:p>
          </table:table-cell>
          <table:table-cell office:value-type="string">
            <text:p>Texas</text:p>
          </table:table-cell>
          <table:table-cell office:value-type="string">
            <text:p>November 7, 2008</text:p>
          </table:table-cell>
          <table:table-cell office:value-type="string">
            <text:p>Prosperity Bank</text:p>
          </table:table-cell>
          <table:table-cell office:value-type="float" office:value="5100">
            <text:p>5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FF Bank and Trust</text:p>
          </table:table-cell>
          <table:table-cell office:value-type="string">
            <text:p>Pomona</text:p>
          </table:table-cell>
          <table:table-cell office:value-type="string">
            <text:p>California</text:p>
          </table:table-cell>
          <table:table-cell office:value-type="string">
            <text:p>November 21, 2008</text:p>
          </table:table-cell>
          <table:table-cell office:value-type="string">
            <text:p>U.S. Bank, N.A.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st National Bank of Nevada</text:p>
          </table:table-cell>
          <table:table-cell office:value-type="string">
            <text:p>Reno</text:p>
          </table:table-cell>
          <table:table-cell office:value-type="string">
            <text:p>Nevada</text:p>
          </table:table-cell>
          <table:table-cell office:value-type="string">
            <text:p>July 25, 2008</text:p>
          </table:table-cell>
          <table:table-cell office:value-type="string">
            <text:p>Mutual of Omaha Bank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B Financial NA</text:p>
          </table:table-cell>
          <table:table-cell office:value-type="string">
            <text:p>Bentonville</text:p>
          </table:table-cell>
          <table:table-cell office:value-type="string">
            <text:p>Arkansas</text:p>
          </table:table-cell>
          <table:table-cell table:style-name="ce2" office:value-type="string">
            <text:p>May 9, 2008</text:p>
          </table:table-cell>
          <table:table-cell office:value-type="string">
            <text:p>Pulaski Bank and Trust Company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ilver State Bank</text:p>
          </table:table-cell>
          <table:table-cell office:value-type="string">
            <text:p>Henderson</text:p>
          </table:table-cell>
          <table:table-cell office:value-type="string">
            <text:p>Nevada</text:p>
          </table:table-cell>
          <table:table-cell office:value-type="string">
            <text:p>September 5, 2008</text:p>
          </table:table-cell>
          <table:table-cell office:value-type="string">
            <text:p>Nevada State Bank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tegrity Bank</text:p>
          </table:table-cell>
          <table:table-cell office:value-type="string">
            <text:p>Alpharetta</text:p>
          </table:table-cell>
          <table:table-cell office:value-type="string">
            <text:p>Georgia</text:p>
          </table:table-cell>
          <table:table-cell office:value-type="string">
            <text:p>August 29, 2008</text:p>
          </table:table-cell>
          <table:table-cell office:value-type="string">
            <text:p>Regions Bank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e Columbian Bank and Trust Company</text:p>
          </table:table-cell>
          <table:table-cell office:value-type="string">
            <text:p>Topeka</text:p>
          </table:table-cell>
          <table:table-cell office:value-type="string">
            <text:p>Kansas</text:p>
          </table:table-cell>
          <table:table-cell office:value-type="string">
            <text:p>August 22, 2008</text:p>
          </table:table-cell>
          <table:table-cell office:value-type="string">
            <text:p>Citizens Bank and Trust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he Community Bank</text:p>
          </table:table-cell>
          <table:table-cell office:value-type="string">
            <text:p>Loganville</text:p>
          </table:table-cell>
          <table:table-cell office:value-type="string">
            <text:p>Georgia</text:p>
          </table:table-cell>
          <table:table-cell office:value-type="string">
            <text:p>November 21, 2008</text:p>
          </table:table-cell>
          <table:table-cell office:value-type="string">
            <text:p>Bank of Essex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ven Trust Bank</text:p>
          </table:table-cell>
          <table:table-cell office:value-type="string">
            <text:p>Duluth</text:p>
          </table:table-cell>
          <table:table-cell office:value-type="string">
            <text:p>Georgia</text:p>
          </table:table-cell>
          <table:table-cell office:value-type="string">
            <text:p>December 12, 2008</text:p>
          </table:table-cell>
          <table:table-cell office:value-type="string">
            <text:p>Branch Banking and Trust Company (BB&amp;T)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curity Pacific Bank</text:p>
          </table:table-cell>
          <table:table-cell office:value-type="string">
            <text:p>Los Angeles</text:p>
          </table:table-cell>
          <table:table-cell office:value-type="string">
            <text:p>California</text:p>
          </table:table-cell>
          <table:table-cell office:value-type="string">
            <text:p>November 7, 2008</text:p>
          </table:table-cell>
          <table:table-cell office:value-type="string">
            <text:p>Pacific Western Bank</text:p>
          </table:table-cell>
          <table:table-cell office:value-type="float" office:value="561.1">
            <text:p>561,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lpha Bank &amp; Trust</text:p>
          </table:table-cell>
          <table:table-cell office:value-type="string">
            <text:p>Alpharetta</text:p>
          </table:table-cell>
          <table:table-cell office:value-type="string">
            <text:p>Georgia</text:p>
          </table:table-cell>
          <table:table-cell office:value-type="string">
            <text:p>October 24, 2008</text:p>
          </table:table-cell>
          <table:table-cell office:value-type="string">
            <text:p>Stearns Bank, N.A.</text:p>
          </table:table-cell>
          <table:table-cell office:value-type="float" office:value="354.1">
            <text:p>354,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reedom Bank</text:p>
          </table:table-cell>
          <table:table-cell office:value-type="string">
            <text:p>Bradenton</text:p>
          </table:table-cell>
          <table:table-cell office:value-type="string">
            <text:p>Florida</text:p>
          </table:table-cell>
          <table:table-cell office:value-type="string">
            <text:p>October 31, 2008</text:p>
          </table:table-cell>
          <table:table-cell office:value-type="string">
            <text:p>Fifth Third Bank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irst Priority Bank</text:p>
          </table:table-cell>
          <table:table-cell office:value-type="string">
            <text:p>Bradenton</text:p>
          </table:table-cell>
          <table:table-cell office:value-type="string">
            <text:p>Florida</text:p>
          </table:table-cell>
          <table:table-cell office:value-type="string">
            <text:p>August 1, 2008</text:p>
          </table:table-cell>
          <table:table-cell office:value-type="string">
            <text:p>SunTrust Bank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rst Heritage Bank, NA</text:p>
          </table:table-cell>
          <table:table-cell office:value-type="string">
            <text:p>Newport Beach</text:p>
          </table:table-cell>
          <table:table-cell office:value-type="string">
            <text:p>California</text:p>
          </table:table-cell>
          <table:table-cell office:value-type="string">
            <text:p>July 25, 2008</text:p>
          </table:table-cell>
          <table:table-cell office:value-type="string">
            <text:p>Mutual of Omaha Bank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rst Georgia Community Bank</text:p>
          </table:table-cell>
          <table:table-cell office:value-type="string">
            <text:p>Jackson</text:p>
          </table:table-cell>
          <table:table-cell office:value-type="string">
            <text:p>Georgia</text:p>
          </table:table-cell>
          <table:table-cell office:value-type="string">
            <text:p>December 5, 2008</text:p>
          </table:table-cell>
          <table:table-cell office:value-type="string">
            <text:p>United Bank</text:p>
          </table:table-cell>
          <table:table-cell office:value-type="float" office:value="237.5">
            <text:p>237,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meribank</text:p>
          </table:table-cell>
          <table:table-cell office:value-type="string">
            <text:p>Northfork</text:p>
          </table:table-cell>
          <table:table-cell office:value-type="string">
            <text:p>West Virginia</text:p>
          </table:table-cell>
          <table:table-cell office:value-type="string">
            <text:p>September 19, 2008</text:p>
          </table:table-cell>
          <table:table-cell office:value-type="string">
            <text:p>The Citizens Savings Bank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in Street Bank</text:p>
          </table:table-cell>
          <table:table-cell office:value-type="string">
            <text:p>Northville</text:p>
          </table:table-cell>
          <table:table-cell office:value-type="string">
            <text:p>Michigan</text:p>
          </table:table-cell>
          <table:table-cell office:value-type="string">
            <text:p>October 10, 2008</text:p>
          </table:table-cell>
          <table:table-cell office:value-type="string">
            <text:p>Monroe Bank and Trust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ouglass National Bank</text:p>
          </table:table-cell>
          <table:table-cell office:value-type="string">
            <text:p>Kansas City</text:p>
          </table:table-cell>
          <table:table-cell office:value-type="string">
            <text:p>Missouri</text:p>
          </table:table-cell>
          <table:table-cell office:value-type="string">
            <text:p>January 25, 2008</text:p>
          </table:table-cell>
          <table:table-cell office:value-type="string">
            <text:p>Liberty Bank and Trust</text:p>
          </table:table-cell>
          <table:table-cell office:value-type="float" office:value="58.5">
            <text:p>58,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irst Integrity Bank, NA</text:p>
          </table:table-cell>
          <table:table-cell office:value-type="string">
            <text:p>Staples</text:p>
          </table:table-cell>
          <table:table-cell office:value-type="string">
            <text:p>Minnesota</text:p>
          </table:table-cell>
          <table:table-cell table:style-name="ce2" office:value-type="string">
            <text:p>May 30, 2008</text:p>
          </table:table-cell>
          <table:table-cell office:value-type="string">
            <text:p>First International Bank and Trust</text:p>
          </table:table-cell>
          <table:table-cell office:value-type="float" office:value="54.7">
            <text:p>54,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ridian Bank</text:p>
          </table:table-cell>
          <table:table-cell office:value-type="string">
            <text:p>Eldred</text:p>
          </table:table-cell>
          <table:table-cell office:value-type="string">
            <text:p>Illinois</text:p>
          </table:table-cell>
          <table:table-cell office:value-type="string">
            <text:p>October 10, 2008</text:p>
          </table:table-cell>
          <table:table-cell office:value-type="string">
            <text:p>National Bank</text:p>
          </table:table-cell>
          <table:table-cell office:value-type="float" office:value="39.2">
            <text:p>39,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anderson State Bank</text:p>
          </table:table-cell>
          <table:table-cell office:value-type="string">
            <text:p>Sanderson</text:p>
          </table:table-cell>
          <table:table-cell office:value-type="string">
            <text:p>Texas</text:p>
          </table:table-cell>
          <table:table-cell office:value-type="string">
            <text:p>December 12, 2008</text:p>
          </table:table-cell>
          <table:table-cell office:value-type="string">
            <text:p>The Pecos County State Bank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ume Bank</text:p>
          </table:table-cell>
          <table:table-cell office:value-type="string">
            <text:p>Hume</text:p>
          </table:table-cell>
          <table:table-cell office:value-type="string">
            <text:p>Missouri</text:p>
          </table:table-cell>
          <table:table-cell office:value-type="string">
            <text:p>March 7, 2008</text:p>
          </table:table-cell>
          <table:table-cell office:value-type="string">
            <text:p>Security Bank</text:p>
          </table:table-cell>
          <table:table-cell office:value-type="float" office:value="18.7">
            <text:p>18,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lonial Bank</text:p>
          </table:table-cell>
          <table:table-cell office:value-type="string">
            <text:p>Montgomery</text:p>
          </table:table-cell>
          <table:table-cell office:value-type="string">
            <text:p>Alabama</text:p>
          </table:table-cell>
          <table:table-cell office:value-type="string">
            <text:p>August 14, 2009</text:p>
          </table:table-cell>
          <table:table-cell office:value-type="string">
            <text:p>Branch Banking and Trust (BB&amp;T)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uaranty Bank</text:p>
          </table:table-cell>
          <table:table-cell office:value-type="string">
            <text:p>Austin</text:p>
          </table:table-cell>
          <table:table-cell office:value-type="string">
            <text:p>Texas</text:p>
          </table:table-cell>
          <table:table-cell office:value-type="string">
            <text:p>August 21, 2009</text:p>
          </table:table-cell>
          <table:table-cell office:value-type="string">
            <text:p>BBVA Compass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ankUnited FSB</text:p>
          </table:table-cell>
          <table:table-cell office:value-type="string">
            <text:p>Coral Gables</text:p>
          </table:table-cell>
          <table:table-cell office:value-type="string">
            <text:p>Florida</text:p>
          </table:table-cell>
          <table:table-cell table:style-name="ce2" office:value-type="string">
            <text:p>May 21, 2009</text:p>
          </table:table-cell>
          <table:table-cell office:value-type="string">
            <text:p>BankUnited</text:p>
          </table:table-cell>
          <table:table-cell office:value-type="float" office:value="12800">
            <text:p>128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mTrust Bank</text:p>
          </table:table-cell>
          <table:table-cell office:value-type="string">
            <text:p>Cleveland</text:p>
          </table:table-cell>
          <table:table-cell office:value-type="string">
            <text:p>Ohio</text:p>
          </table:table-cell>
          <table:table-cell office:value-type="string">
            <text:p>December 4, 2009</text:p>
          </table:table-cell>
          <table:table-cell office:value-type="string">
            <text:p>New York Community Bank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nited Commercial Bank</text:p>
          </table:table-cell>
          <table:table-cell office:value-type="string">
            <text:p>San Francisco</text:p>
          </table:table-cell>
          <table:table-cell office:value-type="string">
            <text:p>California</text:p>
          </table:table-cell>
          <table:table-cell office:value-type="string">
            <text:p>November 6, 2009</text:p>
          </table:table-cell>
          <table:table-cell office:value-type="string">
            <text:p>East West Bank</text:p>
          </table:table-cell>
          <table:table-cell office:value-type="float" office:value="11200">
            <text:p>112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lifornia National Bank</text:p>
          </table:table-cell>
          <table:table-cell office:value-type="string">
            <text:p>Los Angeles</text:p>
          </table:table-cell>
          <table:table-cell office:value-type="string">
            <text:p>California</text:p>
          </table:table-cell>
          <table:table-cell office:value-type="string">
            <text:p>October 30, 2009</text:p>
          </table:table-cell>
          <table:table-cell office:value-type="string">
            <text:p>U.S. Bank, N.A.</text:p>
          </table:table-cell>
          <table:table-cell office:value-type="float" office:value="7800">
            <text:p>78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rus Bank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September 11, 2009</text:p>
          </table:table-cell>
          <table:table-cell office:value-type="string">
            <text:p>MB Financial Bank, N.A.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irst Federal Bank of California, F.S.B.</text:p>
          </table:table-cell>
          <table:table-cell office:value-type="string">
            <text:p>Santa Monica</text:p>
          </table:table-cell>
          <table:table-cell office:value-type="string">
            <text:p>California</text:p>
          </table:table-cell>
          <table:table-cell office:value-type="string">
            <text:p>December 18, 2009</text:p>
          </table:table-cell>
          <table:table-cell office:value-type="string">
            <text:p>OneWest Bank, FSB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rk National Bank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October 30, 2009</text:p>
          </table:table-cell>
          <table:table-cell office:value-type="string">
            <text:p>U.S. Bank, N.A.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ilverton Bank, NA</text:p>
          </table:table-cell>
          <table:table-cell office:value-type="string">
            <text:p>Atlanta</text:p>
          </table:table-cell>
          <table:table-cell office:value-type="string">
            <text:p>Georgia</text:p>
          </table:table-cell>
          <table:table-cell table:style-name="ce2" office:value-type="string">
            <text:p>May 1, 2009</text:p>
          </table:table-cell>
          <table:table-cell office:value-type="string">
            <text:p>None (insured depositors paid directly)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mperial Capital Bank</text:p>
          </table:table-cell>
          <table:table-cell office:value-type="string">
            <text:p>La Jolla</text:p>
          </table:table-cell>
          <table:table-cell office:value-type="string">
            <text:p>California</text:p>
          </table:table-cell>
          <table:table-cell office:value-type="string">
            <text:p>December 18, 2009</text:p>
          </table:table-cell>
          <table:table-cell office:value-type="string">
            <text:p>City National Bank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an Diego National Bank</text:p>
          </table:table-cell>
          <table:table-cell office:value-type="string">
            <text:p>San Diego</text:p>
          </table:table-cell>
          <table:table-cell office:value-type="string">
            <text:p>California</text:p>
          </table:table-cell>
          <table:table-cell office:value-type="string">
            <text:p>October 30, 2009</text:p>
          </table:table-cell>
          <table:table-cell office:value-type="string">
            <text:p>U.S. Bank, N.A.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rwin Union Bank and Trust Company</text:p>
          </table:table-cell>
          <table:table-cell office:value-type="string">
            <text:p>Columbus</text:p>
          </table:table-cell>
          <table:table-cell office:value-type="string">
            <text:p>Indiana</text:p>
          </table:table-cell>
          <table:table-cell office:value-type="string">
            <text:p>September 18, 2009</text:p>
          </table:table-cell>
          <table:table-cell office:value-type="string">
            <text:p>First Financial Bank, N.A.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rion Bank</text:p>
          </table:table-cell>
          <table:table-cell office:value-type="string">
            <text:p>Naples</text:p>
          </table:table-cell>
          <table:table-cell office:value-type="string">
            <text:p>Florida</text:p>
          </table:table-cell>
          <table:table-cell office:value-type="string">
            <text:p>November 13, 2009</text:p>
          </table:table-cell>
          <table:table-cell office:value-type="string">
            <text:p>IBERIABANK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cific National Bank</text:p>
          </table:table-cell>
          <table:table-cell office:value-type="string">
            <text:p>San Francisco</text:p>
          </table:table-cell>
          <table:table-cell office:value-type="string">
            <text:p>California</text:p>
          </table:table-cell>
          <table:table-cell office:value-type="string">
            <text:p>October 30, 2009</text:p>
          </table:table-cell>
          <table:table-cell office:value-type="string">
            <text:p>U.S. Bank, N.A.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ew Frontier Bank</text:p>
          </table:table-cell>
          <table:table-cell office:value-type="string">
            <text:p>Greeley</text:p>
          </table:table-cell>
          <table:table-cell office:value-type="string">
            <text:p>Colorado</text:p>
          </table:table-cell>
          <table:table-cell office:value-type="string">
            <text:p>April 10, 2009</text:p>
          </table:table-cell>
          <table:table-cell office:value-type="string">
            <text:p>None (Wound down by FDIC as receiver)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eorgian Bank</text:p>
          </table:table-cell>
          <table:table-cell office:value-type="string">
            <text:p>Atlanta</text:p>
          </table:table-cell>
          <table:table-cell office:value-type="string">
            <text:p>Georgia</text:p>
          </table:table-cell>
          <table:table-cell office:value-type="string">
            <text:p>September 25, 2009</text:p>
          </table:table-cell>
          <table:table-cell office:value-type="string">
            <text:p>First Citizens Bank and Trust Company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ineyard Bank</text:p>
          </table:table-cell>
          <table:table-cell office:value-type="string">
            <text:p>Rancho Cucamonga</text:p>
          </table:table-cell>
          <table:table-cell office:value-type="string">
            <text:p>California</text:p>
          </table:table-cell>
          <table:table-cell office:value-type="string">
            <text:p>July 17, 2009</text:p>
          </table:table-cell>
          <table:table-cell office:value-type="string">
            <text:p>California Bank and Trust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eoples First Community Bank</text:p>
          </table:table-cell>
          <table:table-cell office:value-type="string">
            <text:p>Panama City</text:p>
          </table:table-cell>
          <table:table-cell office:value-type="string">
            <text:p>Florida</text:p>
          </table:table-cell>
          <table:table-cell office:value-type="string">
            <text:p>December 18, 2009</text:p>
          </table:table-cell>
          <table:table-cell office:value-type="string">
            <text:p>Hancock Bank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unty Bank</text:p>
          </table:table-cell>
          <table:table-cell office:value-type="string">
            <text:p>Merced</text:p>
          </table:table-cell>
          <table:table-cell office:value-type="string">
            <text:p>California</text:p>
          </table:table-cell>
          <table:table-cell office:value-type="string">
            <text:p>February 6, 2009</text:p>
          </table:table-cell>
          <table:table-cell office:value-type="string">
            <text:p>Westamerica Bank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utual Bank</text:p>
          </table:table-cell>
          <table:table-cell office:value-type="string">
            <text:p>Harvey</text:p>
          </table:table-cell>
          <table:table-cell office:value-type="string">
            <text:p>Illinois</text:p>
          </table:table-cell>
          <table:table-cell office:value-type="string">
            <text:p>July 31, 2009</text:p>
          </table:table-cell>
          <table:table-cell office:value-type="string">
            <text:p>United Central Bank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rst Bank of Beverly Hills</text:p>
          </table:table-cell>
          <table:table-cell office:value-type="string">
            <text:p>Calabasas</text:p>
          </table:table-cell>
          <table:table-cell office:value-type="string">
            <text:p>California</text:p>
          </table:table-cell>
          <table:table-cell office:value-type="string">
            <text:p>April 24, 2009</text:p>
          </table:table-cell>
          <table:table-cell office:value-type="string">
            <text:p>None (insured depositors paid directly)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emecula Valley Bank</text:p>
          </table:table-cell>
          <table:table-cell office:value-type="string">
            <text:p>Temecula</text:p>
          </table:table-cell>
          <table:table-cell office:value-type="string">
            <text:p>California</text:p>
          </table:table-cell>
          <table:table-cell office:value-type="string">
            <text:p>July 17, 2009</text:p>
          </table:table-cell>
          <table:table-cell office:value-type="string">
            <text:p>First-Citizens Bank and Trust Company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ew South Federal Savings Bank</text:p>
          </table:table-cell>
          <table:table-cell office:value-type="string">
            <text:p>Irondale</text:p>
          </table:table-cell>
          <table:table-cell office:value-type="string">
            <text:p>Alabama</text:p>
          </table:table-cell>
          <table:table-cell office:value-type="string">
            <text:p>December 18, 2009</text:p>
          </table:table-cell>
          <table:table-cell office:value-type="string">
            <text:p>Beal Ban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ecurity Bank of Bibb County</text:p>
          </table:table-cell>
          <table:table-cell office:value-type="string">
            <text:p>Macon</text:p>
          </table:table-cell>
          <table:table-cell office:value-type="string">
            <text:p>Georgia</text:p>
          </table:table-cell>
          <table:table-cell office:value-type="string">
            <text:p>July 24, 2009</text:p>
          </table:table-cell>
          <table:table-cell office:value-type="string">
            <text:p>State Bank and Trust Company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lliance Bank</text:p>
          </table:table-cell>
          <table:table-cell office:value-type="string">
            <text:p>Culver City</text:p>
          </table:table-cell>
          <table:table-cell office:value-type="string">
            <text:p>California</text:p>
          </table:table-cell>
          <table:table-cell office:value-type="string">
            <text:p>February 6, 2009</text:p>
          </table:table-cell>
          <table:table-cell office:value-type="string">
            <text:p>California Bank and Trust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ffinity Bank</text:p>
          </table:table-cell>
          <table:table-cell office:value-type="string">
            <text:p>Ventura</text:p>
          </table:table-cell>
          <table:table-cell office:value-type="string">
            <text:p>California</text:p>
          </table:table-cell>
          <table:table-cell office:value-type="string">
            <text:p>August 28, 2009</text:p>
          </table:table-cell>
          <table:table-cell office:value-type="string">
            <text:p>Pacific Western Ban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ooperative Bank</text:p>
          </table:table-cell>
          <table:table-cell office:value-type="string">
            <text:p>Wilmington</text:p>
          </table:table-cell>
          <table:table-cell office:value-type="string">
            <text:p>North Carolina</text:p>
          </table:table-cell>
          <table:table-cell office:value-type="string">
            <text:p>June 19, 2009</text:p>
          </table:table-cell>
          <table:table-cell office:value-type="string">
            <text:p>First Bank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Venture Bank</text:p>
          </table:table-cell>
          <table:table-cell office:value-type="string">
            <text:p>Lacey</text:p>
          </table:table-cell>
          <table:table-cell office:value-type="string">
            <text:p>Washington</text:p>
          </table:table-cell>
          <table:table-cell office:value-type="string">
            <text:p>September 11, 2009</text:p>
          </table:table-cell>
          <table:table-cell office:value-type="string">
            <text:p>First-Citizens Bank and Trust Company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ounders Bank</text:p>
          </table:table-cell>
          <table:table-cell office:value-type="string">
            <text:p>Worth</text:p>
          </table:table-cell>
          <table:table-cell office:value-type="string">
            <text:p>Illinois</text:p>
          </table:table-cell>
          <table:table-cell office:value-type="string">
            <text:p>July 2, 2009</text:p>
          </table:table-cell>
          <table:table-cell office:value-type="string">
            <text:p>The PrivateBank and Trust Company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mni National Bank</text:p>
          </table:table-cell>
          <table:table-cell office:value-type="string">
            <text:p>Atlanta</text:p>
          </table:table-cell>
          <table:table-cell office:value-type="string">
            <text:p>Georgia</text:p>
          </table:table-cell>
          <table:table-cell office:value-type="string">
            <text:p>March 27, 2009</text:p>
          </table:table-cell>
          <table:table-cell office:value-type="string">
            <text:p>SunTrust Bank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he Buckhead Community Bank</text:p>
          </table:table-cell>
          <table:table-cell office:value-type="string">
            <text:p>Atlanta</text:p>
          </table:table-cell>
          <table:table-cell office:value-type="string">
            <text:p>Georgia</text:p>
          </table:table-cell>
          <table:table-cell office:value-type="string">
            <text:p>December 4, 2009</text:p>
          </table:table-cell>
          <table:table-cell office:value-type="string">
            <text:p>State Bank and Trust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1st Centennial Bank</text:p>
          </table:table-cell>
          <table:table-cell office:value-type="string">
            <text:p>Redlands</text:p>
          </table:table-cell>
          <table:table-cell office:value-type="string">
            <text:p>California</text:p>
          </table:table-cell>
          <table:table-cell office:value-type="string">
            <text:p>January 23, 2009</text:p>
          </table:table-cell>
          <table:table-cell office:value-type="string">
            <text:p>First California Bank</text:p>
          </table:table-cell>
          <table:table-cell office:value-type="float" office:value="803.3">
            <text:p>803,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an Joaquin Bank</text:p>
          </table:table-cell>
          <table:table-cell office:value-type="string">
            <text:p>Bakersfield</text:p>
          </table:table-cell>
          <table:table-cell office:value-type="string">
            <text:p>California</text:p>
          </table:table-cell>
          <table:table-cell office:value-type="string">
            <text:p>October 16, 2009</text:p>
          </table:table-cell>
          <table:table-cell office:value-type="string">
            <text:p>Citizens Business Bank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entury Bank, F.S.B.</text:p>
          </table:table-cell>
          <table:table-cell office:value-type="string">
            <text:p>Sarasota</text:p>
          </table:table-cell>
          <table:table-cell office:value-type="string">
            <text:p>Florida</text:p>
          </table:table-cell>
          <table:table-cell office:value-type="string">
            <text:p>November 13, 2009</text:p>
          </table:table-cell>
          <table:table-cell office:value-type="string">
            <text:p>IBERIABANK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eoples Community Bank</text:p>
          </table:table-cell>
          <table:table-cell office:value-type="string">
            <text:p>West Chester</text:p>
          </table:table-cell>
          <table:table-cell office:value-type="string">
            <text:p>Ohio</text:p>
          </table:table-cell>
          <table:table-cell office:value-type="string">
            <text:p>July 31, 2009</text:p>
          </table:table-cell>
          <table:table-cell office:value-type="string">
            <text:p>First Financial Bank, N.A.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eamBank, NA</text:p>
          </table:table-cell>
          <table:table-cell office:value-type="string">
            <text:p>Paola</text:p>
          </table:table-cell>
          <table:table-cell office:value-type="string">
            <text:p>Kansas</text:p>
          </table:table-cell>
          <table:table-cell office:value-type="string">
            <text:p>March 20, 2009</text:p>
          </table:table-cell>
          <table:table-cell office:value-type="string">
            <text:p>Great Southern Bank</text:p>
          </table:table-cell>
          <table:table-cell office:value-type="float" office:value="669.8">
            <text:p>669,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apitalSouth Bank</text:p>
          </table:table-cell>
          <table:table-cell office:value-type="string">
            <text:p>Birmingham</text:p>
          </table:table-cell>
          <table:table-cell office:value-type="string">
            <text:p>Alabama</text:p>
          </table:table-cell>
          <table:table-cell office:value-type="string">
            <text:p>August 21, 2009</text:p>
          </table:table-cell>
          <table:table-cell office:value-type="string">
            <text:p>IBERIABANK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Independent Bankers' Bank</text:p>
          </table:table-cell>
          <table:table-cell office:value-type="string">
            <text:p>Springfield</text:p>
          </table:table-cell>
          <table:table-cell office:value-type="string">
            <text:p>Illinois</text:p>
          </table:table-cell>
          <table:table-cell office:value-type="string">
            <text:p>December 18, 2009</text:p>
          </table:table-cell>
          <table:table-cell office:value-type="string">
            <text:p>The Independent Bankers Bank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Riverside Bank of the Gulf Coast</text:p>
          </table:table-cell>
          <table:table-cell office:value-type="string">
            <text:p>Cape Coral</text:p>
          </table:table-cell>
          <table:table-cell office:value-type="string">
            <text:p>Florida</text:p>
          </table:table-cell>
          <table:table-cell office:value-type="string">
            <text:p>February 13, 2009</text:p>
          </table:table-cell>
          <table:table-cell office:value-type="string">
            <text:p>TIB Bank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Warren Bank</text:p>
          </table:table-cell>
          <table:table-cell office:value-type="string">
            <text:p>Warren</text:p>
          </table:table-cell>
          <table:table-cell office:value-type="string">
            <text:p>Michigan</text:p>
          </table:table-cell>
          <table:table-cell office:value-type="string">
            <text:p>October 2, 2009</text:p>
          </table:table-cell>
          <table:table-cell office:value-type="string">
            <text:p>The Huntington National Bank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trategic Capital Bank</text:p>
          </table:table-cell>
          <table:table-cell office:value-type="string">
            <text:p>Champaign</text:p>
          </table:table-cell>
          <table:table-cell office:value-type="string">
            <text:p>Illinois</text:p>
          </table:table-cell>
          <table:table-cell table:style-name="ce2" office:value-type="string">
            <text:p>May 22, 2009</text:p>
          </table:table-cell>
          <table:table-cell office:value-type="string">
            <text:p>Midland States Bank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olutionsBank</text:p>
          </table:table-cell>
          <table:table-cell office:value-type="string">
            <text:p>Overland Park</text:p>
          </table:table-cell>
          <table:table-cell office:value-type="string">
            <text:p>Kansas</text:p>
          </table:table-cell>
          <table:table-cell office:value-type="string">
            <text:p>December 11, 2009</text:p>
          </table:table-cell>
          <table:table-cell office:value-type="string">
            <text:p>Arvest Bank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Irwin Union Bank, F.S.B.</text:p>
          </table:table-cell>
          <table:table-cell office:value-type="string">
            <text:p>Louisville</text:p>
          </table:table-cell>
          <table:table-cell office:value-type="string">
            <text:p>Kentucky</text:p>
          </table:table-cell>
          <table:table-cell office:value-type="string">
            <text:p>September 18, 2009</text:p>
          </table:table-cell>
          <table:table-cell office:value-type="string">
            <text:p>First Financial Bank, N.A.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pe Fear Bank</text:p>
          </table:table-cell>
          <table:table-cell office:value-type="string">
            <text:p>Wilmington</text:p>
          </table:table-cell>
          <table:table-cell office:value-type="string">
            <text:p>North Carolina</text:p>
          </table:table-cell>
          <table:table-cell office:value-type="string">
            <text:p>April 10, 2009</text:p>
          </table:table-cell>
          <table:table-cell office:value-type="string">
            <text:p>First Federal Savings and Loan Association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irst Bank of Idaho</text:p>
          </table:table-cell>
          <table:table-cell office:value-type="string">
            <text:p>Ketchum</text:p>
          </table:table-cell>
          <table:table-cell office:value-type="string">
            <text:p>Idaho</text:p>
          </table:table-cell>
          <table:table-cell office:value-type="string">
            <text:p>April 24, 2009</text:p>
          </table:table-cell>
          <table:table-cell office:value-type="string">
            <text:p>U.S. Bank, N.A.</text:p>
          </table:table-cell>
          <table:table-cell office:value-type="float" office:value="488.9">
            <text:p>488,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irst State Bank</text:p>
          </table:table-cell>
          <table:table-cell office:value-type="string">
            <text:p>Sarasota</text:p>
          </table:table-cell>
          <table:table-cell office:value-type="string">
            <text:p>Florida</text:p>
          </table:table-cell>
          <table:table-cell office:value-type="string">
            <text:p>August 7, 2009</text:p>
          </table:table-cell>
          <table:table-cell office:value-type="string">
            <text:p>Stearns Bank, N.A.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ainstreet Bank</text:p>
          </table:table-cell>
          <table:table-cell office:value-type="string">
            <text:p>Forest Lake</text:p>
          </table:table-cell>
          <table:table-cell office:value-type="string">
            <text:p>Minnesota</text:p>
          </table:table-cell>
          <table:table-cell office:value-type="string">
            <text:p>August 28, 2009</text:p>
          </table:table-cell>
          <table:table-cell office:value-type="string">
            <text:p>Central Bank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Vantus Bank</text:p>
          </table:table-cell>
          <table:table-cell office:value-type="string">
            <text:p>Sioux City</text:p>
          </table:table-cell>
          <table:table-cell office:value-type="string">
            <text:p>Iowa</text:p>
          </table:table-cell>
          <table:table-cell office:value-type="string">
            <text:p>September 4, 2009</text:p>
          </table:table-cell>
          <table:table-cell office:value-type="string">
            <text:p>Great Southern Bank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irae Bank</text:p>
          </table:table-cell>
          <table:table-cell office:value-type="string">
            <text:p>Los Angeles</text:p>
          </table:table-cell>
          <table:table-cell office:value-type="string">
            <text:p>California</text:p>
          </table:table-cell>
          <table:table-cell office:value-type="string">
            <text:p>June 26, 2009</text:p>
          </table:table-cell>
          <table:table-cell office:value-type="string">
            <text:p>Wilshire State Bank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ecurity Bank of Jones County</text:p>
          </table:table-cell>
          <table:table-cell office:value-type="string">
            <text:p>Gray</text:p>
          </table:table-cell>
          <table:table-cell office:value-type="string">
            <text:p>Georgia</text:p>
          </table:table-cell>
          <table:table-cell office:value-type="string">
            <text:p>July 24, 2009</text:p>
          </table:table-cell>
          <table:table-cell office:value-type="string">
            <text:p>State Bank and Trust Company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radford Bank</text:p>
          </table:table-cell>
          <table:table-cell office:value-type="string">
            <text:p>Baltimore</text:p>
          </table:table-cell>
          <table:table-cell office:value-type="string">
            <text:p>Maryland</text:p>
          </table:table-cell>
          <table:table-cell office:value-type="string">
            <text:p>August 28, 2009</text:p>
          </table:table-cell>
          <table:table-cell office:value-type="string">
            <text:p>Manufacturers &amp; Traders Trust Company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ank of Clark County</text:p>
          </table:table-cell>
          <table:table-cell office:value-type="string">
            <text:p>Vancouver</text:p>
          </table:table-cell>
          <table:table-cell office:value-type="string">
            <text:p>Washington</text:p>
          </table:table-cell>
          <table:table-cell office:value-type="string">
            <text:p>January 16, 2009</text:p>
          </table:table-cell>
          <table:table-cell office:value-type="string">
            <text:p>Umpqua Bank</text:p>
          </table:table-cell>
          <table:table-cell office:value-type="float" office:value="446.5">
            <text:p>446,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itizens National Bank</text:p>
          </table:table-cell>
          <table:table-cell office:value-type="string">
            <text:p>Macomb</text:p>
          </table:table-cell>
          <table:table-cell office:value-type="string">
            <text:p>Illinois</text:p>
          </table:table-cell>
          <table:table-cell table:style-name="ce2" office:value-type="string">
            <text:p>May 22, 2009</text:p>
          </table:table-cell>
          <table:table-cell office:value-type="string">
            <text:p>Morton Community Bank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epublic Federal Bank, N.A.</text:p>
          </table:table-cell>
          <table:table-cell office:value-type="string">
            <text:p>Miami</text:p>
          </table:table-cell>
          <table:table-cell office:value-type="string">
            <text:p>Florida</text:p>
          </table:table-cell>
          <table:table-cell office:value-type="string">
            <text:p>December 11, 2009</text:p>
          </table:table-cell>
          <table:table-cell office:value-type="string">
            <text:p>1st United Bank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ational Bank of Commerce</text:p>
          </table:table-cell>
          <table:table-cell office:value-type="string">
            <text:p>Berkeley</text:p>
          </table:table-cell>
          <table:table-cell office:value-type="string">
            <text:p>Illinois</text:p>
          </table:table-cell>
          <table:table-cell office:value-type="string">
            <text:p>January 16, 2009</text:p>
          </table:table-cell>
          <table:table-cell office:value-type="string">
            <text:p>Republic Bank of Chicago</text:p>
          </table:table-cell>
          <table:table-cell office:value-type="float" office:value="430.9">
            <text:p>430,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ecurity Bank of Houston County</text:p>
          </table:table-cell>
          <table:table-cell office:value-type="string">
            <text:p>Perry</text:p>
          </table:table-cell>
          <table:table-cell office:value-type="string">
            <text:p>Georgia</text:p>
          </table:table-cell>
          <table:table-cell office:value-type="string">
            <text:p>July 24, 2009</text:p>
          </table:table-cell>
          <table:table-cell office:value-type="string">
            <text:p>State Bank and Trust Company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outhern Community Bank</text:p>
          </table:table-cell>
          <table:table-cell office:value-type="string">
            <text:p>Fayetteville</text:p>
          </table:table-cell>
          <table:table-cell office:value-type="string">
            <text:p>Georgia</text:p>
          </table:table-cell>
          <table:table-cell office:value-type="string">
            <text:p>June 19, 2009</text:p>
          </table:table-cell>
          <table:table-cell office:value-type="string">
            <text:p>United Community Bank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uburban FSB</text:p>
          </table:table-cell>
          <table:table-cell office:value-type="string">
            <text:p>Crofton</text:p>
          </table:table-cell>
          <table:table-cell office:value-type="string">
            <text:p>Maryland</text:p>
          </table:table-cell>
          <table:table-cell office:value-type="string">
            <text:p>January 30, 2009</text:p>
          </table:table-cell>
          <table:table-cell office:value-type="string">
            <text:p>Bank of Essex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latinum Community Bank</text:p>
          </table:table-cell>
          <table:table-cell office:value-type="string">
            <text:p>Rolling Meadows</text:p>
          </table:table-cell>
          <table:table-cell office:value-type="string">
            <text:p>Illinois</text:p>
          </table:table-cell>
          <table:table-cell office:value-type="string">
            <text:p>September 4, 2009</text:p>
          </table:table-cell>
          <table:table-cell office:value-type="string">
            <text:p>None (insured depositors paid directly)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irstBank Financial Service</text:p>
          </table:table-cell>
          <table:table-cell office:value-type="string">
            <text:p>McDonough</text:p>
          </table:table-cell>
          <table:table-cell office:value-type="string">
            <text:p>Georgia</text:p>
          </table:table-cell>
          <table:table-cell office:value-type="string">
            <text:p>February 6, 2009</text:p>
          </table:table-cell>
          <table:table-cell office:value-type="string">
            <text:p>Regions Bank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estsound Bank</text:p>
          </table:table-cell>
          <table:table-cell office:value-type="string">
            <text:p>Bremerton</text:p>
          </table:table-cell>
          <table:table-cell office:value-type="string">
            <text:p>Washington</text:p>
          </table:table-cell>
          <table:table-cell table:style-name="ce2" office:value-type="string">
            <text:p>May 8, 2009</text:p>
          </table:table-cell>
          <table:table-cell office:value-type="string">
            <text:p>Kitsap Bank</text:p>
          </table:table-cell>
          <table:table-cell office:value-type="float" office:value="334.6">
            <text:p>334,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ank of Elmwood</text:p>
          </table:table-cell>
          <table:table-cell office:value-type="string">
            <text:p>Racine</text:p>
          </table:table-cell>
          <table:table-cell office:value-type="string">
            <text:p>Wisconsin</text:p>
          </table:table-cell>
          <table:table-cell office:value-type="string">
            <text:p>October 23, 2009</text:p>
          </table:table-cell>
          <table:table-cell office:value-type="string">
            <text:p>Tri City National Bank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orth Houston Bank</text:p>
          </table:table-cell>
          <table:table-cell office:value-type="string">
            <text:p>Houston</text:p>
          </table:table-cell>
          <table:table-cell office:value-type="string">
            <text:p>Texas</text:p>
          </table:table-cell>
          <table:table-cell office:value-type="string">
            <text:p>October 30, 2009</text:p>
          </table:table-cell>
          <table:table-cell office:value-type="string">
            <text:p>U.S. Bank, N.A.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ecurity Bank of Gwinnett County</text:p>
          </table:table-cell>
          <table:table-cell office:value-type="string">
            <text:p>Suwanee</text:p>
          </table:table-cell>
          <table:table-cell office:value-type="string">
            <text:p>Georgia</text:p>
          </table:table-cell>
          <table:table-cell office:value-type="string">
            <text:p>July 24, 2009</text:p>
          </table:table-cell>
          <table:table-cell office:value-type="string">
            <text:p>State Bank and Trust Company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merica West Bank</text:p>
          </table:table-cell>
          <table:table-cell office:value-type="string">
            <text:p>Layton</text:p>
          </table:table-cell>
          <table:table-cell office:value-type="string">
            <text:p>Utah</text:p>
          </table:table-cell>
          <table:table-cell table:style-name="ce2" office:value-type="string">
            <text:p>May 1, 2009</text:p>
          </table:table-cell>
          <table:table-cell office:value-type="string">
            <text:p>Cache Valley Bank</text:p>
          </table:table-cell>
          <table:table-cell office:value-type="float" office:value="299.4">
            <text:p>299,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irstCity Bank</text:p>
          </table:table-cell>
          <table:table-cell office:value-type="string">
            <text:p>Stockbridge</text:p>
          </table:table-cell>
          <table:table-cell office:value-type="string">
            <text:p>Georgia</text:p>
          </table:table-cell>
          <table:table-cell office:value-type="string">
            <text:p>March 20, 2009</text:p>
          </table:table-cell>
          <table:table-cell office:value-type="string">
            <text:p>None (insured depositors paid directly)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ockBridge Commercial Bank</text:p>
          </table:table-cell>
          <table:table-cell office:value-type="string">
            <text:p>Atlanta</text:p>
          </table:table-cell>
          <table:table-cell office:value-type="string">
            <text:p>Georgia</text:p>
          </table:table-cell>
          <table:table-cell office:value-type="string">
            <text:p>December 18, 2009</text:p>
          </table:table-cell>
          <table:table-cell office:value-type="string">
            <text:p>None (insured depositors paid directly)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agnetBank</text:p>
          </table:table-cell>
          <table:table-cell office:value-type="string">
            <text:p>Salt Lake City</text:p>
          </table:table-cell>
          <table:table-cell office:value-type="string">
            <text:p>Utah</text:p>
          </table:table-cell>
          <table:table-cell office:value-type="string">
            <text:p>January 30, 2009</text:p>
          </table:table-cell>
          <table:table-cell office:value-type="string">
            <text:p>None (insured depositors paid directly)</text:p>
          </table:table-cell>
          <table:table-cell office:value-type="float" office:value="292.9">
            <text:p>292,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rst DuPage Bank of Westmont</text:p>
          </table:table-cell>
          <table:table-cell office:value-type="string">
            <text:p>Westmont</text:p>
          </table:table-cell>
          <table:table-cell office:value-type="string">
            <text:p>Illinois</text:p>
          </table:table-cell>
          <table:table-cell office:value-type="string">
            <text:p>October 23, 2009</text:p>
          </table:table-cell>
          <table:table-cell office:value-type="string">
            <text:p>First Midwest Bank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BankFirst</text:p>
          </table:table-cell>
          <table:table-cell office:value-type="string">
            <text:p>Sioux Falls</text:p>
          </table:table-cell>
          <table:table-cell office:value-type="string">
            <text:p>South Dakota</text:p>
          </table:table-cell>
          <table:table-cell office:value-type="string">
            <text:p>July 17, 2009</text:p>
          </table:table-cell>
          <table:table-cell office:value-type="string">
            <text:p>Alerus Financial, N.A.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orn Belt Bank &amp; Trust Co.</text:p>
          </table:table-cell>
          <table:table-cell office:value-type="string">
            <text:p>Pittsfield</text:p>
          </table:table-cell>
          <table:table-cell office:value-type="string">
            <text:p>Illinois</text:p>
          </table:table-cell>
          <table:table-cell office:value-type="string">
            <text:p>February 13, 2009</text:p>
          </table:table-cell>
          <table:table-cell office:value-type="string">
            <text:p>The Carlinville National Bank</text:p>
          </table:table-cell>
          <table:table-cell office:value-type="float" office:value="271.8">
            <text:p>271,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Great Basin Bank of Nevada</text:p>
          </table:table-cell>
          <table:table-cell office:value-type="string">
            <text:p>Elko</text:p>
          </table:table-cell>
          <table:table-cell office:value-type="string">
            <text:p>Nevada</text:p>
          </table:table-cell>
          <table:table-cell office:value-type="string">
            <text:p>April 17, 2009</text:p>
          </table:table-cell>
          <table:table-cell office:value-type="string">
            <text:p>Nevada State Bank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adisonville State Bank</text:p>
          </table:table-cell>
          <table:table-cell office:value-type="string">
            <text:p>Madisonville</text:p>
          </table:table-cell>
          <table:table-cell office:value-type="string">
            <text:p>Texas</text:p>
          </table:table-cell>
          <table:table-cell office:value-type="string">
            <text:p>October 30, 2009</text:p>
          </table:table-cell>
          <table:table-cell office:value-type="string">
            <text:p>U.S. Bank, N.A.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curity Savings Bank</text:p>
          </table:table-cell>
          <table:table-cell office:value-type="string">
            <text:p>Henderson</text:p>
          </table:table-cell>
          <table:table-cell office:value-type="string">
            <text:p>Nevada</text:p>
          </table:table-cell>
          <table:table-cell office:value-type="string">
            <text:p>February 27, 2009</text:p>
          </table:table-cell>
          <table:table-cell office:value-type="string">
            <text:p>Bank of Nevada</text:p>
          </table:table-cell>
          <table:table-cell office:value-type="float" office:value="238.3">
            <text:p>238,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Heritage Community Bank</text:p>
          </table:table-cell>
          <table:table-cell office:value-type="string">
            <text:p>Glenwood</text:p>
          </table:table-cell>
          <table:table-cell office:value-type="string">
            <text:p>Illinois</text:p>
          </table:table-cell>
          <table:table-cell office:value-type="string">
            <text:p>February 27, 2009</text:p>
          </table:table-cell>
          <table:table-cell office:value-type="string">
            <text:p>MB Financial Bank, N.A.</text:p>
          </table:table-cell>
          <table:table-cell office:value-type="float" office:value="232.9">
            <text:p>232,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ecurity Bank of North Metro</text:p>
          </table:table-cell>
          <table:table-cell office:value-type="string">
            <text:p>Woodstock</text:p>
          </table:table-cell>
          <table:table-cell office:value-type="string">
            <text:p>Georgia</text:p>
          </table:table-cell>
          <table:table-cell office:value-type="string">
            <text:p>July 24, 2009</text:p>
          </table:table-cell>
          <table:table-cell office:value-type="string">
            <text:p>State Bank and Trust Company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cala National Bank</text:p>
          </table:table-cell>
          <table:table-cell office:value-type="string">
            <text:p>Ocala</text:p>
          </table:table-cell>
          <table:table-cell office:value-type="string">
            <text:p>Florida</text:p>
          </table:table-cell>
          <table:table-cell office:value-type="string">
            <text:p>January 30, 2009</text:p>
          </table:table-cell>
          <table:table-cell office:value-type="string">
            <text:p>CenterState Bank of Florida, N.A.</text:p>
          </table:table-cell>
          <table:table-cell office:value-type="float" office:value="223.5">
            <text:p>223,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Neighborhood Community Bank</text:p>
          </table:table-cell>
          <table:table-cell office:value-type="string">
            <text:p>Newnan</text:p>
          </table:table-cell>
          <table:table-cell office:value-type="string">
            <text:p>Georgia</text:p>
          </table:table-cell>
          <table:table-cell office:value-type="string">
            <text:p>June 26, 2009</text:p>
          </table:table-cell>
          <table:table-cell office:value-type="string">
            <text:p>Charterbank</text:p>
          </table:table-cell>
          <table:table-cell office:value-type="float" office:value="221.6">
            <text:p>221,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ank of Lincolnwood</text:p>
          </table:table-cell>
          <table:table-cell office:value-type="string">
            <text:p>Lincolnwood</text:p>
          </table:table-cell>
          <table:table-cell office:value-type="string">
            <text:p>Illinois</text:p>
          </table:table-cell>
          <table:table-cell office:value-type="string">
            <text:p>June 5, 2009</text:p>
          </table:table-cell>
          <table:table-cell office:value-type="string">
            <text:p>Republic Bank of Chicago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ank USA, N.A.</text:p>
          </table:table-cell>
          <table:table-cell office:value-type="string">
            <text:p>Phoenix</text:p>
          </table:table-cell>
          <table:table-cell office:value-type="string">
            <text:p>Arizona</text:p>
          </table:table-cell>
          <table:table-cell office:value-type="string">
            <text:p>October 30, 2009</text:p>
          </table:table-cell>
          <table:table-cell office:value-type="string">
            <text:p>U.S. Bank, N.A.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InBank</text:p>
          </table:table-cell>
          <table:table-cell office:value-type="string">
            <text:p>Oak Forest</text:p>
          </table:table-cell>
          <table:table-cell office:value-type="string">
            <text:p>Illinois</text:p>
          </table:table-cell>
          <table:table-cell office:value-type="string">
            <text:p>September 4, 2009</text:p>
          </table:table-cell>
          <table:table-cell office:value-type="string">
            <text:p>MB Financial Bank, N.A.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ecurity Bank of North Fulton</text:p>
          </table:table-cell>
          <table:table-cell office:value-type="string">
            <text:p>Alpharetta</text:p>
          </table:table-cell>
          <table:table-cell office:value-type="string">
            <text:p>Georgia</text:p>
          </table:table-cell>
          <table:table-cell office:value-type="string">
            <text:p>July 24, 2009</text:p>
          </table:table-cell>
          <table:table-cell office:value-type="string">
            <text:p>State Bank and Trust Company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mmunity First Bank</text:p>
          </table:table-cell>
          <table:table-cell office:value-type="string">
            <text:p>Prineville</text:p>
          </table:table-cell>
          <table:table-cell office:value-type="string">
            <text:p>Oregon</text:p>
          </table:table-cell>
          <table:table-cell office:value-type="string">
            <text:p>August 7, 2009</text:p>
          </table:table-cell>
          <table:table-cell office:value-type="string">
            <text:p>Home Federal Bank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Greater Atlantic Bank</text:p>
          </table:table-cell>
          <table:table-cell office:value-type="string">
            <text:p>Reston</text:p>
          </table:table-cell>
          <table:table-cell office:value-type="string">
            <text:p>Virginia</text:p>
          </table:table-cell>
          <table:table-cell office:value-type="string">
            <text:p>December 4, 2009</text:p>
          </table:table-cell>
          <table:table-cell office:value-type="string">
            <text:p>Sonabank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rosperan Bank</text:p>
          </table:table-cell>
          <table:table-cell office:value-type="string">
            <text:p>Oakdale</text:p>
          </table:table-cell>
          <table:table-cell office:value-type="string">
            <text:p>Minnesota</text:p>
          </table:table-cell>
          <table:table-cell office:value-type="string">
            <text:p>November 6, 2009</text:p>
          </table:table-cell>
          <table:table-cell office:value-type="string">
            <text:p>Alerus Financial, N.A.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ommunity Bank of West Georgia</text:p>
          </table:table-cell>
          <table:table-cell office:value-type="string">
            <text:p>Villa Rica</text:p>
          </table:table-cell>
          <table:table-cell office:value-type="string">
            <text:p>Georgia</text:p>
          </table:table-cell>
          <table:table-cell office:value-type="string">
            <text:p>June 26, 2009</text:p>
          </table:table-cell>
          <table:table-cell office:value-type="string">
            <text:p>None (insured depositors paid directly)</text:p>
          </table:table-cell>
          <table:table-cell office:value-type="float" office:value="199.4">
            <text:p>199,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lagship National Bank</text:p>
          </table:table-cell>
          <table:table-cell office:value-type="string">
            <text:p>Bradenton</text:p>
          </table:table-cell>
          <table:table-cell office:value-type="string">
            <text:p>Florida</text:p>
          </table:table-cell>
          <table:table-cell office:value-type="string">
            <text:p>October 23, 2009</text:p>
          </table:table-cell>
          <table:table-cell office:value-type="string">
            <text:p>First Federal Bank of Florida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ichigan Heritage Bank</text:p>
          </table:table-cell>
          <table:table-cell office:value-type="string">
            <text:p>Farmington Hills</text:p>
          </table:table-cell>
          <table:table-cell office:value-type="string">
            <text:p>Michigan</text:p>
          </table:table-cell>
          <table:table-cell office:value-type="string">
            <text:p>April 24, 2009</text:p>
          </table:table-cell>
          <table:table-cell office:value-type="string">
            <text:p>Level One Bank</text:p>
          </table:table-cell>
          <table:table-cell office:value-type="float" office:value="184.6">
            <text:p>184,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merican Sterling Bank</text:p>
          </table:table-cell>
          <table:table-cell office:value-type="string">
            <text:p>Sugar Creek</text:p>
          </table:table-cell>
          <table:table-cell office:value-type="string">
            <text:p>Missouri</text:p>
          </table:table-cell>
          <table:table-cell office:value-type="string">
            <text:p>April 17, 2009</text:p>
          </table:table-cell>
          <table:table-cell office:value-type="string">
            <text:p>Metcalf Bank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reedom Bank of Georgia</text:p>
          </table:table-cell>
          <table:table-cell office:value-type="string">
            <text:p>Commerce</text:p>
          </table:table-cell>
          <table:table-cell office:value-type="string">
            <text:p>Georgia</text:p>
          </table:table-cell>
          <table:table-cell office:value-type="string">
            <text:p>March 6, 2009</text:p>
          </table:table-cell>
          <table:table-cell office:value-type="string">
            <text:p>Northeast Georgia Bank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Benchmark Bank</text:p>
          </table:table-cell>
          <table:table-cell office:value-type="string">
            <text:p>Aurora</text:p>
          </table:table-cell>
          <table:table-cell office:value-type="string">
            <text:p>Illinois</text:p>
          </table:table-cell>
          <table:table-cell office:value-type="string">
            <text:p>December 4, 2009</text:p>
          </table:table-cell>
          <table:table-cell office:value-type="string">
            <text:p>MB Financial Bank, N.A.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itizens State Bank</text:p>
          </table:table-cell>
          <table:table-cell office:value-type="string">
            <text:p>New Baltimore</text:p>
          </table:table-cell>
          <table:table-cell office:value-type="string">
            <text:p>Michigan</text:p>
          </table:table-cell>
          <table:table-cell office:value-type="string">
            <text:p>December 18, 2009</text:p>
          </table:table-cell>
          <table:table-cell office:value-type="string">
            <text:p>None (insured depositors paid directly)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irst Coweta Bank</text:p>
          </table:table-cell>
          <table:table-cell office:value-type="string">
            <text:p>Newnan</text:p>
          </table:table-cell>
          <table:table-cell office:value-type="string">
            <text:p>Georgia</text:p>
          </table:table-cell>
          <table:table-cell office:value-type="string">
            <text:p>August 21, 2009</text:p>
          </table:table-cell>
          <table:table-cell office:value-type="string">
            <text:p>United Bank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irst National Bank of Danville</text:p>
          </table:table-cell>
          <table:table-cell office:value-type="string">
            <text:p>Danville</text:p>
          </table:table-cell>
          <table:table-cell office:value-type="string">
            <text:p>Illinois</text:p>
          </table:table-cell>
          <table:table-cell office:value-type="string">
            <text:p>July 2, 2009</text:p>
          </table:table-cell>
          <table:table-cell office:value-type="string">
            <text:p>First Financial Bank, N.A.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irst BankAmericano</text:p>
          </table:table-cell>
          <table:table-cell office:value-type="string">
            <text:p>Elizabeth</text:p>
          </table:table-cell>
          <table:table-cell office:value-type="string">
            <text:p>New Jersey</text:p>
          </table:table-cell>
          <table:table-cell office:value-type="string">
            <text:p>July 31, 2009</text:p>
          </table:table-cell>
          <table:table-cell office:value-type="string">
            <text:p>Crown Bank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ommunity Bank of Nevada</text:p>
          </table:table-cell>
          <table:table-cell office:value-type="string">
            <text:p>Las Vegas</text:p>
          </table:table-cell>
          <table:table-cell office:value-type="string">
            <text:p>Nevada</text:p>
          </table:table-cell>
          <table:table-cell office:value-type="string">
            <text:p>August 14, 2009</text:p>
          </table:table-cell>
          <table:table-cell office:value-type="string">
            <text:p>None (insured depositors paid directly)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United Security Bank</text:p>
          </table:table-cell>
          <table:table-cell office:value-type="string">
            <text:p>Sparta</text:p>
          </table:table-cell>
          <table:table-cell office:value-type="string">
            <text:p>Georgia</text:p>
          </table:table-cell>
          <table:table-cell office:value-type="string">
            <text:p>November 6, 2009</text:p>
          </table:table-cell>
          <table:table-cell office:value-type="string">
            <text:p>Ameris Bank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ist National Bank of Anthony</text:p>
          </table:table-cell>
          <table:table-cell office:value-type="string">
            <text:p>Anthony</text:p>
          </table:table-cell>
          <table:table-cell office:value-type="string">
            <text:p>Kansas</text:p>
          </table:table-cell>
          <table:table-cell office:value-type="string">
            <text:p>June 19, 2009</text:p>
          </table:table-cell>
          <table:table-cell office:value-type="string">
            <text:p>Bank of Kansas</text:p>
          </table:table-cell>
          <table:table-cell office:value-type="float" office:value="156.9">
            <text:p>156,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ommunity Bank of Arizona</text:p>
          </table:table-cell>
          <table:table-cell office:value-type="string">
            <text:p>Phoenix</text:p>
          </table:table-cell>
          <table:table-cell office:value-type="string">
            <text:p>Arizona</text:p>
          </table:table-cell>
          <table:table-cell office:value-type="string">
            <text:p>August 14, 2009</text:p>
          </table:table-cell>
          <table:table-cell office:value-type="string">
            <text:p>MidFirst Bank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ebank</text:p>
          </table:table-cell>
          <table:table-cell office:value-type="string">
            <text:p>Atlanta</text:p>
          </table:table-cell>
          <table:table-cell office:value-type="string">
            <text:p>Georgia</text:p>
          </table:table-cell>
          <table:table-cell office:value-type="string">
            <text:p>August 21, 2009</text:p>
          </table:table-cell>
          <table:table-cell office:value-type="string">
            <text:p>Stearns Bank, N.A.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acific Coast National Bank</text:p>
          </table:table-cell>
          <table:table-cell office:value-type="string">
            <text:p>San Clemente</text:p>
          </table:table-cell>
          <table:table-cell office:value-type="string">
            <text:p>California</text:p>
          </table:table-cell>
          <table:table-cell office:value-type="string">
            <text:p>November 13, 2009</text:p>
          </table:table-cell>
          <table:table-cell office:value-type="string">
            <text:p>Sunwest Bank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ilver Falls Bank</text:p>
          </table:table-cell>
          <table:table-cell office:value-type="string">
            <text:p>Silverton</text:p>
          </table:table-cell>
          <table:table-cell office:value-type="string">
            <text:p>Oregon</text:p>
          </table:table-cell>
          <table:table-cell office:value-type="string">
            <text:p>February 20, 2009</text:p>
          </table:table-cell>
          <table:table-cell office:value-type="string">
            <text:p>Citizens Bank</text:p>
          </table:table-cell>
          <table:table-cell office:value-type="float" office:value="131.4">
            <text:p>131,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herman County Bank</text:p>
          </table:table-cell>
          <table:table-cell office:value-type="string">
            <text:p>Loup City</text:p>
          </table:table-cell>
          <table:table-cell office:value-type="string">
            <text:p>Nebraska</text:p>
          </table:table-cell>
          <table:table-cell office:value-type="string">
            <text:p>February 13, 2009</text:p>
          </table:table-cell>
          <table:table-cell office:value-type="string">
            <text:p>Heritage Bank</text:p>
          </table:table-cell>
          <table:table-cell office:value-type="float" office:value="129.8">
            <text:p>129,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irst Security National Bank</text:p>
          </table:table-cell>
          <table:table-cell office:value-type="string">
            <text:p>Norcross</text:p>
          </table:table-cell>
          <table:table-cell office:value-type="string">
            <text:p>Georgia</text:p>
          </table:table-cell>
          <table:table-cell office:value-type="string">
            <text:p>December 4, 2009</text:p>
          </table:table-cell>
          <table:table-cell office:value-type="string">
            <text:p>State Bank and Trust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Union Bank, NA</text:p>
          </table:table-cell>
          <table:table-cell office:value-type="string">
            <text:p>Gilbert</text:p>
          </table:table-cell>
          <table:table-cell office:value-type="string">
            <text:p>Arizona</text:p>
          </table:table-cell>
          <table:table-cell office:value-type="string">
            <text:p>August 14, 2009</text:p>
          </table:table-cell>
          <table:table-cell office:value-type="string">
            <text:p>MidFirst Bank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olorado National Bank</text:p>
          </table:table-cell>
          <table:table-cell office:value-type="string">
            <text:p>Colorado Springs</text:p>
          </table:table-cell>
          <table:table-cell office:value-type="string">
            <text:p>Colorado</text:p>
          </table:table-cell>
          <table:table-cell office:value-type="string">
            <text:p>March 20, 2009</text:p>
          </table:table-cell>
          <table:table-cell office:value-type="string">
            <text:p>Herring Bank</text:p>
          </table:table-cell>
          <table:table-cell office:value-type="float" office:value="123.9">
            <text:p>123,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Integrity Bank</text:p>
          </table:table-cell>
          <table:table-cell office:value-type="string">
            <text:p>Jupiter</text:p>
          </table:table-cell>
          <table:table-cell office:value-type="string">
            <text:p>Florida</text:p>
          </table:table-cell>
          <table:table-cell office:value-type="string">
            <text:p>July 31, 2009</text:p>
          </table:table-cell>
          <table:table-cell office:value-type="string">
            <text:p>Stonegate Bank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illennium State Bank of Texas</text:p>
          </table:table-cell>
          <table:table-cell office:value-type="string">
            <text:p>Dallas</text:p>
          </table:table-cell>
          <table:table-cell office:value-type="string">
            <text:p>Texas</text:p>
          </table:table-cell>
          <table:table-cell office:value-type="string">
            <text:p>July 2, 2009</text:p>
          </table:table-cell>
          <table:table-cell office:value-type="string">
            <text:p>State Bank of Texas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itizens National Bank</text:p>
          </table:table-cell>
          <table:table-cell office:value-type="string">
            <text:p>Teague</text:p>
          </table:table-cell>
          <table:table-cell office:value-type="string">
            <text:p>Texas</text:p>
          </table:table-cell>
          <table:table-cell office:value-type="string">
            <text:p>October 30, 2009</text:p>
          </table:table-cell>
          <table:table-cell office:value-type="string">
            <text:p>U.S. Bank, N.A.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irst Piedmont Bank</text:p>
          </table:table-cell>
          <table:table-cell office:value-type="string">
            <text:p>Winder</text:p>
          </table:table-cell>
          <table:table-cell office:value-type="string">
            <text:p>Georgia</text:p>
          </table:table-cell>
          <table:table-cell office:value-type="string">
            <text:p>July 17, 2009</text:p>
          </table:table-cell>
          <table:table-cell office:value-type="string">
            <text:p>First American Bank and Trust Company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merican Southern Bank</text:p>
          </table:table-cell>
          <table:table-cell office:value-type="string">
            <text:p>Kennesaw</text:p>
          </table:table-cell>
          <table:table-cell office:value-type="string">
            <text:p>Georgia</text:p>
          </table:table-cell>
          <table:table-cell office:value-type="string">
            <text:p>April 24, 2009</text:p>
          </table:table-cell>
          <table:table-cell office:value-type="string">
            <text:p>Bank of North Georgia</text:p>
          </table:table-cell>
          <table:table-cell office:value-type="float" office:value="112.3">
            <text:p>112,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merican United Bank</text:p>
          </table:table-cell>
          <table:table-cell office:value-type="string">
            <text:p>Lawrenceville</text:p>
          </table:table-cell>
          <table:table-cell office:value-type="string">
            <text:p>Georgia</text:p>
          </table:table-cell>
          <table:table-cell office:value-type="string">
            <text:p>October 23, 2009</text:p>
          </table:table-cell>
          <table:table-cell office:value-type="string">
            <text:p>Ameris Bank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Riverview Community Bank</text:p>
          </table:table-cell>
          <table:table-cell office:value-type="string">
            <text:p>Otsego</text:p>
          </table:table-cell>
          <table:table-cell office:value-type="string">
            <text:p>Minnesota</text:p>
          </table:table-cell>
          <table:table-cell office:value-type="string">
            <text:p>October 23, 2009</text:p>
          </table:table-cell>
          <table:table-cell office:value-type="string">
            <text:p>Central Bank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First State Bank</text:p>
          </table:table-cell>
          <table:table-cell office:value-type="string">
            <text:p>Flagstaff</text:p>
          </table:table-cell>
          <table:table-cell office:value-type="string">
            <text:p>Arizona</text:p>
          </table:table-cell>
          <table:table-cell office:value-type="string">
            <text:p>September 4, 2009</text:p>
          </table:table-cell>
          <table:table-cell office:value-type="string">
            <text:p>Sunwest Bank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irst State Bank of Altus</text:p>
          </table:table-cell>
          <table:table-cell office:value-type="string">
            <text:p>Altus</text:p>
          </table:table-cell>
          <table:table-cell office:value-type="string">
            <text:p>Oklahoma</text:p>
          </table:table-cell>
          <table:table-cell office:value-type="string">
            <text:p>July 31, 2009</text:p>
          </table:table-cell>
          <table:table-cell office:value-type="string">
            <text:p>Herring Bank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ommunity National Bank of Sarasota County</text:p>
          </table:table-cell>
          <table:table-cell office:value-type="string">
            <text:p>Venice</text:p>
          </table:table-cell>
          <table:table-cell office:value-type="string">
            <text:p>Florida</text:p>
          </table:table-cell>
          <table:table-cell office:value-type="string">
            <text:p>August 7, 2009</text:p>
          </table:table-cell>
          <table:table-cell office:value-type="string">
            <text:p>Stearns Bank, N.A.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Horizon Bank</text:p>
          </table:table-cell>
          <table:table-cell office:value-type="string">
            <text:p>Pine City</text:p>
          </table:table-cell>
          <table:table-cell office:value-type="string">
            <text:p>Minnesota</text:p>
          </table:table-cell>
          <table:table-cell office:value-type="string">
            <text:p>June 26, 2009</text:p>
          </table:table-cell>
          <table:table-cell office:value-type="string">
            <text:p>Stearns Bank, N.A.</text:p>
          </table:table-cell>
          <table:table-cell office:value-type="float" office:value="87.6">
            <text:p>87,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Hillcrest Bank Florida</text:p>
          </table:table-cell>
          <table:table-cell office:value-type="string">
            <text:p>Naples</text:p>
          </table:table-cell>
          <table:table-cell office:value-type="string">
            <text:p>Florida</text:p>
          </table:table-cell>
          <table:table-cell office:value-type="string">
            <text:p>October 23, 2009</text:p>
          </table:table-cell>
          <table:table-cell office:value-type="string">
            <text:p>Hillcrest Bank, N.A.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ommunity Bank of Lemont</text:p>
          </table:table-cell>
          <table:table-cell office:value-type="string">
            <text:p>Lemont</text:p>
          </table:table-cell>
          <table:table-cell office:value-type="string">
            <text:p>Illinois</text:p>
          </table:table-cell>
          <table:table-cell office:value-type="string">
            <text:p>October 30, 2009</text:p>
          </table:table-cell>
          <table:table-cell office:value-type="string">
            <text:p>U.S. Bank, N.A.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etroPacific Bank</text:p>
          </table:table-cell>
          <table:table-cell office:value-type="string">
            <text:p>Irvine</text:p>
          </table:table-cell>
          <table:table-cell office:value-type="string">
            <text:p>California</text:p>
          </table:table-cell>
          <table:table-cell office:value-type="string">
            <text:p>June 26, 2009</text:p>
          </table:table-cell>
          <table:table-cell office:value-type="string">
            <text:p>Sunwest Bank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ommerce Bank of Southwest Florida</text:p>
          </table:table-cell>
          <table:table-cell office:value-type="string">
            <text:p>Fort Myers</text:p>
          </table:table-cell>
          <table:table-cell office:value-type="string">
            <text:p>Florida</text:p>
          </table:table-cell>
          <table:table-cell office:value-type="string">
            <text:p>November 20, 2009</text:p>
          </table:table-cell>
          <table:table-cell office:value-type="string">
            <text:p>Central Bank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Rock River Bank</text:p>
          </table:table-cell>
          <table:table-cell office:value-type="string">
            <text:p>Oregon</text:p>
          </table:table-cell>
          <table:table-cell office:value-type="string">
            <text:p>Illinois</text:p>
          </table:table-cell>
          <table:table-cell office:value-type="string">
            <text:p>July 2, 2009</text:p>
          </table:table-cell>
          <table:table-cell office:value-type="string">
            <text:p>The Harvard State Bank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innacle Bank of Oregon</text:p>
          </table:table-cell>
          <table:table-cell office:value-type="string">
            <text:p>Beaverton</text:p>
          </table:table-cell>
          <table:table-cell office:value-type="string">
            <text:p>Oregon</text:p>
          </table:table-cell>
          <table:table-cell office:value-type="string">
            <text:p>February 13, 2009</text:p>
          </table:table-cell>
          <table:table-cell office:value-type="string">
            <text:p>Washington Trust Bank of Spokan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Brickwell Community Bank</text:p>
          </table:table-cell>
          <table:table-cell office:value-type="string">
            <text:p>Woodbury</text:p>
          </table:table-cell>
          <table:table-cell office:value-type="string">
            <text:p>Minnesota</text:p>
          </table:table-cell>
          <table:table-cell office:value-type="string">
            <text:p>September 11, 2009</text:p>
          </table:table-cell>
          <table:table-cell office:value-type="string">
            <text:p>CorTrust Bank, N.A.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John Warner Bank</text:p>
          </table:table-cell>
          <table:table-cell office:value-type="string">
            <text:p>Clinton</text:p>
          </table:table-cell>
          <table:table-cell office:value-type="string">
            <text:p>Illinois</text:p>
          </table:table-cell>
          <table:table-cell office:value-type="string">
            <text:p>July 2, 2009</text:p>
          </table:table-cell>
          <table:table-cell office:value-type="string">
            <text:p>State Bank of Lincoln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Bank of Wyoming</text:p>
          </table:table-cell>
          <table:table-cell office:value-type="string">
            <text:p>Thermopolis</text:p>
          </table:table-cell>
          <table:table-cell office:value-type="string">
            <text:p>Wyoming</text:p>
          </table:table-cell>
          <table:table-cell office:value-type="string">
            <text:p>July 10, 2009</text:p>
          </table:table-cell>
          <table:table-cell office:value-type="string">
            <text:p>Central Bank and Trust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artners Bank</text:p>
          </table:table-cell>
          <table:table-cell office:value-type="string">
            <text:p>Naples</text:p>
          </table:table-cell>
          <table:table-cell office:value-type="string">
            <text:p>Florida</text:p>
          </table:table-cell>
          <table:table-cell office:value-type="string">
            <text:p>October 23, 2009</text:p>
          </table:table-cell>
          <table:table-cell office:value-type="string">
            <text:p>Stonegate Bank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Waterford Village Bank</text:p>
          </table:table-cell>
          <table:table-cell office:value-type="string">
            <text:p>Williamsville</text:p>
          </table:table-cell>
          <table:table-cell office:value-type="string">
            <text:p>New York</text:p>
          </table:table-cell>
          <table:table-cell office:value-type="string">
            <text:p>July 24, 2009</text:p>
          </table:table-cell>
          <table:table-cell office:value-type="string">
            <text:p>Evans Bank, N.A.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Elizabeth State Bank</text:p>
          </table:table-cell>
          <table:table-cell office:value-type="string">
            <text:p>Elizabeth</text:p>
          </table:table-cell>
          <table:table-cell office:value-type="string">
            <text:p>Illinois</text:p>
          </table:table-cell>
          <table:table-cell office:value-type="string">
            <text:p>July 2, 2009</text:p>
          </table:table-cell>
          <table:table-cell office:value-type="string">
            <text:p>Galena State Bank and Trust Company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Jennings State Bank</text:p>
          </table:table-cell>
          <table:table-cell office:value-type="string">
            <text:p>Spring Grove</text:p>
          </table:table-cell>
          <table:table-cell office:value-type="string">
            <text:p>Minnesota</text:p>
          </table:table-cell>
          <table:table-cell office:value-type="string">
            <text:p>October 2, 2009</text:p>
          </table:table-cell>
          <table:table-cell office:value-type="string">
            <text:p>Central Bank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he Tattnall Bank</text:p>
          </table:table-cell>
          <table:table-cell office:value-type="string">
            <text:p>Reidsville</text:p>
          </table:table-cell>
          <table:table-cell office:value-type="string">
            <text:p>Georgia</text:p>
          </table:table-cell>
          <table:table-cell office:value-type="string">
            <text:p>December 4, 2009</text:p>
          </table:table-cell>
          <table:table-cell office:value-type="string">
            <text:p>Heritage Bank of the South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itizens Community Bank</text:p>
          </table:table-cell>
          <table:table-cell office:value-type="string">
            <text:p>Ridgewood</text:p>
          </table:table-cell>
          <table:table-cell office:value-type="string">
            <text:p>New Jersey</text:p>
          </table:table-cell>
          <table:table-cell table:style-name="ce2" office:value-type="string">
            <text:p>May 1, 2009</text:p>
          </table:table-cell>
          <table:table-cell office:value-type="string">
            <text:p>North Jersey Community Bank</text:p>
          </table:table-cell>
          <table:table-cell office:value-type="float" office:value="45.1">
            <text:p>45,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outh Colorado National Bank</text:p>
          </table:table-cell>
          <table:table-cell office:value-type="string">
            <text:p>Pueblo</text:p>
          </table:table-cell>
          <table:table-cell office:value-type="string">
            <text:p>Colorado</text:p>
          </table:table-cell>
          <table:table-cell office:value-type="string">
            <text:p>October 2, 2009</text:p>
          </table:table-cell>
          <table:table-cell office:value-type="string">
            <text:p>Legacy Bank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Valley Capital Bank, N.A.</text:p>
          </table:table-cell>
          <table:table-cell office:value-type="string">
            <text:p>Mesa</text:p>
          </table:table-cell>
          <table:table-cell office:value-type="string">
            <text:p>Arizona</text:p>
          </table:table-cell>
          <table:table-cell office:value-type="string">
            <text:p>December 11, 2009</text:p>
          </table:table-cell>
          <table:table-cell office:value-type="string">
            <text:p>Enterprise Bank and Trus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irst State Bank of Winchester</text:p>
          </table:table-cell>
          <table:table-cell office:value-type="string">
            <text:p>Winchester</text:p>
          </table:table-cell>
          <table:table-cell office:value-type="string">
            <text:p>Illinois</text:p>
          </table:table-cell>
          <table:table-cell office:value-type="string">
            <text:p>July 2, 2009</text:p>
          </table:table-cell>
          <table:table-cell office:value-type="string">
            <text:p>The First National Bank of Beardstow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ateway Bank of St. Louis</text:p>
          </table:table-cell>
          <table:table-cell office:value-type="string">
            <text:p>St. Louis</text:p>
          </table:table-cell>
          <table:table-cell office:value-type="string">
            <text:p>Missouri</text:p>
          </table:table-cell>
          <table:table-cell office:value-type="string">
            <text:p>November 6, 2009</text:p>
          </table:table-cell>
          <table:table-cell office:value-type="string">
            <text:p>Central Bank of Kansas City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irst Bank of Kansas City</text:p>
          </table:table-cell>
          <table:table-cell office:value-type="string">
            <text:p>Kansas City</text:p>
          </table:table-cell>
          <table:table-cell office:value-type="string">
            <text:p>Missouri</text:p>
          </table:table-cell>
          <table:table-cell office:value-type="string">
            <text:p>September 4, 2009</text:p>
          </table:table-cell>
          <table:table-cell office:value-type="string">
            <text:p>Great American Bank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Home Federal Savings Bank</text:p>
          </table:table-cell>
          <table:table-cell office:value-type="string">
            <text:p>Detroit</text:p>
          </table:table-cell>
          <table:table-cell office:value-type="string">
            <text:p>Michigan</text:p>
          </table:table-cell>
          <table:table-cell office:value-type="string">
            <text:p>November 6, 2009</text:p>
          </table:table-cell>
          <table:table-cell office:value-type="string">
            <text:p>Liberty Bank and Trust Company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Dwelling House Savings and Loan Association</text:p>
          </table:table-cell>
          <table:table-cell office:value-type="string">
            <text:p>Pittsburgh</text:p>
          </table:table-cell>
          <table:table-cell office:value-type="string">
            <text:p>Pennsylvania</text:p>
          </table:table-cell>
          <table:table-cell office:value-type="string">
            <text:p>August 14, 2009</text:p>
          </table:table-cell>
          <table:table-cell office:value-type="string">
            <text:p>PNC Bank, N.A.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Westernbank Puerto Rico</text:p>
          </table:table-cell>
          <table:table-cell office:value-type="string">
            <text:p>Mayaguez</text:p>
          </table:table-cell>
          <table:table-cell office:value-type="string">
            <text:p>Puerto Rico</text:p>
          </table:table-cell>
          <table:table-cell office:value-type="string">
            <text:p>April 30, 2010</text:p>
          </table:table-cell>
          <table:table-cell office:value-type="string">
            <text:p>Banco Popular de Puerto Rico</text:p>
          </table:table-cell>
          <table:table-cell office:value-type="float" office:value="11940">
            <text:p>1194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R-G Premier Bank of Puerto Rico</text:p>
          </table:table-cell>
          <table:table-cell office:value-type="string">
            <text:p>Hato Rey</text:p>
          </table:table-cell>
          <table:table-cell office:value-type="string">
            <text:p>Puerto Rico</text:p>
          </table:table-cell>
          <table:table-cell office:value-type="string">
            <text:p>April 30, 2010</text:p>
          </table:table-cell>
          <table:table-cell office:value-type="string">
            <text:p>Scotiabank de Puerto Rico</text:p>
          </table:table-cell>
          <table:table-cell office:value-type="float" office:value="5920">
            <text:p>592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a Jolla Bank</text:p>
          </table:table-cell>
          <table:table-cell office:value-type="string">
            <text:p>La Jolla</text:p>
          </table:table-cell>
          <table:table-cell office:value-type="string">
            <text:p>California</text:p>
          </table:table-cell>
          <table:table-cell office:value-type="string">
            <text:p>February 19, 2010</text:p>
          </table:table-cell>
          <table:table-cell office:value-type="string">
            <text:p>OneWest Bank, FSB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rontier Bank</text:p>
          </table:table-cell>
          <table:table-cell office:value-type="string">
            <text:p>Everett</text:p>
          </table:table-cell>
          <table:table-cell office:value-type="string">
            <text:p>Washington</text:p>
          </table:table-cell>
          <table:table-cell office:value-type="string">
            <text:p>April 30, 2010</text:p>
          </table:table-cell>
          <table:table-cell office:value-type="string">
            <text:p>Union Bank, N.A.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Riverside National Bank of Florida</text:p>
          </table:table-cell>
          <table:table-cell office:value-type="string">
            <text:p>Fort Pierce</text:p>
          </table:table-cell>
          <table:table-cell office:value-type="string">
            <text:p>Florida</text:p>
          </table:table-cell>
          <table:table-cell office:value-type="string">
            <text:p>April 16, 2010</text:p>
          </table:table-cell>
          <table:table-cell office:value-type="string">
            <text:p>TD Bank, N.A.</text:p>
          </table:table-cell>
          <table:table-cell office:value-type="float" office:value="3420">
            <text:p>342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Amcore Bank</text:p>
          </table:table-cell>
          <table:table-cell office:value-type="string">
            <text:p>Rockford</text:p>
          </table:table-cell>
          <table:table-cell office:value-type="string">
            <text:p>Illinois</text:p>
          </table:table-cell>
          <table:table-cell office:value-type="string">
            <text:p>April 23, 2010</text:p>
          </table:table-cell>
          <table:table-cell office:value-type="string">
            <text:p>Harris, N.A.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Midwest Bank and Trust Company</text:p>
          </table:table-cell>
          <table:table-cell office:value-type="string">
            <text:p>Elmwood Park</text:p>
          </table:table-cell>
          <table:table-cell office:value-type="string">
            <text:p>Illinois</text:p>
          </table:table-cell>
          <table:table-cell table:style-name="ce2" office:value-type="string">
            <text:p>May 14, 2010</text:p>
          </table:table-cell>
          <table:table-cell office:value-type="string">
            <text:p>FirstMerit Bank, N.A.</text:p>
          </table:table-cell>
          <table:table-cell office:value-type="float" office:value="3170">
            <text:p>317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TierOne Bank</text:p>
          </table:table-cell>
          <table:table-cell office:value-type="string">
            <text:p>Lincoln</text:p>
          </table:table-cell>
          <table:table-cell office:value-type="string">
            <text:p>Nebraska</text:p>
          </table:table-cell>
          <table:table-cell office:value-type="string">
            <text:p>June 4, 2010</text:p>
          </table:table-cell>
          <table:table-cell office:value-type="string">
            <text:p>Great Western Bank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Eurobank</text:p>
          </table:table-cell>
          <table:table-cell office:value-type="string">
            <text:p>San Juan</text:p>
          </table:table-cell>
          <table:table-cell office:value-type="string">
            <text:p>Puerto Rico</text:p>
          </table:table-cell>
          <table:table-cell office:value-type="string">
            <text:p>April 30, 2010</text:p>
          </table:table-cell>
          <table:table-cell office:value-type="string">
            <text:p>Orient Bank and Trust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First Regional Bank</text:p>
          </table:table-cell>
          <table:table-cell office:value-type="string">
            <text:p>Los Angeles</text:p>
          </table:table-cell>
          <table:table-cell office:value-type="string">
            <text:p>California</text:p>
          </table:table-cell>
          <table:table-cell office:value-type="string">
            <text:p>January 29, 2010</text:p>
          </table:table-cell>
          <table:table-cell office:value-type="string">
            <text:p>First-Citizens Bank and Trust Company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horeBank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August 20, 2010</text:p>
          </table:table-cell>
          <table:table-cell office:value-type="string">
            <text:p>Urban Partnership Bank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F Bancorp</text:p>
          </table:table-cell>
          <table:table-cell office:value-type="string">
            <text:p>Port Huron</text:p>
          </table:table-cell>
          <table:table-cell office:value-type="string">
            <text:p>Michigan</text:p>
          </table:table-cell>
          <table:table-cell office:value-type="string">
            <text:p>April 30, 2010</text:p>
          </table:table-cell>
          <table:table-cell office:value-type="string">
            <text:p>First Michigan Bank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Advanta Bank Corp</text:p>
          </table:table-cell>
          <table:table-cell office:value-type="string">
            <text:p>Draper</text:p>
          </table:table-cell>
          <table:table-cell office:value-type="string">
            <text:p>Utah</text:p>
          </table:table-cell>
          <table:table-cell office:value-type="string">
            <text:p>March 19, 2010</text:p>
          </table:table-cell>
          <table:table-cell office:value-type="string">
            <text:p>None (insured depositors paid directly)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Hillcrest Bank</text:p>
          </table:table-cell>
          <table:table-cell office:value-type="string">
            <text:p>Overland Park</text:p>
          </table:table-cell>
          <table:table-cell office:value-type="string">
            <text:p>Kansas</text:p>
          </table:table-cell>
          <table:table-cell office:value-type="string">
            <text:p>October 22, 2010</text:p>
          </table:table-cell>
          <table:table-cell office:value-type="string">
            <text:p>Hillcrest Bank, N.A.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Horizon Bank</text:p>
          </table:table-cell>
          <table:table-cell office:value-type="string">
            <text:p>Bellingham</text:p>
          </table:table-cell>
          <table:table-cell office:value-type="string">
            <text:p>Washington</text:p>
          </table:table-cell>
          <table:table-cell office:value-type="string">
            <text:p>January 8, 2010</text:p>
          </table:table-cell>
          <table:table-cell office:value-type="string">
            <text:p>Washington Federal Savings and Loan Association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ommunity Bank and Trust</text:p>
          </table:table-cell>
          <table:table-cell office:value-type="string">
            <text:p>Cornelia</text:p>
          </table:table-cell>
          <table:table-cell office:value-type="string">
            <text:p>Georgia</text:p>
          </table:table-cell>
          <table:table-cell office:value-type="string">
            <text:p>January 29, 2010</text:p>
          </table:table-cell>
          <table:table-cell office:value-type="string">
            <text:p>SCBT, NA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harter Bank</text:p>
          </table:table-cell>
          <table:table-cell office:value-type="string">
            <text:p>Sante Fe</text:p>
          </table:table-cell>
          <table:table-cell office:value-type="string">
            <text:p>New Mexico</text:p>
          </table:table-cell>
          <table:table-cell office:value-type="string">
            <text:p>January 22, 2010</text:p>
          </table:table-cell>
          <table:table-cell office:value-type="string">
            <text:p>Charter Bank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Broadway Bank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April 23, 2010</text:p>
          </table:table-cell>
          <table:table-cell office:value-type="string">
            <text:p>MB Financial, N.A.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remier Bank</text:p>
          </table:table-cell>
          <table:table-cell office:value-type="string">
            <text:p>Jefferson City</text:p>
          </table:table-cell>
          <table:table-cell office:value-type="string">
            <text:p>Missouri</text:p>
          </table:table-cell>
          <table:table-cell office:value-type="string">
            <text:p>October 15, 2010</text:p>
          </table:table-cell>
          <table:table-cell office:value-type="string">
            <text:p>Providence Bank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City Bank</text:p>
          </table:table-cell>
          <table:table-cell office:value-type="string">
            <text:p>Lynnwood</text:p>
          </table:table-cell>
          <table:table-cell office:value-type="string">
            <text:p>Washington</text:p>
          </table:table-cell>
          <table:table-cell office:value-type="string">
            <text:p>April 16, 2010</text:p>
          </table:table-cell>
          <table:table-cell office:value-type="string">
            <text:p>Whidbey Island Bank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Columbia River Bank</text:p>
          </table:table-cell>
          <table:table-cell office:value-type="string">
            <text:p>The Dalles</text:p>
          </table:table-cell>
          <table:table-cell office:value-type="string">
            <text:p>Oregon</text:p>
          </table:table-cell>
          <table:table-cell office:value-type="string">
            <text:p>January 22, 2010</text:p>
          </table:table-cell>
          <table:table-cell office:value-type="string">
            <text:p>Columbia State Bank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ppalachian Community Bank</text:p>
          </table:table-cell>
          <table:table-cell office:value-type="string">
            <text:p>Ellijay</text:p>
          </table:table-cell>
          <table:table-cell office:value-type="string">
            <text:p>Georgia</text:p>
          </table:table-cell>
          <table:table-cell office:value-type="string">
            <text:p>March 19, 2010</text:p>
          </table:table-cell>
          <table:table-cell office:value-type="string">
            <text:p>Community and Southern Bank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Crescent Bank and Trust Co</text:p>
          </table:table-cell>
          <table:table-cell office:value-type="string">
            <text:p>Jasper</text:p>
          </table:table-cell>
          <table:table-cell office:value-type="string">
            <text:p>Georgia</text:p>
          </table:table-cell>
          <table:table-cell office:value-type="string">
            <text:p>July 23, 2010</text:p>
          </table:table-cell>
          <table:table-cell office:value-type="string">
            <text:p>Renasant Ban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lorida Community Bank</text:p>
          </table:table-cell>
          <table:table-cell office:value-type="string">
            <text:p>Immokalee</text:p>
          </table:table-cell>
          <table:table-cell office:value-type="string">
            <text:p>Florida</text:p>
          </table:table-cell>
          <table:table-cell office:value-type="string">
            <text:p>January 29, 2010</text:p>
          </table:table-cell>
          <table:table-cell office:value-type="string">
            <text:p>Premier American Bank, N.A.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Los Padres Bank</text:p>
          </table:table-cell>
          <table:table-cell office:value-type="string">
            <text:p>Solvang</text:p>
          </table:table-cell>
          <table:table-cell office:value-type="string">
            <text:p>California</text:p>
          </table:table-cell>
          <table:table-cell office:value-type="string">
            <text:p>August 20, 2010</text:p>
          </table:table-cell>
          <table:table-cell office:value-type="string">
            <text:p>Pacific Western Bank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irst National Bank of Georgia</text:p>
          </table:table-cell>
          <table:table-cell office:value-type="string">
            <text:p>Carrollton</text:p>
          </table:table-cell>
          <table:table-cell office:value-type="string">
            <text:p>Georgia</text:p>
          </table:table-cell>
          <table:table-cell office:value-type="string">
            <text:p>January 29, 2010</text:p>
          </table:table-cell>
          <table:table-cell office:value-type="string">
            <text:p>Community and Southern Bank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Barnes Banking Company</text:p>
          </table:table-cell>
          <table:table-cell office:value-type="string">
            <text:p>Kaysville</text:p>
          </table:table-cell>
          <table:table-cell office:value-type="string">
            <text:p>Utah</text:p>
          </table:table-cell>
          <table:table-cell office:value-type="string">
            <text:p>January 15, 2010</text:p>
          </table:table-cell>
          <table:table-cell office:value-type="string">
            <text:p>None (insured depositors paid directly)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First Banking Center</text:p>
          </table:table-cell>
          <table:table-cell office:value-type="string">
            <text:p>Burlington</text:p>
          </table:table-cell>
          <table:table-cell office:value-type="string">
            <text:p>Wisconsin</text:p>
          </table:table-cell>
          <table:table-cell office:value-type="string">
            <text:p>November 19, 2010</text:p>
          </table:table-cell>
          <table:table-cell office:value-type="string">
            <text:p>First Michigan Bank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LibertyBank</text:p>
          </table:table-cell>
          <table:table-cell office:value-type="string">
            <text:p>Eugene</text:p>
          </table:table-cell>
          <table:table-cell office:value-type="string">
            <text:p>Oregon</text:p>
          </table:table-cell>
          <table:table-cell office:value-type="string">
            <text:p>July 30, 2010</text:p>
          </table:table-cell>
          <table:table-cell office:value-type="string">
            <text:p>Home Federal Bank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Rainier Pacific Bank</text:p>
          </table:table-cell>
          <table:table-cell office:value-type="string">
            <text:p>Tacoma</text:p>
          </table:table-cell>
          <table:table-cell office:value-type="string">
            <text:p>Washington</text:p>
          </table:table-cell>
          <table:table-cell office:value-type="string">
            <text:p>February 26, 2010</text:p>
          </table:table-cell>
          <table:table-cell office:value-type="string">
            <text:p>Umpqua Bank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irst National Bank of the South</text:p>
          </table:table-cell>
          <table:table-cell office:value-type="string">
            <text:p>Spartanburg</text:p>
          </table:table-cell>
          <table:table-cell office:value-type="string">
            <text:p>South Carolina</text:p>
          </table:table-cell>
          <table:table-cell office:value-type="string">
            <text:p>July 16, 2010</text:p>
          </table:table-cell>
          <table:table-cell office:value-type="string">
            <text:p>NAFH National Bank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Darby Bank &amp; Trust</text:p>
          </table:table-cell>
          <table:table-cell office:value-type="string">
            <text:p>Vidalia</text:p>
          </table:table-cell>
          <table:table-cell office:value-type="string">
            <text:p>Georgia</text:p>
          </table:table-cell>
          <table:table-cell office:value-type="string">
            <text:p>November 12, 2010</text:p>
          </table:table-cell>
          <table:table-cell office:value-type="string">
            <text:p>Ameris Bank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eninsula Bank</text:p>
          </table:table-cell>
          <table:table-cell office:value-type="string">
            <text:p>Englewood</text:p>
          </table:table-cell>
          <table:table-cell office:value-type="string">
            <text:p>Florida</text:p>
          </table:table-cell>
          <table:table-cell office:value-type="string">
            <text:p>June 25, 2010</text:p>
          </table:table-cell>
          <table:table-cell office:value-type="string">
            <text:p>Premier American Bank, N.A.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Bank of Florida-Southwest</text:p>
          </table:table-cell>
          <table:table-cell office:value-type="string">
            <text:p>Naples</text:p>
          </table:table-cell>
          <table:table-cell office:value-type="string">
            <text:p>Florida</text:p>
          </table:table-cell>
          <table:table-cell table:style-name="ce2" office:value-type="string">
            <text:p>May 28, 2010</text:p>
          </table:table-cell>
          <table:table-cell office:value-type="string">
            <text:p>EverBank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Tamalpais Bank</text:p>
          </table:table-cell>
          <table:table-cell office:value-type="string">
            <text:p>San Rafael</text:p>
          </table:table-cell>
          <table:table-cell office:value-type="string">
            <text:p>California</text:p>
          </table:table-cell>
          <table:table-cell office:value-type="string">
            <text:p>April 16, 2010</text:p>
          </table:table-cell>
          <table:table-cell office:value-type="string">
            <text:p>Union Bank, N.A.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Bank of Florida-Southeast</text:p>
          </table:table-cell>
          <table:table-cell office:value-type="string">
            <text:p>Fort Lauderdale</text:p>
          </table:table-cell>
          <table:table-cell office:value-type="string">
            <text:p>Florida</text:p>
          </table:table-cell>
          <table:table-cell table:style-name="ce2" office:value-type="string">
            <text:p>May 28, 2010</text:p>
          </table:table-cell>
          <table:table-cell office:value-type="string">
            <text:p>EverBank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Beach First National Bank</text:p>
          </table:table-cell>
          <table:table-cell office:value-type="string">
            <text:p>Myrtle Beach</text:p>
          </table:table-cell>
          <table:table-cell office:value-type="string">
            <text:p>South Carolina</text:p>
          </table:table-cell>
          <table:table-cell office:value-type="string">
            <text:p>April 9, 2010</text:p>
          </table:table-cell>
          <table:table-cell office:value-type="string">
            <text:p>Bank of North Carolina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Home National Bank</text:p>
          </table:table-cell>
          <table:table-cell office:value-type="string">
            <text:p>Blackwell</text:p>
          </table:table-cell>
          <table:table-cell office:value-type="string">
            <text:p>Oklahoma</text:p>
          </table:table-cell>
          <table:table-cell office:value-type="string">
            <text:p>July 9, 2010</text:p>
          </table:table-cell>
          <table:table-cell office:value-type="string">
            <text:p>RCB Bank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K Bank</text:p>
          </table:table-cell>
          <table:table-cell office:value-type="string">
            <text:p>Randallstown</text:p>
          </table:table-cell>
          <table:table-cell office:value-type="string">
            <text:p>Maryland</text:p>
          </table:table-cell>
          <table:table-cell office:value-type="string">
            <text:p>November 5, 2010</text:p>
          </table:table-cell>
          <table:table-cell office:value-type="string">
            <text:p>Manufacturers and Traders Trust Company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un American Bank</text:p>
          </table:table-cell>
          <table:table-cell office:value-type="string">
            <text:p>Boca Raton</text:p>
          </table:table-cell>
          <table:table-cell office:value-type="string">
            <text:p>Florida</text:p>
          </table:table-cell>
          <table:table-cell office:value-type="string">
            <text:p>March 5, 2010</text:p>
          </table:table-cell>
          <table:table-cell office:value-type="string">
            <text:p>First-Citizens Bank and Trust Company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he Cowlitz Bank</text:p>
          </table:table-cell>
          <table:table-cell office:value-type="string">
            <text:p>Longview</text:p>
          </table:table-cell>
          <table:table-cell office:value-type="string">
            <text:p>Washington</text:p>
          </table:table-cell>
          <table:table-cell office:value-type="string">
            <text:p>July 30, 2010</text:p>
          </table:table-cell>
          <table:table-cell office:value-type="string">
            <text:p>Heritage Bank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Washington First International Bank</text:p>
          </table:table-cell>
          <table:table-cell office:value-type="string">
            <text:p>Seattle</text:p>
          </table:table-cell>
          <table:table-cell office:value-type="string">
            <text:p>Washington</text:p>
          </table:table-cell>
          <table:table-cell office:value-type="string">
            <text:p>June 11, 2010</text:p>
          </table:table-cell>
          <table:table-cell office:value-type="string">
            <text:p>East West Bank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The Park Avenue Bank</text:p>
          </table:table-cell>
          <table:table-cell table:number-columns-repeated="2" office:value-type="string">
            <text:p>New York</text:p>
          </table:table-cell>
          <table:table-cell office:value-type="string">
            <text:p>March 12, 2010</text:p>
          </table:table-cell>
          <table:table-cell office:value-type="string">
            <text:p>Valley National Bank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ecurity Savings Bank, FSB</text:p>
          </table:table-cell>
          <table:table-cell office:value-type="string">
            <text:p>Olathe</text:p>
          </table:table-cell>
          <table:table-cell office:value-type="string">
            <text:p>Kansas</text:p>
          </table:table-cell>
          <table:table-cell office:value-type="string">
            <text:p>October 15, 2010</text:p>
          </table:table-cell>
          <table:table-cell office:value-type="string">
            <text:p>Simmons First National Bank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Butte Community Bank</text:p>
          </table:table-cell>
          <table:table-cell office:value-type="string">
            <text:p>Chico</text:p>
          </table:table-cell>
          <table:table-cell office:value-type="string">
            <text:p>California</text:p>
          </table:table-cell>
          <table:table-cell office:value-type="string">
            <text:p>August 20, 2010</text:p>
          </table:table-cell>
          <table:table-cell office:value-type="string">
            <text:p>Rabobbank, N.A.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Desert Hills Bank</text:p>
          </table:table-cell>
          <table:table-cell office:value-type="string">
            <text:p>Phoenix</text:p>
          </table:table-cell>
          <table:table-cell office:value-type="string">
            <text:p>Arizona</text:p>
          </table:table-cell>
          <table:table-cell office:value-type="string">
            <text:p>March 26, 2010</text:p>
          </table:table-cell>
          <table:table-cell office:value-type="string">
            <text:p>New York Community Bank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alos Bank and Trust</text:p>
          </table:table-cell>
          <table:table-cell office:value-type="string">
            <text:p>Palos Heights</text:p>
          </table:table-cell>
          <table:table-cell office:value-type="string">
            <text:p>Illinois</text:p>
          </table:table-cell>
          <table:table-cell office:value-type="string">
            <text:p>August 13, 2010</text:p>
          </table:table-cell>
          <table:table-cell office:value-type="string">
            <text:p>First Midwest Bank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Evergreen Bank</text:p>
          </table:table-cell>
          <table:table-cell office:value-type="string">
            <text:p>Seattle</text:p>
          </table:table-cell>
          <table:table-cell office:value-type="string">
            <text:p>Washington</text:p>
          </table:table-cell>
          <table:table-cell office:value-type="string">
            <text:p>January 22, 2010</text:p>
          </table:table-cell>
          <table:table-cell office:value-type="string">
            <text:p>Umpqua Bank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ew Century Bank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April 23, 2010</text:p>
          </table:table-cell>
          <table:table-cell office:value-type="string">
            <text:p>MB Financial, N.A.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Nevada Security Bank</text:p>
          </table:table-cell>
          <table:table-cell office:value-type="string">
            <text:p>Reno</text:p>
          </table:table-cell>
          <table:table-cell office:value-type="string">
            <text:p>Nevada</text:p>
          </table:table-cell>
          <table:table-cell office:value-type="string">
            <text:p>June 18, 2010</text:p>
          </table:table-cell>
          <table:table-cell office:value-type="string">
            <text:p>Umpqua Bank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The Bank of Miami, N.A.</text:p>
          </table:table-cell>
          <table:table-cell office:value-type="string">
            <text:p>Coral Gables</text:p>
          </table:table-cell>
          <table:table-cell office:value-type="string">
            <text:p>Florida</text:p>
          </table:table-cell>
          <table:table-cell office:value-type="string">
            <text:p>December 17, 2010</text:p>
          </table:table-cell>
          <table:table-cell office:value-type="string">
            <text:p>1st United Bank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eoples Bank</text:p>
          </table:table-cell>
          <table:table-cell office:value-type="string">
            <text:p>Winder</text:p>
          </table:table-cell>
          <table:table-cell office:value-type="string">
            <text:p>Georgia</text:p>
          </table:table-cell>
          <table:table-cell office:value-type="string">
            <text:p>September 17, 2010</text:p>
          </table:table-cell>
          <table:table-cell office:value-type="string">
            <text:p>Community and Southern Bank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etro Bank of Dade County</text:p>
          </table:table-cell>
          <table:table-cell office:value-type="string">
            <text:p>Miami</text:p>
          </table:table-cell>
          <table:table-cell office:value-type="string">
            <text:p>Florida</text:p>
          </table:table-cell>
          <table:table-cell office:value-type="string">
            <text:p>July 16, 2010</text:p>
          </table:table-cell>
          <table:table-cell office:value-type="string">
            <text:p>NAFH National Bank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Wheatland Bank</text:p>
          </table:table-cell>
          <table:table-cell office:value-type="string">
            <text:p>Naperville</text:p>
          </table:table-cell>
          <table:table-cell office:value-type="string">
            <text:p>Illinois</text:p>
          </table:table-cell>
          <table:table-cell office:value-type="string">
            <text:p>April 23, 2010</text:p>
          </table:table-cell>
          <table:table-cell office:value-type="string">
            <text:p>Wheaton Bank and Trust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Wakulla Bank</text:p>
          </table:table-cell>
          <table:table-cell office:value-type="string">
            <text:p>Crawfordville</text:p>
          </table:table-cell>
          <table:table-cell office:value-type="string">
            <text:p>Florida</text:p>
          </table:table-cell>
          <table:table-cell office:value-type="string">
            <text:p>October 1, 2010</text:p>
          </table:table-cell>
          <table:table-cell office:value-type="string">
            <text:p>Centennial Bank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George Washington Savings Bank</text:p>
          </table:table-cell>
          <table:table-cell office:value-type="string">
            <text:p>Orland Park</text:p>
          </table:table-cell>
          <table:table-cell office:value-type="string">
            <text:p>Illinois</text:p>
          </table:table-cell>
          <table:table-cell office:value-type="string">
            <text:p>February 19, 2010</text:p>
          </table:table-cell>
          <table:table-cell office:value-type="string">
            <text:p>FirstMerit Bank, N.A.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terling Bank</text:p>
          </table:table-cell>
          <table:table-cell office:value-type="string">
            <text:p>Lantana</text:p>
          </table:table-cell>
          <table:table-cell office:value-type="string">
            <text:p>Florida</text:p>
          </table:table-cell>
          <table:table-cell office:value-type="string">
            <text:p>July 23, 2010</text:p>
          </table:table-cell>
          <table:table-cell office:value-type="string">
            <text:p>IBERIABANK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irst Federal Bank of North Florida</text:p>
          </table:table-cell>
          <table:table-cell office:value-type="string">
            <text:p>Palatka</text:p>
          </table:table-cell>
          <table:table-cell office:value-type="string">
            <text:p>Florida</text:p>
          </table:table-cell>
          <table:table-cell office:value-type="string">
            <text:p>April 16, 2010</text:p>
          </table:table-cell>
          <table:table-cell office:value-type="string">
            <text:p>TD Bank, N.A.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ank of Hiawassee</text:p>
          </table:table-cell>
          <table:table-cell office:value-type="string">
            <text:p>Hiawassee</text:p>
          </table:table-cell>
          <table:table-cell office:value-type="string">
            <text:p>Georgia</text:p>
          </table:table-cell>
          <table:table-cell office:value-type="string">
            <text:p>March 19, 2010</text:p>
          </table:table-cell>
          <table:table-cell office:value-type="string">
            <text:p>Citizens South Bank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Woodlands Bank</text:p>
          </table:table-cell>
          <table:table-cell office:value-type="string">
            <text:p>Bluffton</text:p>
          </table:table-cell>
          <table:table-cell office:value-type="string">
            <text:p>South Carolina</text:p>
          </table:table-cell>
          <table:table-cell office:value-type="string">
            <text:p>July 16, 2010</text:p>
          </table:table-cell>
          <table:table-cell office:value-type="string">
            <text:p>Bank of the Ozarks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American Marine Bank</text:p>
          </table:table-cell>
          <table:table-cell office:value-type="string">
            <text:p>Bainbridge Island</text:p>
          </table:table-cell>
          <table:table-cell office:value-type="string">
            <text:p>Washington</text:p>
          </table:table-cell>
          <table:table-cell office:value-type="string">
            <text:p>January 29, 2010</text:p>
          </table:table-cell>
          <table:table-cell office:value-type="string">
            <text:p>Columbia State Bank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Coastal Community Bank</text:p>
          </table:table-cell>
          <table:table-cell office:value-type="string">
            <text:p>Panama City</text:p>
          </table:table-cell>
          <table:table-cell office:value-type="string">
            <text:p>Florida</text:p>
          </table:table-cell>
          <table:table-cell office:value-type="string">
            <text:p>July 30, 2010</text:p>
          </table:table-cell>
          <table:table-cell office:value-type="string">
            <text:p>Centennial Bank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cIntosh Commercial Bank</text:p>
          </table:table-cell>
          <table:table-cell office:value-type="string">
            <text:p>Carrollton</text:p>
          </table:table-cell>
          <table:table-cell office:value-type="string">
            <text:p>Georgia</text:p>
          </table:table-cell>
          <table:table-cell office:value-type="string">
            <text:p>March 26, 2010</text:p>
          </table:table-cell>
          <table:table-cell office:value-type="string">
            <text:p>Hamilton State Bank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un West Bank</text:p>
          </table:table-cell>
          <table:table-cell office:value-type="string">
            <text:p>Las Vegas</text:p>
          </table:table-cell>
          <table:table-cell office:value-type="string">
            <text:p>Nevada</text:p>
          </table:table-cell>
          <table:table-cell table:style-name="ce2" office:value-type="string">
            <text:p>May 28, 2010</text:p>
          </table:table-cell>
          <table:table-cell office:value-type="string">
            <text:p>City National Bank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remier American Bank</text:p>
          </table:table-cell>
          <table:table-cell office:value-type="string">
            <text:p>Miami</text:p>
          </table:table-cell>
          <table:table-cell office:value-type="string">
            <text:p>Florida</text:p>
          </table:table-cell>
          <table:table-cell office:value-type="string">
            <text:p>January 22, 2010</text:p>
          </table:table-cell>
          <table:table-cell office:value-type="string">
            <text:p>Premier American Bank, N.A.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aritime Savings Bank</text:p>
          </table:table-cell>
          <table:table-cell office:value-type="string">
            <text:p>West Allis</text:p>
          </table:table-cell>
          <table:table-cell office:value-type="string">
            <text:p>Wisconsin</text:p>
          </table:table-cell>
          <table:table-cell office:value-type="string">
            <text:p>September 17, 2010</text:p>
          </table:table-cell>
          <table:table-cell office:value-type="string">
            <text:p>North Shore Bank, FSB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onoma Valley Bank</text:p>
          </table:table-cell>
          <table:table-cell office:value-type="string">
            <text:p>Sonoma</text:p>
          </table:table-cell>
          <table:table-cell office:value-type="string">
            <text:p>California</text:p>
          </table:table-cell>
          <table:table-cell office:value-type="string">
            <text:p>August 20, 2010</text:p>
          </table:table-cell>
          <table:table-cell office:value-type="string">
            <text:p>Westamerica Bank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1st Pacific Bank of California</text:p>
          </table:table-cell>
          <table:table-cell office:value-type="string">
            <text:p>San Diego</text:p>
          </table:table-cell>
          <table:table-cell office:value-type="string">
            <text:p>California</text:p>
          </table:table-cell>
          <table:table-cell table:style-name="ce2" office:value-type="string">
            <text:p>May 7, 2010</text:p>
          </table:table-cell>
          <table:table-cell office:value-type="string">
            <text:p>City National Bank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Old Southern Bank</text:p>
          </table:table-cell>
          <table:table-cell office:value-type="string">
            <text:p>Orlando</text:p>
          </table:table-cell>
          <table:table-cell office:value-type="string">
            <text:p>Florida</text:p>
          </table:table-cell>
          <table:table-cell office:value-type="string">
            <text:p>March 12, 2010</text:p>
          </table:table-cell>
          <table:table-cell office:value-type="string">
            <text:p>Centennial Bank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acific State Bank</text:p>
          </table:table-cell>
          <table:table-cell office:value-type="string">
            <text:p>Stockton</text:p>
          </table:table-cell>
          <table:table-cell office:value-type="string">
            <text:p>California</text:p>
          </table:table-cell>
          <table:table-cell office:value-type="string">
            <text:p>August 20, 2010</text:p>
          </table:table-cell>
          <table:table-cell office:value-type="string">
            <text:p>Rabobbank, N.A.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Unity National Bank</text:p>
          </table:table-cell>
          <table:table-cell office:value-type="string">
            <text:p>Cartersville</text:p>
          </table:table-cell>
          <table:table-cell office:value-type="string">
            <text:p>Georgia</text:p>
          </table:table-cell>
          <table:table-cell office:value-type="string">
            <text:p>March 26, 2010</text:p>
          </table:table-cell>
          <table:table-cell office:value-type="string">
            <text:p>Bank of the Ozarks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North County Bank</text:p>
          </table:table-cell>
          <table:table-cell office:value-type="string">
            <text:p>Arlington</text:p>
          </table:table-cell>
          <table:table-cell office:value-type="string">
            <text:p>Washington</text:p>
          </table:table-cell>
          <table:table-cell office:value-type="string">
            <text:p>September 24, 2010</text:p>
          </table:table-cell>
          <table:table-cell office:value-type="string">
            <text:p>Whidbey Island Bank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Bay National Bank</text:p>
          </table:table-cell>
          <table:table-cell office:value-type="string">
            <text:p>Baltimore</text:p>
          </table:table-cell>
          <table:table-cell office:value-type="string">
            <text:p>Maryland</text:p>
          </table:table-cell>
          <table:table-cell office:value-type="string">
            <text:p>July 9, 2010</text:p>
          </table:table-cell>
          <table:table-cell office:value-type="string">
            <text:p>Bay Bank, FSB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First Arizona Savings</text:p>
          </table:table-cell>
          <table:table-cell office:value-type="string">
            <text:p>Scottsdale</text:p>
          </table:table-cell>
          <table:table-cell office:value-type="string">
            <text:p>Arizona</text:p>
          </table:table-cell>
          <table:table-cell office:value-type="string">
            <text:p>October 22, 2010</text:p>
          </table:table-cell>
          <table:table-cell office:value-type="string">
            <text:p>None (insured depositors paid directly)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Innovative Bank</text:p>
          </table:table-cell>
          <table:table-cell office:value-type="string">
            <text:p>Oakland</text:p>
          </table:table-cell>
          <table:table-cell office:value-type="string">
            <text:p>California</text:p>
          </table:table-cell>
          <table:table-cell office:value-type="string">
            <text:p>April 16, 2010</text:p>
          </table:table-cell>
          <table:table-cell office:value-type="string">
            <text:p>Center Bank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Butler Bank</text:p>
          </table:table-cell>
          <table:table-cell office:value-type="string">
            <text:p>Lowell</text:p>
          </table:table-cell>
          <table:table-cell office:value-type="string">
            <text:p>Massachusetts</text:p>
          </table:table-cell>
          <table:table-cell office:value-type="string">
            <text:p>April 16, 2010</text:p>
          </table:table-cell>
          <table:table-cell office:value-type="string">
            <text:p>People's United Bank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Ravenswood Bank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August 6, 2010</text:p>
          </table:table-cell>
          <table:table-cell office:value-type="string">
            <text:p>Northbrook Bank and Trust Company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Turnberry Bank</text:p>
          </table:table-cell>
          <table:table-cell office:value-type="string">
            <text:p>Aventura</text:p>
          </table:table-cell>
          <table:table-cell office:value-type="string">
            <text:p>Florida</text:p>
          </table:table-cell>
          <table:table-cell office:value-type="string">
            <text:p>July 16, 2010</text:p>
          </table:table-cell>
          <table:table-cell office:value-type="string">
            <text:p>NAFH National Bank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First National Bank</text:p>
          </table:table-cell>
          <table:table-cell office:value-type="string">
            <text:p>Savannah</text:p>
          </table:table-cell>
          <table:table-cell office:value-type="string">
            <text:p>Georgia</text:p>
          </table:table-cell>
          <table:table-cell office:value-type="string">
            <text:p>June 25, 2010</text:p>
          </table:table-cell>
          <table:table-cell office:value-type="string">
            <text:p>The Savannah Bank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aramount Bank</text:p>
          </table:table-cell>
          <table:table-cell office:value-type="string">
            <text:p>Farmington Hills</text:p>
          </table:table-cell>
          <table:table-cell office:value-type="string">
            <text:p>Michigan</text:p>
          </table:table-cell>
          <table:table-cell office:value-type="string">
            <text:p>December 10, 2010</text:p>
          </table:table-cell>
          <table:table-cell office:value-type="string">
            <text:p>Level One Bank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Home Valley Bank</text:p>
          </table:table-cell>
          <table:table-cell office:value-type="string">
            <text:p>Cave Junction</text:p>
          </table:table-cell>
          <table:table-cell office:value-type="string">
            <text:p>Oregon</text:p>
          </table:table-cell>
          <table:table-cell office:value-type="string">
            <text:p>July 23, 2010</text:p>
          </table:table-cell>
          <table:table-cell office:value-type="string">
            <text:p>South Valley Bank and Trust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First Commerce Community Bank</text:p>
          </table:table-cell>
          <table:table-cell office:value-type="string">
            <text:p>Douglasville</text:p>
          </table:table-cell>
          <table:table-cell office:value-type="string">
            <text:p>Georgia</text:p>
          </table:table-cell>
          <table:table-cell office:value-type="string">
            <text:p>September 17, 2010</text:p>
          </table:table-cell>
          <table:table-cell office:value-type="string">
            <text:p>Community and Southern Bank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Bank of Florida-Tampa Bay</text:p>
          </table:table-cell>
          <table:table-cell office:value-type="string">
            <text:p>Tampa</text:p>
          </table:table-cell>
          <table:table-cell office:value-type="string">
            <text:p>Florida</text:p>
          </table:table-cell>
          <table:table-cell table:style-name="ce2" office:value-type="string">
            <text:p>May 28, 2010</text:p>
          </table:table-cell>
          <table:table-cell office:value-type="string">
            <text:p>EverBank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hestatee State Bank</text:p>
          </table:table-cell>
          <table:table-cell office:value-type="string">
            <text:p>Dawsonville</text:p>
          </table:table-cell>
          <table:table-cell office:value-type="string">
            <text:p>Georgia</text:p>
          </table:table-cell>
          <table:table-cell office:value-type="string">
            <text:p>December 17, 2010</text:p>
          </table:table-cell>
          <table:table-cell office:value-type="string">
            <text:p>Bank of the Ozarks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tatewide Bank</text:p>
          </table:table-cell>
          <table:table-cell office:value-type="string">
            <text:p>Covington</text:p>
          </table:table-cell>
          <table:table-cell office:value-type="string">
            <text:p>Louisiana</text:p>
          </table:table-cell>
          <table:table-cell office:value-type="string">
            <text:p>March 12, 2010</text:p>
          </table:table-cell>
          <table:table-cell office:value-type="string">
            <text:p>Home Bank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The Bank of Bonifay</text:p>
          </table:table-cell>
          <table:table-cell office:value-type="string">
            <text:p>Bonifay</text:p>
          </table:table-cell>
          <table:table-cell office:value-type="string">
            <text:p>Florida</text:p>
          </table:table-cell>
          <table:table-cell table:style-name="ce2" office:value-type="string">
            <text:p>May 7, 2010</text:p>
          </table:table-cell>
          <table:table-cell office:value-type="string">
            <text:p>First Federal Bank of Florida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ierce Commercial Bank</text:p>
          </table:table-cell>
          <table:table-cell office:value-type="string">
            <text:p>Tacoma</text:p>
          </table:table-cell>
          <table:table-cell office:value-type="string">
            <text:p>Washington</text:p>
          </table:table-cell>
          <table:table-cell office:value-type="string">
            <text:p>November 5, 2010</text:p>
          </table:table-cell>
          <table:table-cell office:value-type="string">
            <text:p>Heritage Bank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Centennial Bank</text:p>
          </table:table-cell>
          <table:table-cell office:value-type="string">
            <text:p>Ogden</text:p>
          </table:table-cell>
          <table:table-cell office:value-type="string">
            <text:p>Utah</text:p>
          </table:table-cell>
          <table:table-cell office:value-type="string">
            <text:p>March 5, 2010</text:p>
          </table:table-cell>
          <table:table-cell office:value-type="string">
            <text:p>None (insured depositors paid directly)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outhwestUSA Bank</text:p>
          </table:table-cell>
          <table:table-cell office:value-type="string">
            <text:p>Las Vegas</text:p>
          </table:table-cell>
          <table:table-cell office:value-type="string">
            <text:p>Nevada</text:p>
          </table:table-cell>
          <table:table-cell office:value-type="string">
            <text:p>July 23, 2010</text:p>
          </table:table-cell>
          <table:table-cell office:value-type="string">
            <text:p>Plaza Bank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Bank of Illinois</text:p>
          </table:table-cell>
          <table:table-cell office:value-type="string">
            <text:p>Normal</text:p>
          </table:table-cell>
          <table:table-cell office:value-type="string">
            <text:p>Illinois</text:p>
          </table:table-cell>
          <table:table-cell office:value-type="string">
            <text:p>March 5, 2010</text:p>
          </table:table-cell>
          <table:table-cell office:value-type="string">
            <text:p>Heartland Bank and Trust Company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ibertyPointe Bank</text:p>
          </table:table-cell>
          <table:table-cell table:number-columns-repeated="2" office:value-type="string">
            <text:p>New York</text:p>
          </table:table-cell>
          <table:table-cell office:value-type="string">
            <text:p>March 12, 2010</text:p>
          </table:table-cell>
          <table:table-cell office:value-type="string">
            <text:p>Valley National Bank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Copper Star Bank</text:p>
          </table:table-cell>
          <table:table-cell office:value-type="string">
            <text:p>Scottsdale</text:p>
          </table:table-cell>
          <table:table-cell office:value-type="string">
            <text:p>Arizona</text:p>
          </table:table-cell>
          <table:table-cell office:value-type="string">
            <text:p>November 12, 2010</text:p>
          </table:table-cell>
          <table:table-cell office:value-type="string">
            <text:p>Stearns Bank, N.A.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Lincoln Park Saving Bank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April 23, 2010</text:p>
          </table:table-cell>
          <table:table-cell office:value-type="string">
            <text:p>Northbrook Bank and Trust Company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United Americas Bank</text:p>
          </table:table-cell>
          <table:table-cell office:value-type="string">
            <text:p>Atlanta</text:p>
          </table:table-cell>
          <table:table-cell office:value-type="string">
            <text:p>Georgia</text:p>
          </table:table-cell>
          <table:table-cell office:value-type="string">
            <text:p>December 17, 2010</text:p>
          </table:table-cell>
          <table:table-cell office:value-type="string">
            <text:p>State Bank and Trust Company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USA Bank</text:p>
          </table:table-cell>
          <table:table-cell office:value-type="string">
            <text:p>Port Chester</text:p>
          </table:table-cell>
          <table:table-cell office:value-type="string">
            <text:p>New York</text:p>
          </table:table-cell>
          <table:table-cell office:value-type="string">
            <text:p>July 9, 2010</text:p>
          </table:table-cell>
          <table:table-cell office:value-type="string">
            <text:p>New Century Bank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Horizon Bank</text:p>
          </table:table-cell>
          <table:table-cell office:value-type="string">
            <text:p>Bradenton</text:p>
          </table:table-cell>
          <table:table-cell office:value-type="string">
            <text:p>Florida</text:p>
          </table:table-cell>
          <table:table-cell office:value-type="string">
            <text:p>September 10, 2010</text:p>
          </table:table-cell>
          <table:table-cell office:value-type="string">
            <text:p>Bank of the Ozarks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hampion Bank</text:p>
          </table:table-cell>
          <table:table-cell office:value-type="string">
            <text:p>Creve Coeur</text:p>
          </table:table-cell>
          <table:table-cell office:value-type="string">
            <text:p>Missouri</text:p>
          </table:table-cell>
          <table:table-cell office:value-type="string">
            <text:p>April 30, 2010</text:p>
          </table:table-cell>
          <table:table-cell office:value-type="string">
            <text:p>BankLiberty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Olde Cypress Community Bank</text:p>
          </table:table-cell>
          <table:table-cell office:value-type="string">
            <text:p>Clewiston</text:p>
          </table:table-cell>
          <table:table-cell office:value-type="string">
            <text:p>Florida</text:p>
          </table:table-cell>
          <table:table-cell office:value-type="string">
            <text:p>July 16, 2010</text:p>
          </table:table-cell>
          <table:table-cell office:value-type="string">
            <text:p>CenterState Bank of Florida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ank of Ellijay</text:p>
          </table:table-cell>
          <table:table-cell office:value-type="string">
            <text:p>Ellijay</text:p>
          </table:table-cell>
          <table:table-cell office:value-type="string">
            <text:p>Georgia</text:p>
          </table:table-cell>
          <table:table-cell office:value-type="string">
            <text:p>September 17, 2010</text:p>
          </table:table-cell>
          <table:table-cell office:value-type="string">
            <text:p>Community and Southern Bank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NorthWest Bank and Trust</text:p>
          </table:table-cell>
          <table:table-cell office:value-type="string">
            <text:p>Acworth</text:p>
          </table:table-cell>
          <table:table-cell office:value-type="string">
            <text:p>Georgia</text:p>
          </table:table-cell>
          <table:table-cell office:value-type="string">
            <text:p>July 30, 2010</text:p>
          </table:table-cell>
          <table:table-cell office:value-type="string">
            <text:p>State Bank and Trust Company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Waterfield Bank</text:p>
          </table:table-cell>
          <table:table-cell office:value-type="string">
            <text:p>Germantown</text:p>
          </table:table-cell>
          <table:table-cell office:value-type="string">
            <text:p>Maryland</text:p>
          </table:table-cell>
          <table:table-cell office:value-type="string">
            <text:p>March 5, 2010</text:p>
          </table:table-cell>
          <table:table-cell office:value-type="string">
            <text:p>None (insured depositors paid directly)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Independent National Bank</text:p>
          </table:table-cell>
          <table:table-cell office:value-type="string">
            <text:p>Ocala</text:p>
          </table:table-cell>
          <table:table-cell office:value-type="string">
            <text:p>Florida</text:p>
          </table:table-cell>
          <table:table-cell office:value-type="string">
            <text:p>August 20, 2010</text:p>
          </table:table-cell>
          <table:table-cell office:value-type="string">
            <text:p>CenterState Bank of Florida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First Southern Bank</text:p>
          </table:table-cell>
          <table:table-cell office:value-type="string">
            <text:p>Batesville</text:p>
          </table:table-cell>
          <table:table-cell office:value-type="string">
            <text:p>Arkansas</text:p>
          </table:table-cell>
          <table:table-cell office:value-type="string">
            <text:p>December 17, 2010</text:p>
          </table:table-cell>
          <table:table-cell office:value-type="string">
            <text:p>Southern Bank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Haven Trust Bank Florida</text:p>
          </table:table-cell>
          <table:table-cell office:value-type="string">
            <text:p>Ponte Vedra Beach</text:p>
          </table:table-cell>
          <table:table-cell office:value-type="string">
            <text:p>Florida</text:p>
          </table:table-cell>
          <table:table-cell office:value-type="string">
            <text:p>September 24, 2010</text:p>
          </table:table-cell>
          <table:table-cell office:value-type="string">
            <text:p>First Southern Bank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First Suburban National Bank</text:p>
          </table:table-cell>
          <table:table-cell office:value-type="string">
            <text:p>Maywood</text:p>
          </table:table-cell>
          <table:table-cell office:value-type="string">
            <text:p>Illinois</text:p>
          </table:table-cell>
          <table:table-cell office:value-type="string">
            <text:p>October 22, 2010</text:p>
          </table:table-cell>
          <table:table-cell office:value-type="string">
            <text:p>Seaway Bank and Trust Company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Tifton Banking Company</text:p>
          </table:table-cell>
          <table:table-cell office:value-type="string">
            <text:p>Tifton</text:p>
          </table:table-cell>
          <table:table-cell office:value-type="string">
            <text:p>Georgia</text:p>
          </table:table-cell>
          <table:table-cell office:value-type="string">
            <text:p>November 12, 2010</text:p>
          </table:table-cell>
          <table:table-cell office:value-type="string">
            <text:p>Ameris Bank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Williamsburg First National Bank</text:p>
          </table:table-cell>
          <table:table-cell office:value-type="string">
            <text:p>Kingstree</text:p>
          </table:table-cell>
          <table:table-cell office:value-type="string">
            <text:p>South Carolina</text:p>
          </table:table-cell>
          <table:table-cell office:value-type="string">
            <text:p>July 23, 2010</text:p>
          </table:table-cell>
          <table:table-cell office:value-type="string">
            <text:p>First Citizens Bank and Trust Company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First Lowndes Bank</text:p>
          </table:table-cell>
          <table:table-cell office:value-type="string">
            <text:p>Luverne</text:p>
          </table:table-cell>
          <table:table-cell office:value-type="string">
            <text:p>Alabama</text:p>
          </table:table-cell>
          <table:table-cell office:value-type="string">
            <text:p>March 19, 2010</text:p>
          </table:table-cell>
          <table:table-cell office:value-type="string">
            <text:p>First Citizens Bank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atilla Community Bank</text:p>
          </table:table-cell>
          <table:table-cell office:value-type="string">
            <text:p>St. Marys</text:p>
          </table:table-cell>
          <table:table-cell office:value-type="string">
            <text:p>Georgia</text:p>
          </table:table-cell>
          <table:table-cell table:style-name="ce2" office:value-type="string">
            <text:p>May 14, 2010</text:p>
          </table:table-cell>
          <table:table-cell office:value-type="string">
            <text:p>Ameris Bank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First National Bank of Barnesville</text:p>
          </table:table-cell>
          <table:table-cell office:value-type="string">
            <text:p>Barnesville</text:p>
          </table:table-cell>
          <table:table-cell office:value-type="string">
            <text:p>Georgia</text:p>
          </table:table-cell>
          <table:table-cell office:value-type="string">
            <text:p>October 22, 2010</text:p>
          </table:table-cell>
          <table:table-cell office:value-type="string">
            <text:p>United Bank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eotone Bank and Trust Company</text:p>
          </table:table-cell>
          <table:table-cell office:value-type="string">
            <text:p>Peotone</text:p>
          </table:table-cell>
          <table:table-cell office:value-type="string">
            <text:p>Illinois</text:p>
          </table:table-cell>
          <table:table-cell office:value-type="string">
            <text:p>April 23, 2010</text:p>
          </table:table-cell>
          <table:table-cell office:value-type="string">
            <text:p>First Midwest Bank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arco Community Bank</text:p>
          </table:table-cell>
          <table:table-cell office:value-type="string">
            <text:p>Marco Island</text:p>
          </table:table-cell>
          <table:table-cell office:value-type="string">
            <text:p>Florida</text:p>
          </table:table-cell>
          <table:table-cell office:value-type="string">
            <text:p>February 19, 2010</text:p>
          </table:table-cell>
          <table:table-cell office:value-type="string">
            <text:p>Mutual of Omaha Bank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Towne Bank of Arizona</text:p>
          </table:table-cell>
          <table:table-cell office:value-type="string">
            <text:p>Mesa</text:p>
          </table:table-cell>
          <table:table-cell office:value-type="string">
            <text:p>Arizona</text:p>
          </table:table-cell>
          <table:table-cell table:style-name="ce2" office:value-type="string">
            <text:p>May 7, 2010</text:p>
          </table:table-cell>
          <table:table-cell office:value-type="string">
            <text:p>Commerce Bank of Arizona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Earthstar Bank</text:p>
          </table:table-cell>
          <table:table-cell office:value-type="string">
            <text:p>Southampton</text:p>
          </table:table-cell>
          <table:table-cell office:value-type="string">
            <text:p>Pennsylvania</text:p>
          </table:table-cell>
          <table:table-cell office:value-type="string">
            <text:p>December 10, 2010</text:p>
          </table:table-cell>
          <table:table-cell office:value-type="string">
            <text:p>Polonia Bank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Gulf State Community Bank</text:p>
          </table:table-cell>
          <table:table-cell office:value-type="string">
            <text:p>Carrabelle</text:p>
          </table:table-cell>
          <table:table-cell office:value-type="string">
            <text:p>Florida</text:p>
          </table:table-cell>
          <table:table-cell office:value-type="string">
            <text:p>November 19, 2010</text:p>
          </table:table-cell>
          <table:table-cell office:value-type="string">
            <text:p>Centennial Bank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Progress Bank of Florida</text:p>
          </table:table-cell>
          <table:table-cell office:value-type="string">
            <text:p>Tampa</text:p>
          </table:table-cell>
          <table:table-cell office:value-type="string">
            <text:p>Florida</text:p>
          </table:table-cell>
          <table:table-cell office:value-type="string">
            <text:p>October 22, 2010</text:p>
          </table:table-cell>
          <table:table-cell office:value-type="string">
            <text:p>Bay Cities Bank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New Liberty Bank</text:p>
          </table:table-cell>
          <table:table-cell office:value-type="string">
            <text:p>Plymouth</text:p>
          </table:table-cell>
          <table:table-cell office:value-type="string">
            <text:p>Michigan</text:p>
          </table:table-cell>
          <table:table-cell table:style-name="ce2" office:value-type="string">
            <text:p>May 14, 2010</text:p>
          </table:table-cell>
          <table:table-cell office:value-type="string">
            <text:p>Bank of Ann Arbor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ommunity Security Bank</text:p>
          </table:table-cell>
          <table:table-cell office:value-type="string">
            <text:p>New Prague</text:p>
          </table:table-cell>
          <table:table-cell office:value-type="string">
            <text:p>Minnesota</text:p>
          </table:table-cell>
          <table:table-cell office:value-type="string">
            <text:p>July 23, 2010</text:p>
          </table:table-cell>
          <table:table-cell office:value-type="string">
            <text:p>Roundbank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Allegiance Bank of North America</text:p>
          </table:table-cell>
          <table:table-cell office:value-type="string">
            <text:p>Bala Cynwyd</text:p>
          </table:table-cell>
          <table:table-cell office:value-type="string">
            <text:p>Pennsylvania</text:p>
          </table:table-cell>
          <table:table-cell office:value-type="string">
            <text:p>November 19, 2010</text:p>
          </table:table-cell>
          <table:table-cell office:value-type="string">
            <text:p>VIST Bank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horeline Bank</text:p>
          </table:table-cell>
          <table:table-cell office:value-type="string">
            <text:p>Shoreline</text:p>
          </table:table-cell>
          <table:table-cell office:value-type="string">
            <text:p>Washington</text:p>
          </table:table-cell>
          <table:table-cell office:value-type="string">
            <text:p>October 1, 2010</text:p>
          </table:table-cell>
          <table:table-cell office:value-type="string">
            <text:p>GBC International Bank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Granite Community Bank</text:p>
          </table:table-cell>
          <table:table-cell office:value-type="string">
            <text:p>Granite Bay</text:p>
          </table:table-cell>
          <table:table-cell office:value-type="string">
            <text:p>California</text:p>
          </table:table-cell>
          <table:table-cell table:style-name="ce2" office:value-type="string">
            <text:p>May 28, 2010</text:p>
          </table:table-cell>
          <table:table-cell office:value-type="string">
            <text:p>Tri Counties Bank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Western Commercial Bank</text:p>
          </table:table-cell>
          <table:table-cell office:value-type="string">
            <text:p>Woodland Hills</text:p>
          </table:table-cell>
          <table:table-cell office:value-type="string">
            <text:p>California</text:p>
          </table:table-cell>
          <table:table-cell office:value-type="string">
            <text:p>November 5, 2010</text:p>
          </table:table-cell>
          <table:table-cell office:value-type="string">
            <text:p>First California Bank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Century Security Bank</text:p>
          </table:table-cell>
          <table:table-cell office:value-type="string">
            <text:p>Duluth</text:p>
          </table:table-cell>
          <table:table-cell office:value-type="string">
            <text:p>Georgia</text:p>
          </table:table-cell>
          <table:table-cell office:value-type="string">
            <text:p>March 19, 2010</text:p>
          </table:table-cell>
          <table:table-cell office:value-type="string">
            <text:p>Bank of Upson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outhwest Community Bank</text:p>
          </table:table-cell>
          <table:table-cell office:value-type="string">
            <text:p>Springfield</text:p>
          </table:table-cell>
          <table:table-cell office:value-type="string">
            <text:p>Missouri</text:p>
          </table:table-cell>
          <table:table-cell table:style-name="ce2" office:value-type="string">
            <text:p>May 14, 2010</text:p>
          </table:table-cell>
          <table:table-cell office:value-type="string">
            <text:p>Simmons First National Bank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Mainstreet Savings Bank</text:p>
          </table:table-cell>
          <table:table-cell office:value-type="string">
            <text:p>Hastings</text:p>
          </table:table-cell>
          <table:table-cell office:value-type="string">
            <text:p>Michigan</text:p>
          </table:table-cell>
          <table:table-cell office:value-type="string">
            <text:p>July 16, 2010</text:p>
          </table:table-cell>
          <table:table-cell office:value-type="string">
            <text:p>Commercial Bank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WestBridge Bank and Trust Company</text:p>
          </table:table-cell>
          <table:table-cell office:value-type="string">
            <text:p>Chesterfield</text:p>
          </table:table-cell>
          <table:table-cell office:value-type="string">
            <text:p>Missouri</text:p>
          </table:table-cell>
          <table:table-cell office:value-type="string">
            <text:p>October 15, 2010</text:p>
          </table:table-cell>
          <table:table-cell office:value-type="string">
            <text:p>Midland State Bank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mericanFirst Bank</text:p>
          </table:table-cell>
          <table:table-cell office:value-type="string">
            <text:p>Clermont</text:p>
          </table:table-cell>
          <table:table-cell office:value-type="string">
            <text:p>Florida</text:p>
          </table:table-cell>
          <table:table-cell office:value-type="string">
            <text:p>April 16, 2010</text:p>
          </table:table-cell>
          <table:table-cell office:value-type="string">
            <text:p>TD Bank, N.A.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Key West Bank</text:p>
          </table:table-cell>
          <table:table-cell office:value-type="string">
            <text:p>Key West</text:p>
          </table:table-cell>
          <table:table-cell office:value-type="string">
            <text:p>Florida</text:p>
          </table:table-cell>
          <table:table-cell office:value-type="string">
            <text:p>March 26, 2010</text:p>
          </table:table-cell>
          <table:table-cell office:value-type="string">
            <text:p>Centennial Bank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ISN Bank</text:p>
          </table:table-cell>
          <table:table-cell office:value-type="string">
            <text:p>Cherry Hill</text:p>
          </table:table-cell>
          <table:table-cell office:value-type="string">
            <text:p>New Jersey</text:p>
          </table:table-cell>
          <table:table-cell office:value-type="string">
            <text:p>September 17, 2010</text:p>
          </table:table-cell>
          <table:table-cell office:value-type="string">
            <text:p>Customers Bank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High Desert State Bank</text:p>
          </table:table-cell>
          <table:table-cell office:value-type="string">
            <text:p>Albuquerque</text:p>
          </table:table-cell>
          <table:table-cell office:value-type="string">
            <text:p>New Mexico</text:p>
          </table:table-cell>
          <table:table-cell office:value-type="string">
            <text:p>June 25, 2010</text:p>
          </table:table-cell>
          <table:table-cell office:value-type="string">
            <text:p>First American Bank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First Bank of Jacksonville</text:p>
          </table:table-cell>
          <table:table-cell office:value-type="string">
            <text:p>Jacksonville</text:p>
          </table:table-cell>
          <table:table-cell office:value-type="string">
            <text:p>Florida</text:p>
          </table:table-cell>
          <table:table-cell office:value-type="string">
            <text:p>October 22, 2010</text:p>
          </table:table-cell>
          <table:table-cell office:value-type="string">
            <text:p>Ameris Bank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Citizens Bank and Trust Company of Chicago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April 23, 2010</text:p>
          </table:table-cell>
          <table:table-cell office:value-type="string">
            <text:p>Republic Bank of Chicago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Town Community Bank &amp; Trust</text:p>
          </table:table-cell>
          <table:table-cell office:value-type="string">
            <text:p>Antioch</text:p>
          </table:table-cell>
          <table:table-cell office:value-type="string">
            <text:p>Illinois</text:p>
          </table:table-cell>
          <table:table-cell office:value-type="string">
            <text:p>January 15, 2010</text:p>
          </table:table-cell>
          <table:table-cell office:value-type="string">
            <text:p>First American Bank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American National Bank</text:p>
          </table:table-cell>
          <table:table-cell office:value-type="string">
            <text:p>Parma</text:p>
          </table:table-cell>
          <table:table-cell office:value-type="string">
            <text:p>Ohio</text:p>
          </table:table-cell>
          <table:table-cell office:value-type="string">
            <text:p>March 19, 2010</text:p>
          </table:table-cell>
          <table:table-cell office:value-type="string">
            <text:p>The National Bank and Trust Company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Community National Bank at Bartow</text:p>
          </table:table-cell>
          <table:table-cell office:value-type="string">
            <text:p>Bartow</text:p>
          </table:table-cell>
          <table:table-cell office:value-type="string">
            <text:p>Florida</text:p>
          </table:table-cell>
          <table:table-cell office:value-type="string">
            <text:p>August 20, 2010</text:p>
          </table:table-cell>
          <table:table-cell office:value-type="string">
            <text:p>CenterState Bank of Florida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Appalachian Community Bank</text:p>
          </table:table-cell>
          <table:table-cell office:value-type="string">
            <text:p>McCaysville</text:p>
          </table:table-cell>
          <table:table-cell office:value-type="string">
            <text:p>Georgia</text:p>
          </table:table-cell>
          <table:table-cell office:value-type="string">
            <text:p>December 17, 2010</text:p>
          </table:table-cell>
          <table:table-cell office:value-type="string">
            <text:p>Peoples Bank of East Tennesse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BC National Banks</text:p>
          </table:table-cell>
          <table:table-cell office:value-type="string">
            <text:p>Butler</text:p>
          </table:table-cell>
          <table:table-cell office:value-type="string">
            <text:p>Missouri</text:p>
          </table:table-cell>
          <table:table-cell office:value-type="string">
            <text:p>April 30, 2010</text:p>
          </table:table-cell>
          <table:table-cell office:value-type="string">
            <text:p>Community First Bank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Bayside Savings Bank</text:p>
          </table:table-cell>
          <table:table-cell office:value-type="string">
            <text:p>Port Saint Joe</text:p>
          </table:table-cell>
          <table:table-cell office:value-type="string">
            <text:p>Florida</text:p>
          </table:table-cell>
          <table:table-cell office:value-type="string">
            <text:p>July 30, 2010</text:p>
          </table:table-cell>
          <table:table-cell office:value-type="string">
            <text:p>Centennial Bank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inehurst Bank</text:p>
          </table:table-cell>
          <table:table-cell office:value-type="string">
            <text:p>St. Paul</text:p>
          </table:table-cell>
          <table:table-cell office:value-type="string">
            <text:p>Minnesota</text:p>
          </table:table-cell>
          <table:table-cell table:style-name="ce2" office:value-type="string">
            <text:p>May 21, 2010</text:p>
          </table:table-cell>
          <table:table-cell office:value-type="string">
            <text:p>Coulee Bank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arshall Bank, N.A.</text:p>
          </table:table-cell>
          <table:table-cell office:value-type="string">
            <text:p>Hallock</text:p>
          </table:table-cell>
          <table:table-cell office:value-type="string">
            <text:p>Minnesota</text:p>
          </table:table-cell>
          <table:table-cell office:value-type="string">
            <text:p>January 29, 2010</text:p>
          </table:table-cell>
          <table:table-cell office:value-type="string">
            <text:p>United Valley Bank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First National Bank</text:p>
          </table:table-cell>
          <table:table-cell office:value-type="string">
            <text:p>Rosedale</text:p>
          </table:table-cell>
          <table:table-cell office:value-type="string">
            <text:p>Mississippi</text:p>
          </table:table-cell>
          <table:table-cell office:value-type="string">
            <text:p>June 4, 2010</text:p>
          </table:table-cell>
          <table:table-cell office:value-type="string">
            <text:p>The Jefferson Bank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he La Coste National Bank</text:p>
          </table:table-cell>
          <table:table-cell office:value-type="string">
            <text:p>La Coste</text:p>
          </table:table-cell>
          <table:table-cell office:value-type="string">
            <text:p>Texas</text:p>
          </table:table-cell>
          <table:table-cell office:value-type="string">
            <text:p>February 19, 2010</text:p>
          </table:table-cell>
          <table:table-cell office:value-type="string">
            <text:p>Community National Bank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Lakeside Community Bank</text:p>
          </table:table-cell>
          <table:table-cell office:value-type="string">
            <text:p>Sterling Heights</text:p>
          </table:table-cell>
          <table:table-cell office:value-type="string">
            <text:p>Michigan</text:p>
          </table:table-cell>
          <table:table-cell office:value-type="string">
            <text:p>April 16, 2010</text:p>
          </table:table-cell>
          <table:table-cell office:value-type="string">
            <text:p>None (insured depositors paid directly)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arson River Community Bank</text:p>
          </table:table-cell>
          <table:table-cell office:value-type="string">
            <text:p>Carson City</text:p>
          </table:table-cell>
          <table:table-cell office:value-type="string">
            <text:p>Nevada</text:p>
          </table:table-cell>
          <table:table-cell office:value-type="string">
            <text:p>February 26, 2010</text:p>
          </table:table-cell>
          <table:table-cell office:value-type="string">
            <text:p>Heritage Bank of Nevada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Bramble Savings Bank</text:p>
          </table:table-cell>
          <table:table-cell office:value-type="string">
            <text:p>Milford</text:p>
          </table:table-cell>
          <table:table-cell office:value-type="string">
            <text:p>Ohio</text:p>
          </table:table-cell>
          <table:table-cell office:value-type="string">
            <text:p>September 17, 2010</text:p>
          </table:table-cell>
          <table:table-cell office:value-type="string">
            <text:p>Foundation Bank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First Vietnamese American Bank</text:p>
          </table:table-cell>
          <table:table-cell office:value-type="string">
            <text:p>Westminster</text:p>
          </table:table-cell>
          <table:table-cell office:value-type="string">
            <text:p>California</text:p>
          </table:table-cell>
          <table:table-cell office:value-type="string">
            <text:p>November 5, 2010</text:p>
          </table:table-cell>
          <table:table-cell office:value-type="string">
            <text:p>Grandpoint Bank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Thunder Bank</text:p>
          </table:table-cell>
          <table:table-cell office:value-type="string">
            <text:p>Sylvan Grove</text:p>
          </table:table-cell>
          <table:table-cell office:value-type="string">
            <text:p>Kansas</text:p>
          </table:table-cell>
          <table:table-cell office:value-type="string">
            <text:p>July 23, 2010</text:p>
          </table:table-cell>
          <table:table-cell office:value-type="string">
            <text:p>The Bennington State Bank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Access Bank</text:p>
          </table:table-cell>
          <table:table-cell office:value-type="string">
            <text:p>Champlin</text:p>
          </table:table-cell>
          <table:table-cell office:value-type="string">
            <text:p>Minnesota</text:p>
          </table:table-cell>
          <table:table-cell table:style-name="ce2" office:value-type="string">
            <text:p>May 7, 2010</text:p>
          </table:table-cell>
          <table:table-cell office:value-type="string">
            <text:p>PrinsBank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Gordon Bank</text:p>
          </table:table-cell>
          <table:table-cell office:value-type="string">
            <text:p>Gordon</text:p>
          </table:table-cell>
          <table:table-cell office:value-type="string">
            <text:p>Georgia</text:p>
          </table:table-cell>
          <table:table-cell office:value-type="string">
            <text:p>October 22, 2010</text:p>
          </table:table-cell>
          <table:table-cell office:value-type="string">
            <text:p>Morris Bank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Community National Bank</text:p>
          </table:table-cell>
          <table:table-cell office:value-type="string">
            <text:p>Lino Lakes</text:p>
          </table:table-cell>
          <table:table-cell office:value-type="string">
            <text:p>Minnesota</text:p>
          </table:table-cell>
          <table:table-cell office:value-type="string">
            <text:p>December 17, 2010</text:p>
          </table:table-cell>
          <table:table-cell office:value-type="string">
            <text:p>Farmers &amp; Merchants Savings Bank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tate Bank of Aurora</text:p>
          </table:table-cell>
          <table:table-cell office:value-type="string">
            <text:p>Aurora</text:p>
          </table:table-cell>
          <table:table-cell office:value-type="string">
            <text:p>Minnesota</text:p>
          </table:table-cell>
          <table:table-cell office:value-type="string">
            <text:p>March 19, 2010</text:p>
          </table:table-cell>
          <table:table-cell office:value-type="string">
            <text:p>Northern State Bank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t. Stephen State Bank</text:p>
          </table:table-cell>
          <table:table-cell office:value-type="string">
            <text:p>St. Stephen</text:p>
          </table:table-cell>
          <table:table-cell office:value-type="string">
            <text:p>Minnesota</text:p>
          </table:table-cell>
          <table:table-cell office:value-type="string">
            <text:p>January 15, 2010</text:p>
          </table:table-cell>
          <table:table-cell office:value-type="string">
            <text:p>First State Bank of St. Joseph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Bank of Leeton</text:p>
          </table:table-cell>
          <table:table-cell office:value-type="string">
            <text:p>Leeton</text:p>
          </table:table-cell>
          <table:table-cell office:value-type="string">
            <text:p>Missouri</text:p>
          </table:table-cell>
          <table:table-cell office:value-type="string">
            <text:p>January 22, 2010</text:p>
          </table:table-cell>
          <table:table-cell office:value-type="string">
            <text:p>Sunflower Bank, N.A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1st American State Bank of Minnesota</text:p>
          </table:table-cell>
          <table:table-cell office:value-type="string">
            <text:p>Hancock</text:p>
          </table:table-cell>
          <table:table-cell office:value-type="string">
            <text:p>Minnesota</text:p>
          </table:table-cell>
          <table:table-cell office:value-type="string">
            <text:p>February 5, 2010</text:p>
          </table:table-cell>
          <table:table-cell office:value-type="string">
            <text:p>Community Development Bank, FSB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rcola Homestead Savings Bank</text:p>
          </table:table-cell>
          <table:table-cell office:value-type="string">
            <text:p>Arcola</text:p>
          </table:table-cell>
          <table:table-cell office:value-type="string">
            <text:p>Illinois</text:p>
          </table:table-cell>
          <table:table-cell office:value-type="string">
            <text:p>June 4, 2010</text:p>
          </table:table-cell>
          <table:table-cell office:value-type="string">
            <text:p>None (insured depositors paid directly)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Imperial Savings &amp; Loan</text:p>
          </table:table-cell>
          <table:table-cell office:value-type="string">
            <text:p>Martinsville</text:p>
          </table:table-cell>
          <table:table-cell office:value-type="string">
            <text:p>Virginia</text:p>
          </table:table-cell>
          <table:table-cell office:value-type="string">
            <text:p>August 20, 2010</text:p>
          </table:table-cell>
          <table:table-cell office:value-type="string">
            <text:p>River Community Bank, N.A.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Ideal Federal Savings Bank</text:p>
          </table:table-cell>
          <table:table-cell office:value-type="string">
            <text:p>Baltimore</text:p>
          </table:table-cell>
          <table:table-cell office:value-type="string">
            <text:p>Maryland</text:p>
          </table:table-cell>
          <table:table-cell office:value-type="string">
            <text:p>July 9, 2010</text:p>
          </table:table-cell>
          <table:table-cell office:value-type="string">
            <text:p>None (insured depositors paid directly)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uperior Bank</text:p>
          </table:table-cell>
          <table:table-cell office:value-type="string">
            <text:p>Birmingham</text:p>
          </table:table-cell>
          <table:table-cell office:value-type="string">
            <text:p>Alabama</text:p>
          </table:table-cell>
          <table:table-cell office:value-type="string">
            <text:p>April 15, 2011</text:p>
          </table:table-cell>
          <table:table-cell office:value-type="string">
            <text:p>Superior Bank, NA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irst Community Bank</text:p>
          </table:table-cell>
          <table:table-cell office:value-type="string">
            <text:p>Taos</text:p>
          </table:table-cell>
          <table:table-cell office:value-type="string">
            <text:p>New Mexico</text:p>
          </table:table-cell>
          <table:table-cell office:value-type="string">
            <text:p>January 28, 2011</text:p>
          </table:table-cell>
          <table:table-cell office:value-type="string">
            <text:p>U.S. Bank, N.A.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Integra Bank, NA</text:p>
          </table:table-cell>
          <table:table-cell office:value-type="string">
            <text:p>Evansville</text:p>
          </table:table-cell>
          <table:table-cell office:value-type="string">
            <text:p>Indiana</text:p>
          </table:table-cell>
          <table:table-cell office:value-type="string">
            <text:p>July 29, 2011</text:p>
          </table:table-cell>
          <table:table-cell office:value-type="string">
            <text:p>Old National Bank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Lydian Private Bank</text:p>
          </table:table-cell>
          <table:table-cell office:value-type="string">
            <text:p>Palm Beach</text:p>
          </table:table-cell>
          <table:table-cell office:value-type="string">
            <text:p>Florida</text:p>
          </table:table-cell>
          <table:table-cell office:value-type="string">
            <text:p>August 19, 2011</text:p>
          </table:table-cell>
          <table:table-cell office:value-type="string">
            <text:p>Sabadell United Bank, N.A.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United Western Bank</text:p>
          </table:table-cell>
          <table:table-cell office:value-type="string">
            <text:p>Denver</text:p>
          </table:table-cell>
          <table:table-cell office:value-type="string">
            <text:p>Colorado</text:p>
          </table:table-cell>
          <table:table-cell office:value-type="string">
            <text:p>January 21, 2011</text:p>
          </table:table-cell>
          <table:table-cell office:value-type="string">
            <text:p>First-Citizens Bank and Trust Company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Community Banks of Colorado</text:p>
          </table:table-cell>
          <table:table-cell office:value-type="string">
            <text:p>Greenwood Village</text:p>
          </table:table-cell>
          <table:table-cell office:value-type="string">
            <text:p>Colorado</text:p>
          </table:table-cell>
          <table:table-cell office:value-type="string">
            <text:p>October 21, 2011</text:p>
          </table:table-cell>
          <table:table-cell office:value-type="string">
            <text:p>Bank Midwest, N.A.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Bank of Choice</text:p>
          </table:table-cell>
          <table:table-cell office:value-type="string">
            <text:p>Greeley</text:p>
          </table:table-cell>
          <table:table-cell office:value-type="string">
            <text:p>Colorado</text:p>
          </table:table-cell>
          <table:table-cell office:value-type="string">
            <text:p>July 22, 2011</text:p>
          </table:table-cell>
          <table:table-cell office:value-type="string">
            <text:p>Bank Midwest, N.A.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Bank of the Commonwealth</text:p>
          </table:table-cell>
          <table:table-cell office:value-type="string">
            <text:p>Norfolk</text:p>
          </table:table-cell>
          <table:table-cell office:value-type="string">
            <text:p>Virginia</text:p>
          </table:table-cell>
          <table:table-cell office:value-type="string">
            <text:p>September 23, 2011</text:p>
          </table:table-cell>
          <table:table-cell office:value-type="string">
            <text:p>Southern Bank and Trust Company</text:p>
          </table:table-cell>
          <table:table-cell office:value-type="float" office:value="985.1">
            <text:p>985,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First Chicago Bank &amp; Trust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July 8, 2011</text:p>
          </table:table-cell>
          <table:table-cell office:value-type="string">
            <text:p>Northbrook Bank and Trust Company</text:p>
          </table:table-cell>
          <table:table-cell office:value-type="float" office:value="959.3">
            <text:p>959,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Park Avenue Bank</text:p>
          </table:table-cell>
          <table:table-cell office:value-type="string">
            <text:p>Valdosta</text:p>
          </table:table-cell>
          <table:table-cell office:value-type="string">
            <text:p>Georgia</text:p>
          </table:table-cell>
          <table:table-cell office:value-type="string">
            <text:p>April 29, 2011</text:p>
          </table:table-cell>
          <table:table-cell office:value-type="string">
            <text:p>Bank of the Ozarks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exity Bank</text:p>
          </table:table-cell>
          <table:table-cell office:value-type="string">
            <text:p>Birmingham</text:p>
          </table:table-cell>
          <table:table-cell office:value-type="string">
            <text:p>Alabama</text:p>
          </table:table-cell>
          <table:table-cell office:value-type="string">
            <text:p>April 15, 2011</text:p>
          </table:table-cell>
          <table:table-cell office:value-type="string">
            <text:p>AloStar Bank of Commerce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FirsTier Bank</text:p>
          </table:table-cell>
          <table:table-cell office:value-type="string">
            <text:p>Louisville</text:p>
          </table:table-cell>
          <table:table-cell office:value-type="string">
            <text:p>Colorado</text:p>
          </table:table-cell>
          <table:table-cell office:value-type="string">
            <text:p>January 28, 2011</text:p>
          </table:table-cell>
          <table:table-cell office:value-type="string">
            <text:p>None (insured depositors paid directly)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Atlantic Southern Bank</text:p>
          </table:table-cell>
          <table:table-cell office:value-type="string">
            <text:p>Macon</text:p>
          </table:table-cell>
          <table:table-cell office:value-type="string">
            <text:p>Georgia</text:p>
          </table:table-cell>
          <table:table-cell table:style-name="ce2" office:value-type="string">
            <text:p>May 20, 2011</text:p>
          </table:table-cell>
          <table:table-cell office:value-type="string">
            <text:p>CertusBank, NA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First Georgia Banking Company</text:p>
          </table:table-cell>
          <table:table-cell office:value-type="string">
            <text:p>Franklin</text:p>
          </table:table-cell>
          <table:table-cell office:value-type="string">
            <text:p>Georgia</text:p>
          </table:table-cell>
          <table:table-cell table:style-name="ce2" office:value-type="string">
            <text:p>May 20, 2011</text:p>
          </table:table-cell>
          <table:table-cell office:value-type="string">
            <text:p>CertusBank, NA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Colorado Capital Bank</text:p>
          </table:table-cell>
          <table:table-cell office:value-type="string">
            <text:p>Castle Rock</text:p>
          </table:table-cell>
          <table:table-cell office:value-type="string">
            <text:p>Colorado</text:p>
          </table:table-cell>
          <table:table-cell office:value-type="string">
            <text:p>July 8, 2011</text:p>
          </table:table-cell>
          <table:table-cell office:value-type="string">
            <text:p>First-Citizens Bank and Trust Company</text:p>
          </table:table-cell>
          <table:table-cell office:value-type="float" office:value="717.5">
            <text:p>717,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First Commercial Bank of Florida</text:p>
          </table:table-cell>
          <table:table-cell office:value-type="string">
            <text:p>Orlando</text:p>
          </table:table-cell>
          <table:table-cell office:value-type="string">
            <text:p>Florida</text:p>
          </table:table-cell>
          <table:table-cell office:value-type="string">
            <text:p>January 7, 2011</text:p>
          </table:table-cell>
          <table:table-cell office:value-type="string">
            <text:p>First Southern Bank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Bank of Whitman</text:p>
          </table:table-cell>
          <table:table-cell office:value-type="string">
            <text:p>Colfax</text:p>
          </table:table-cell>
          <table:table-cell office:value-type="string">
            <text:p>Washington</text:p>
          </table:table-cell>
          <table:table-cell office:value-type="string">
            <text:p>August 5, 2011</text:p>
          </table:table-cell>
          <table:table-cell office:value-type="string">
            <text:p>Columbia State Bank</text:p>
          </table:table-cell>
          <table:table-cell office:value-type="float" office:value="548.6">
            <text:p>548,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The First National Bank of Olathe</text:p>
          </table:table-cell>
          <table:table-cell office:value-type="string">
            <text:p>Olathe</text:p>
          </table:table-cell>
          <table:table-cell office:value-type="string">
            <text:p>Kansas</text:p>
          </table:table-cell>
          <table:table-cell office:value-type="string">
            <text:p>August 12, 2011</text:p>
          </table:table-cell>
          <table:table-cell office:value-type="string">
            <text:p>Enterprise Bank and Trust</text:p>
          </table:table-cell>
          <table:table-cell office:value-type="float" office:value="538.1">
            <text:p>538,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ommunity Central Bank</text:p>
          </table:table-cell>
          <table:table-cell office:value-type="string">
            <text:p>Mount Clemens</text:p>
          </table:table-cell>
          <table:table-cell office:value-type="string">
            <text:p>Michigan</text:p>
          </table:table-cell>
          <table:table-cell office:value-type="string">
            <text:p>April 29, 2011</text:p>
          </table:table-cell>
          <table:table-cell office:value-type="string">
            <text:p>Talmer Bank and Trust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The RiverBank</text:p>
          </table:table-cell>
          <table:table-cell office:value-type="string">
            <text:p>Wyoming</text:p>
          </table:table-cell>
          <table:table-cell office:value-type="string">
            <text:p>Minnesota</text:p>
          </table:table-cell>
          <table:table-cell office:value-type="string">
            <text:p>October 7, 2011</text:p>
          </table:table-cell>
          <table:table-cell office:value-type="string">
            <text:p>Central Bank</text:p>
          </table:table-cell>
          <table:table-cell office:value-type="float" office:value="417.4">
            <text:p>417,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CommunitySouth Bank and Trust</text:p>
          </table:table-cell>
          <table:table-cell office:value-type="string">
            <text:p>Easley</text:p>
          </table:table-cell>
          <table:table-cell office:value-type="string">
            <text:p>South Carolina</text:p>
          </table:table-cell>
          <table:table-cell office:value-type="string">
            <text:p>January 21, 2011</text:p>
          </table:table-cell>
          <table:table-cell office:value-type="string">
            <text:p>CertusBank, NA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Peoples State Bank</text:p>
          </table:table-cell>
          <table:table-cell office:value-type="string">
            <text:p>Hamtramck</text:p>
          </table:table-cell>
          <table:table-cell office:value-type="string">
            <text:p>Michigan</text:p>
          </table:table-cell>
          <table:table-cell office:value-type="string">
            <text:p>February 11, 2011</text:p>
          </table:table-cell>
          <table:table-cell office:value-type="string">
            <text:p>First Michigan Bank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Habersham Bank</text:p>
          </table:table-cell>
          <table:table-cell office:value-type="string">
            <text:p>Clarkesville</text:p>
          </table:table-cell>
          <table:table-cell office:value-type="string">
            <text:p>Georgia</text:p>
          </table:table-cell>
          <table:table-cell office:value-type="string">
            <text:p>February 18, 2011</text:p>
          </table:table-cell>
          <table:table-cell office:value-type="string">
            <text:p>SCBT, NA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entral Progressive Bank</text:p>
          </table:table-cell>
          <table:table-cell office:value-type="string">
            <text:p>Lacombe</text:p>
          </table:table-cell>
          <table:table-cell office:value-type="string">
            <text:p>Louisiana</text:p>
          </table:table-cell>
          <table:table-cell office:value-type="string">
            <text:p>November 18, 2011</text:p>
          </table:table-cell>
          <table:table-cell office:value-type="string">
            <text:p>First NBC Bank</text:p>
          </table:table-cell>
          <table:table-cell office:value-type="float" office:value="383.1">
            <text:p>383,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unFirst Bank</text:p>
          </table:table-cell>
          <table:table-cell office:value-type="string">
            <text:p>Saint George</text:p>
          </table:table-cell>
          <table:table-cell office:value-type="string">
            <text:p>Utah</text:p>
          </table:table-cell>
          <table:table-cell office:value-type="string">
            <text:p>November 4, 2011</text:p>
          </table:table-cell>
          <table:table-cell office:value-type="string">
            <text:p>Cache Valley Bank</text:p>
          </table:table-cell>
          <table:table-cell office:value-type="float" office:value="376.2">
            <text:p>376,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un Security Bank</text:p>
          </table:table-cell>
          <table:table-cell office:value-type="string">
            <text:p>Ellington</text:p>
          </table:table-cell>
          <table:table-cell office:value-type="string">
            <text:p>Missouri</text:p>
          </table:table-cell>
          <table:table-cell office:value-type="string">
            <text:p>October 7, 2011</text:p>
          </table:table-cell>
          <table:table-cell office:value-type="string">
            <text:p>Great Southern Bank</text:p>
          </table:table-cell>
          <table:table-cell office:value-type="float" office:value="355.9">
            <text:p>355,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First National Bank of Central Florida</text:p>
          </table:table-cell>
          <table:table-cell office:value-type="string">
            <text:p>Winter Park</text:p>
          </table:table-cell>
          <table:table-cell office:value-type="string">
            <text:p>Florida</text:p>
          </table:table-cell>
          <table:table-cell office:value-type="string">
            <text:p>April 29, 2011</text:p>
          </table:table-cell>
          <table:table-cell office:value-type="string">
            <text:p>Florida Community Bank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cIntosh State Bank</text:p>
          </table:table-cell>
          <table:table-cell office:value-type="string">
            <text:p>Jackson</text:p>
          </table:table-cell>
          <table:table-cell office:value-type="string">
            <text:p>Georgia</text:p>
          </table:table-cell>
          <table:table-cell office:value-type="string">
            <text:p>June 17, 2011</text:p>
          </table:table-cell>
          <table:table-cell office:value-type="string">
            <text:p>Hamilton Bank</text:p>
          </table:table-cell>
          <table:table-cell office:value-type="float" office:value="339.9">
            <text:p>339,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an Luis Trust Bank, FSB</text:p>
          </table:table-cell>
          <table:table-cell office:value-type="string">
            <text:p>San Luis Obispo</text:p>
          </table:table-cell>
          <table:table-cell office:value-type="string">
            <text:p>California</text:p>
          </table:table-cell>
          <table:table-cell office:value-type="string">
            <text:p>February 18, 2011</text:p>
          </table:table-cell>
          <table:table-cell office:value-type="string">
            <text:p>First California Bank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Bartow County Bank</text:p>
          </table:table-cell>
          <table:table-cell office:value-type="string">
            <text:p>Cartersville</text:p>
          </table:table-cell>
          <table:table-cell office:value-type="string">
            <text:p>Georgia</text:p>
          </table:table-cell>
          <table:table-cell office:value-type="string">
            <text:p>April 15, 2011</text:p>
          </table:table-cell>
          <table:table-cell office:value-type="string">
            <text:p>Hamilton State Bank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First Choice Community Bank</text:p>
          </table:table-cell>
          <table:table-cell office:value-type="string">
            <text:p>Dallas</text:p>
          </table:table-cell>
          <table:table-cell office:value-type="string">
            <text:p>Georgia</text:p>
          </table:table-cell>
          <table:table-cell office:value-type="string">
            <text:p>April 29, 2011</text:p>
          </table:table-cell>
          <table:table-cell office:value-type="string">
            <text:p>Bank of the Ozarks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First National Bank of Florida</text:p>
          </table:table-cell>
          <table:table-cell office:value-type="string">
            <text:p>Milton</text:p>
          </table:table-cell>
          <table:table-cell office:value-type="string">
            <text:p>Florida</text:p>
          </table:table-cell>
          <table:table-cell office:value-type="string">
            <text:p>September 9, 2011</text:p>
          </table:table-cell>
          <table:table-cell office:value-type="string">
            <text:p>Charter Bank</text:p>
          </table:table-cell>
          <table:table-cell office:value-type="float" office:value="296.8">
            <text:p>296,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Citizens Bank of Northern California</text:p>
          </table:table-cell>
          <table:table-cell office:value-type="string">
            <text:p>Nevada City</text:p>
          </table:table-cell>
          <table:table-cell office:value-type="string">
            <text:p>California</text:p>
          </table:table-cell>
          <table:table-cell office:value-type="string">
            <text:p>September 23, 2011</text:p>
          </table:table-cell>
          <table:table-cell office:value-type="string">
            <text:p>Tri Counties Bank</text:p>
          </table:table-cell>
          <table:table-cell office:value-type="float" office:value="288.8">
            <text:p>288,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LandMark Bank of Florida</text:p>
          </table:table-cell>
          <table:table-cell office:value-type="string">
            <text:p>Sarasota</text:p>
          </table:table-cell>
          <table:table-cell office:value-type="string">
            <text:p>Florida</text:p>
          </table:table-cell>
          <table:table-cell office:value-type="string">
            <text:p>July 22, 2011</text:p>
          </table:table-cell>
          <table:table-cell office:value-type="string">
            <text:p>American Momentum Bank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Evergreen State Bank</text:p>
          </table:table-cell>
          <table:table-cell office:value-type="string">
            <text:p>Stoughton</text:p>
          </table:table-cell>
          <table:table-cell office:value-type="string">
            <text:p>Wisconsin</text:p>
          </table:table-cell>
          <table:table-cell office:value-type="string">
            <text:p>January 28, 2011</text:p>
          </table:table-cell>
          <table:table-cell office:value-type="string">
            <text:p>McFarland State Bank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First International Bank</text:p>
          </table:table-cell>
          <table:table-cell office:value-type="string">
            <text:p>Plano</text:p>
          </table:table-cell>
          <table:table-cell office:value-type="string">
            <text:p>Texas</text:p>
          </table:table-cell>
          <table:table-cell office:value-type="string">
            <text:p>September 30, 2011</text:p>
          </table:table-cell>
          <table:table-cell office:value-type="string">
            <text:p>American First National Bank</text:p>
          </table:table-cell>
          <table:table-cell office:value-type="float" office:value="239.9">
            <text:p>239,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BankMeridian, N.A.</text:p>
          </table:table-cell>
          <table:table-cell office:value-type="string">
            <text:p>Columbia</text:p>
          </table:table-cell>
          <table:table-cell office:value-type="string">
            <text:p>South Carolina</text:p>
          </table:table-cell>
          <table:table-cell office:value-type="string">
            <text:p>July 29, 2011</text:p>
          </table:table-cell>
          <table:table-cell office:value-type="string">
            <text:p>SCBT, NA</text:p>
          </table:table-cell>
          <table:table-cell office:value-type="float" office:value="239.8">
            <text:p>239,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American Trust Bank</text:p>
          </table:table-cell>
          <table:table-cell office:value-type="string">
            <text:p>Roswell</text:p>
          </table:table-cell>
          <table:table-cell office:value-type="string">
            <text:p>Georgia</text:p>
          </table:table-cell>
          <table:table-cell office:value-type="string">
            <text:p>February 4, 2011</text:p>
          </table:table-cell>
          <table:table-cell office:value-type="string">
            <text:p>Renasant Bank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Oglethorpe Bank</text:p>
          </table:table-cell>
          <table:table-cell office:value-type="string">
            <text:p>Brunswick</text:p>
          </table:table-cell>
          <table:table-cell office:value-type="string">
            <text:p>Georgia</text:p>
          </table:table-cell>
          <table:table-cell office:value-type="string">
            <text:p>January 14, 2011</text:p>
          </table:table-cell>
          <table:table-cell office:value-type="string">
            <text:p>Bank of the Ozarks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First Peoples Bank</text:p>
          </table:table-cell>
          <table:table-cell office:value-type="string">
            <text:p>Port St. Lucie</text:p>
          </table:table-cell>
          <table:table-cell office:value-type="string">
            <text:p>Florida</text:p>
          </table:table-cell>
          <table:table-cell office:value-type="string">
            <text:p>July 15, 2011</text:p>
          </table:table-cell>
          <table:table-cell office:value-type="string">
            <text:p>Premier American Bank, N.A.</text:p>
          </table:table-cell>
          <table:table-cell office:value-type="float" office:value="228.3">
            <text:p>228,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Heritage Banking Group</text:p>
          </table:table-cell>
          <table:table-cell office:value-type="string">
            <text:p>Carthage</text:p>
          </table:table-cell>
          <table:table-cell office:value-type="string">
            <text:p>Mississippi</text:p>
          </table:table-cell>
          <table:table-cell office:value-type="string">
            <text:p>April 15, 2011</text:p>
          </table:table-cell>
          <table:table-cell office:value-type="string">
            <text:p>TrustMark National Bank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Old Harbor Bank</text:p>
          </table:table-cell>
          <table:table-cell office:value-type="string">
            <text:p>Clearwater</text:p>
          </table:table-cell>
          <table:table-cell office:value-type="string">
            <text:p>Florida</text:p>
          </table:table-cell>
          <table:table-cell office:value-type="string">
            <text:p>October 21, 2011</text:p>
          </table:table-cell>
          <table:table-cell office:value-type="string">
            <text:p>1st United Bank</text:p>
          </table:table-cell>
          <table:table-cell office:value-type="float" office:value="215.9">
            <text:p>215,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Citizens Bank of Effingham</text:p>
          </table:table-cell>
          <table:table-cell office:value-type="string">
            <text:p>Springfield</text:p>
          </table:table-cell>
          <table:table-cell office:value-type="string">
            <text:p>Georgia</text:p>
          </table:table-cell>
          <table:table-cell office:value-type="string">
            <text:p>February 18, 2011</text:p>
          </table:table-cell>
          <table:table-cell office:value-type="string">
            <text:p>Heritage Bank of the South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anyon National Bank</text:p>
          </table:table-cell>
          <table:table-cell office:value-type="string">
            <text:p>Palm Springs</text:p>
          </table:table-cell>
          <table:table-cell office:value-type="string">
            <text:p>California</text:p>
          </table:table-cell>
          <table:table-cell office:value-type="string">
            <text:p>February 11, 2011</text:p>
          </table:table-cell>
          <table:table-cell office:value-type="string">
            <text:p>Pacific Premier Bank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Atlantic Bank and Trust</text:p>
          </table:table-cell>
          <table:table-cell office:value-type="string">
            <text:p>Charleston</text:p>
          </table:table-cell>
          <table:table-cell office:value-type="string">
            <text:p>South Carolina</text:p>
          </table:table-cell>
          <table:table-cell office:value-type="string">
            <text:p>June 3, 2011</text:p>
          </table:table-cell>
          <table:table-cell office:value-type="string">
            <text:p>First Citizens Bank and Trust Company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First State Bank</text:p>
          </table:table-cell>
          <table:table-cell office:value-type="string">
            <text:p>Cranford</text:p>
          </table:table-cell>
          <table:table-cell office:value-type="string">
            <text:p>New Jersey</text:p>
          </table:table-cell>
          <table:table-cell office:value-type="string">
            <text:p>October 14, 2011</text:p>
          </table:table-cell>
          <table:table-cell office:value-type="string">
            <text:p>Northfield Bank (Staten Island, NY)</text:p>
          </table:table-cell>
          <table:table-cell office:value-type="float" office:value="204.4">
            <text:p>204,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iedmont Community Bank</text:p>
          </table:table-cell>
          <table:table-cell office:value-type="string">
            <text:p>Gray</text:p>
          </table:table-cell>
          <table:table-cell office:value-type="string">
            <text:p>Georgia</text:p>
          </table:table-cell>
          <table:table-cell office:value-type="string">
            <text:p>October 14, 2011</text:p>
          </table:table-cell>
          <table:table-cell office:value-type="string">
            <text:p>State Bank and Trust Company</text:p>
          </table:table-cell>
          <table:table-cell office:value-type="float" office:value="201.7">
            <text:p>201,7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High Trust Bank</text:p>
          </table:table-cell>
          <table:table-cell office:value-type="string">
            <text:p>Stockbridge</text:p>
          </table:table-cell>
          <table:table-cell office:value-type="string">
            <text:p>Georgia</text:p>
          </table:table-cell>
          <table:table-cell office:value-type="string">
            <text:p>July 15, 2011</text:p>
          </table:table-cell>
          <table:table-cell office:value-type="string">
            <text:p>Ameris Bank</text:p>
          </table:table-cell>
          <table:table-cell office:value-type="float" office:value="192.5">
            <text:p>192,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Decatur First Bank</text:p>
          </table:table-cell>
          <table:table-cell office:value-type="string">
            <text:p>Decatur</text:p>
          </table:table-cell>
          <table:table-cell office:value-type="string">
            <text:p>Georgia</text:p>
          </table:table-cell>
          <table:table-cell office:value-type="string">
            <text:p>October 21, 2011</text:p>
          </table:table-cell>
          <table:table-cell office:value-type="string">
            <text:p>Fidelity Bank</text:p>
          </table:table-cell>
          <table:table-cell office:value-type="float" office:value="191.5">
            <text:p>191,5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Country Bank</text:p>
          </table:table-cell>
          <table:table-cell office:value-type="string">
            <text:p>Aledo</text:p>
          </table:table-cell>
          <table:table-cell office:value-type="string">
            <text:p>Illinois</text:p>
          </table:table-cell>
          <table:table-cell office:value-type="string">
            <text:p>October 14, 2011</text:p>
          </table:table-cell>
          <table:table-cell office:value-type="string">
            <text:p>Blackhawk Bank &amp; Trust</text:p>
          </table:table-cell>
          <table:table-cell office:value-type="float" office:value="190.6">
            <text:p>190,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Legacy Bank</text:p>
          </table:table-cell>
          <table:table-cell office:value-type="string">
            <text:p>Milwaukee</text:p>
          </table:table-cell>
          <table:table-cell office:value-type="string">
            <text:p>Wisconsin</text:p>
          </table:table-cell>
          <table:table-cell office:value-type="string">
            <text:p>March 11, 2011</text:p>
          </table:table-cell>
          <table:table-cell office:value-type="string">
            <text:p>Seaway Bank and Trust Company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Bank of Asheville</text:p>
          </table:table-cell>
          <table:table-cell office:value-type="string">
            <text:p>Asheville</text:p>
          </table:table-cell>
          <table:table-cell office:value-type="string">
            <text:p>North Carolina</text:p>
          </table:table-cell>
          <table:table-cell office:value-type="string">
            <text:p>January 21, 2011</text:p>
          </table:table-cell>
          <table:table-cell office:value-type="string">
            <text:p>First Bank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One Georgia Bank</text:p>
          </table:table-cell>
          <table:table-cell office:value-type="string">
            <text:p>Atlanta</text:p>
          </table:table-cell>
          <table:table-cell office:value-type="string">
            <text:p>Georgia</text:p>
          </table:table-cell>
          <table:table-cell office:value-type="string">
            <text:p>July 15, 2011</text:p>
          </table:table-cell>
          <table:table-cell office:value-type="string">
            <text:p>Ameris Bank</text:p>
          </table:table-cell>
          <table:table-cell office:value-type="float" office:value="186.3">
            <text:p>186,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Western Springs National Bank and Trust</text:p>
          </table:table-cell>
          <table:table-cell office:value-type="string">
            <text:p>Western Springs</text:p>
          </table:table-cell>
          <table:table-cell office:value-type="string">
            <text:p>Illinois</text:p>
          </table:table-cell>
          <table:table-cell office:value-type="string">
            <text:p>April 11, 2011</text:p>
          </table:table-cell>
          <table:table-cell office:value-type="string">
            <text:p>Heartland Bank and Trust Company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mmunity Capital Bank</text:p>
          </table:table-cell>
          <table:table-cell office:value-type="string">
            <text:p>Jonesboro</text:p>
          </table:table-cell>
          <table:table-cell office:value-type="string">
            <text:p>Georgia</text:p>
          </table:table-cell>
          <table:table-cell office:value-type="string">
            <text:p>October 21, 2011</text:p>
          </table:table-cell>
          <table:table-cell office:value-type="string">
            <text:p>State Bank and Trust Company</text:p>
          </table:table-cell>
          <table:table-cell office:value-type="float" office:value="181.2">
            <text:p>181,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First Heritage Bank</text:p>
          </table:table-cell>
          <table:table-cell office:value-type="string">
            <text:p>Snohomish</text:p>
          </table:table-cell>
          <table:table-cell office:value-type="string">
            <text:p>Washington</text:p>
          </table:table-cell>
          <table:table-cell table:style-name="ce2" office:value-type="string">
            <text:p>May 27, 2011</text:p>
          </table:table-cell>
          <table:table-cell office:value-type="string">
            <text:p>Columbia State Bank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irst Southern National Bank</text:p>
          </table:table-cell>
          <table:table-cell office:value-type="string">
            <text:p>Statesboro</text:p>
          </table:table-cell>
          <table:table-cell office:value-type="string">
            <text:p>Georgia</text:p>
          </table:table-cell>
          <table:table-cell office:value-type="string">
            <text:p>August 19, 2011</text:p>
          </table:table-cell>
          <table:table-cell office:value-type="string">
            <text:p>Heritage Bank of the South</text:p>
          </table:table-cell>
          <table:table-cell office:value-type="float" office:value="164.6">
            <text:p>164,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Bank of Commerce</text:p>
          </table:table-cell>
          <table:table-cell office:value-type="string">
            <text:p>Wood Dale</text:p>
          </table:table-cell>
          <table:table-cell office:value-type="string">
            <text:p>Illinois</text:p>
          </table:table-cell>
          <table:table-cell office:value-type="string">
            <text:p>March 25, 2011</text:p>
          </table:table-cell>
          <table:table-cell office:value-type="string">
            <text:p>Advantage National Bank Group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Western National Bank</text:p>
          </table:table-cell>
          <table:table-cell office:value-type="string">
            <text:p>Phoenix</text:p>
          </table:table-cell>
          <table:table-cell office:value-type="string">
            <text:p>Arizona</text:p>
          </table:table-cell>
          <table:table-cell office:value-type="string">
            <text:p>December 16, 2011</text:p>
          </table:table-cell>
          <table:table-cell office:value-type="string">
            <text:p>Washington Federal</text:p>
          </table:table-cell>
          <table:table-cell office:value-type="float" office:value="162.9">
            <text:p>162,9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Blue Ridge Savings Bank</text:p>
          </table:table-cell>
          <table:table-cell office:value-type="string">
            <text:p>Asheville</text:p>
          </table:table-cell>
          <table:table-cell office:value-type="string">
            <text:p>North Carolina</text:p>
          </table:table-cell>
          <table:table-cell office:value-type="string">
            <text:p>October 14, 2011</text:p>
          </table:table-cell>
          <table:table-cell office:value-type="string">
            <text:p>Bank of North Carolina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North Georgia Bank</text:p>
          </table:table-cell>
          <table:table-cell office:value-type="string">
            <text:p>Watkinsville</text:p>
          </table:table-cell>
          <table:table-cell office:value-type="string">
            <text:p>Georgia</text:p>
          </table:table-cell>
          <table:table-cell office:value-type="string">
            <text:p>February 4, 2011</text:p>
          </table:table-cell>
          <table:table-cell office:value-type="string">
            <text:p>BankSouth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Legacy Bank</text:p>
          </table:table-cell>
          <table:table-cell office:value-type="string">
            <text:p>Scottsdale</text:p>
          </table:table-cell>
          <table:table-cell office:value-type="string">
            <text:p>Arizona</text:p>
          </table:table-cell>
          <table:table-cell office:value-type="string">
            <text:p>January 7, 2011</text:p>
          </table:table-cell>
          <table:table-cell office:value-type="string">
            <text:p>Enterprise Bank and Trust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atriot Bank of Georgia</text:p>
          </table:table-cell>
          <table:table-cell office:value-type="string">
            <text:p>Cumming</text:p>
          </table:table-cell>
          <table:table-cell office:value-type="string">
            <text:p>Georgia</text:p>
          </table:table-cell>
          <table:table-cell office:value-type="string">
            <text:p>September 2, 2011</text:p>
          </table:table-cell>
          <table:table-cell office:value-type="string">
            <text:p>Georgia Commerce Bank</text:p>
          </table:table-cell>
          <table:table-cell office:value-type="float" office:value="150.8">
            <text:p>150,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Nevada Commerce Bank</text:p>
          </table:table-cell>
          <table:table-cell office:value-type="string">
            <text:p>Las Vegas</text:p>
          </table:table-cell>
          <table:table-cell office:value-type="string">
            <text:p>Nevada</text:p>
          </table:table-cell>
          <table:table-cell office:value-type="string">
            <text:p>April 11, 2011</text:p>
          </table:table-cell>
          <table:table-cell office:value-type="string">
            <text:p>City National Bank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ummit Bank</text:p>
          </table:table-cell>
          <table:table-cell office:value-type="string">
            <text:p>Burlington</text:p>
          </table:table-cell>
          <table:table-cell office:value-type="string">
            <text:p>Washington</text:p>
          </table:table-cell>
          <table:table-cell table:style-name="ce2" office:value-type="string">
            <text:p>May 20, 2011</text:p>
          </table:table-cell>
          <table:table-cell office:value-type="string">
            <text:p>Columbia State Bank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First Choice Bank</text:p>
          </table:table-cell>
          <table:table-cell office:value-type="string">
            <text:p>Geneva</text:p>
          </table:table-cell>
          <table:table-cell office:value-type="string">
            <text:p>Illinois</text:p>
          </table:table-cell>
          <table:table-cell office:value-type="string">
            <text:p>August 19, 2011</text:p>
          </table:table-cell>
          <table:table-cell office:value-type="string">
            <text:p>Inland Bank and Trust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Coastal Bank</text:p>
          </table:table-cell>
          <table:table-cell office:value-type="string">
            <text:p>Cocoa Beach</text:p>
          </table:table-cell>
          <table:table-cell office:value-type="string">
            <text:p>Florida</text:p>
          </table:table-cell>
          <table:table-cell table:style-name="ce2" office:value-type="string">
            <text:p>May 6, 2011</text:p>
          </table:table-cell>
          <table:table-cell office:value-type="string">
            <text:p>Florida Community Bank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Sunshine State Community Bank</text:p>
          </table:table-cell>
          <table:table-cell office:value-type="string">
            <text:p>Port Orange</text:p>
          </table:table-cell>
          <table:table-cell office:value-type="string">
            <text:p>Florida</text:p>
          </table:table-cell>
          <table:table-cell office:value-type="string">
            <text:p>February 11, 2011</text:p>
          </table:table-cell>
          <table:table-cell office:value-type="string">
            <text:p>Premier American Bank, N.A.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remier Community Bank of the Emerald Coast</text:p>
          </table:table-cell>
          <table:table-cell office:value-type="string">
            <text:p>Crestview</text:p>
          </table:table-cell>
          <table:table-cell office:value-type="string">
            <text:p>Florida</text:p>
          </table:table-cell>
          <table:table-cell office:value-type="string">
            <text:p>December 16, 2011</text:p>
          </table:table-cell>
          <table:table-cell office:value-type="string">
            <text:p>Summit Bank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Valley Community Bank</text:p>
          </table:table-cell>
          <table:table-cell office:value-type="string">
            <text:p>St. Charles</text:p>
          </table:table-cell>
          <table:table-cell office:value-type="string">
            <text:p>Illinois</text:p>
          </table:table-cell>
          <table:table-cell office:value-type="string">
            <text:p>February 25, 2011</text:p>
          </table:table-cell>
          <table:table-cell office:value-type="string">
            <text:p>First State Bank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harter Oak Bank</text:p>
          </table:table-cell>
          <table:table-cell office:value-type="string">
            <text:p>Napa</text:p>
          </table:table-cell>
          <table:table-cell office:value-type="string">
            <text:p>California</text:p>
          </table:table-cell>
          <table:table-cell office:value-type="string">
            <text:p>February 18, 2011</text:p>
          </table:table-cell>
          <table:table-cell office:value-type="string">
            <text:p>Bank of Marin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Bank of Shorewood</text:p>
          </table:table-cell>
          <table:table-cell office:value-type="string">
            <text:p>Shorewood</text:p>
          </table:table-cell>
          <table:table-cell office:value-type="string">
            <text:p>Illinois</text:p>
          </table:table-cell>
          <table:table-cell office:value-type="string">
            <text:p>August 5, 2011</text:p>
          </table:table-cell>
          <table:table-cell office:value-type="string">
            <text:p>Heartland Bank and Trust Company</text:p>
          </table:table-cell>
          <table:table-cell office:value-type="float" office:value="110.7">
            <text:p>110,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New Horizons Bank</text:p>
          </table:table-cell>
          <table:table-cell office:value-type="string">
            <text:p>East Ellijay</text:p>
          </table:table-cell>
          <table:table-cell office:value-type="string">
            <text:p>Georgia</text:p>
          </table:table-cell>
          <table:table-cell office:value-type="string">
            <text:p>April 15, 2011</text:p>
          </table:table-cell>
          <table:table-cell office:value-type="string">
            <text:p>Citizens South Bank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id City Bank, Inc.</text:p>
          </table:table-cell>
          <table:table-cell office:value-type="string">
            <text:p>Omaha</text:p>
          </table:table-cell>
          <table:table-cell office:value-type="string">
            <text:p>Nebraska</text:p>
          </table:table-cell>
          <table:table-cell office:value-type="string">
            <text:p>November 4, 2011</text:p>
          </table:table-cell>
          <table:table-cell office:value-type="string">
            <text:p>Premier Bank</text:p>
          </table:table-cell>
          <table:table-cell office:value-type="float" office:value="106.1">
            <text:p>106,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ountain Heritage Bank</text:p>
          </table:table-cell>
          <table:table-cell office:value-type="string">
            <text:p>Clayton</text:p>
          </table:table-cell>
          <table:table-cell office:value-type="string">
            <text:p>Georgia</text:p>
          </table:table-cell>
          <table:table-cell office:value-type="string">
            <text:p>June 24, 2011</text:p>
          </table:table-cell>
          <table:table-cell office:value-type="string">
            <text:p>First American Bank and Trust Company</text:p>
          </table:table-cell>
          <table:table-cell office:value-type="float" office:value="103.7">
            <text:p>103,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CreekSide Bank</text:p>
          </table:table-cell>
          <table:table-cell office:value-type="string">
            <text:p>Woodstock</text:p>
          </table:table-cell>
          <table:table-cell office:value-type="string">
            <text:p>Georgia</text:p>
          </table:table-cell>
          <table:table-cell office:value-type="string">
            <text:p>September 2, 2011</text:p>
          </table:table-cell>
          <table:table-cell office:value-type="string">
            <text:p>Georgia Community Bank</text:p>
          </table:table-cell>
          <table:table-cell office:value-type="float" office:value="102.3">
            <text:p>102,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First Commercial Bank of Tampa Bay</text:p>
          </table:table-cell>
          <table:table-cell office:value-type="string">
            <text:p>Tampa</text:p>
          </table:table-cell>
          <table:table-cell office:value-type="string">
            <text:p>Florida</text:p>
          </table:table-cell>
          <table:table-cell office:value-type="string">
            <text:p>June 17, 2011</text:p>
          </table:table-cell>
          <table:table-cell office:value-type="string">
            <text:p>Stonegate Bank</text:p>
          </table:table-cell>
          <table:table-cell office:value-type="float" office:value="98.6">
            <text:p>98,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Enterprise Banking Company</text:p>
          </table:table-cell>
          <table:table-cell office:value-type="string">
            <text:p>McDonough</text:p>
          </table:table-cell>
          <table:table-cell office:value-type="string">
            <text:p>Georgia</text:p>
          </table:table-cell>
          <table:table-cell office:value-type="string">
            <text:p>January 21, 2011</text:p>
          </table:table-cell>
          <table:table-cell office:value-type="string">
            <text:p>None (insured depositors paid directly)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Virginia Business Bank</text:p>
          </table:table-cell>
          <table:table-cell office:value-type="string">
            <text:p>Richmond</text:p>
          </table:table-cell>
          <table:table-cell office:value-type="string">
            <text:p>Virginia</text:p>
          </table:table-cell>
          <table:table-cell office:value-type="string">
            <text:p>July 29, 2011</text:p>
          </table:table-cell>
          <table:table-cell office:value-type="string">
            <text:p>Xenith Bank</text:p>
          </table:table-cell>
          <table:table-cell office:value-type="float" office:value="95.8">
            <text:p>95,8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olk County Bank</text:p>
          </table:table-cell>
          <table:table-cell office:value-type="string">
            <text:p>Johnston</text:p>
          </table:table-cell>
          <table:table-cell office:value-type="string">
            <text:p>Iowa</text:p>
          </table:table-cell>
          <table:table-cell office:value-type="string">
            <text:p>November 18, 2011</text:p>
          </table:table-cell>
          <table:table-cell office:value-type="string">
            <text:p>Grinnell State Bank</text:p>
          </table:table-cell>
          <table:table-cell office:value-type="float" office:value="91.6">
            <text:p>91,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First National Bank of Davis</text:p>
          </table:table-cell>
          <table:table-cell office:value-type="string">
            <text:p>Davis</text:p>
          </table:table-cell>
          <table:table-cell office:value-type="string">
            <text:p>Oklahoma</text:p>
          </table:table-cell>
          <table:table-cell office:value-type="string">
            <text:p>March 11, 2011</text:p>
          </table:table-cell>
          <table:table-cell office:value-type="string">
            <text:p>The Pauls Valley National Bank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Badger State Bank</text:p>
          </table:table-cell>
          <table:table-cell office:value-type="string">
            <text:p>Cassville</text:p>
          </table:table-cell>
          <table:table-cell office:value-type="string">
            <text:p>Wisconsin</text:p>
          </table:table-cell>
          <table:table-cell office:value-type="string">
            <text:p>February 11, 2011</text:p>
          </table:table-cell>
          <table:table-cell office:value-type="string">
            <text:p>Royal Bank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ummit Bank</text:p>
          </table:table-cell>
          <table:table-cell office:value-type="string">
            <text:p>Prescott</text:p>
          </table:table-cell>
          <table:table-cell office:value-type="string">
            <text:p>Arizona</text:p>
          </table:table-cell>
          <table:table-cell office:value-type="string">
            <text:p>July 15, 2011</text:p>
          </table:table-cell>
          <table:table-cell office:value-type="string">
            <text:p>The Foothills Bank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Cortez Community Bank</text:p>
          </table:table-cell>
          <table:table-cell office:value-type="string">
            <text:p>Brooksville</text:p>
          </table:table-cell>
          <table:table-cell office:value-type="string">
            <text:p>Florida</text:p>
          </table:table-cell>
          <table:table-cell office:value-type="string">
            <text:p>April 29, 2011</text:p>
          </table:table-cell>
          <table:table-cell office:value-type="string">
            <text:p>Florida Community Bank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ignature Bank</text:p>
          </table:table-cell>
          <table:table-cell office:value-type="string">
            <text:p>Windsor</text:p>
          </table:table-cell>
          <table:table-cell office:value-type="string">
            <text:p>Colorado</text:p>
          </table:table-cell>
          <table:table-cell office:value-type="string">
            <text:p>July 8, 2011</text:p>
          </table:table-cell>
          <table:table-cell office:value-type="string">
            <text:p>Points West Community Bank</text:p>
          </table:table-cell>
          <table:table-cell office:value-type="float" office:value="66.7">
            <text:p>66,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Community Bank of Rockmart</text:p>
          </table:table-cell>
          <table:table-cell office:value-type="string">
            <text:p>Rockmart</text:p>
          </table:table-cell>
          <table:table-cell office:value-type="string">
            <text:p>Georgia</text:p>
          </table:table-cell>
          <table:table-cell office:value-type="string">
            <text:p>November 10, 2011</text:p>
          </table:table-cell>
          <table:table-cell office:value-type="string">
            <text:p>Century Bank of Georgia</text:p>
          </table:table-cell>
          <table:table-cell office:value-type="float" office:value="62.4">
            <text:p>62,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ommunity First Bank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February 4, 2011</text:p>
          </table:table-cell>
          <table:table-cell office:value-type="string">
            <text:p>Northbrook Bank and Trust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ublic Savings Bank</text:p>
          </table:table-cell>
          <table:table-cell office:value-type="string">
            <text:p>Huntingdon Valley</text:p>
          </table:table-cell>
          <table:table-cell office:value-type="string">
            <text:p>Pennsylvania</text:p>
          </table:table-cell>
          <table:table-cell office:value-type="string">
            <text:p>August 18, 2011</text:p>
          </table:table-cell>
          <table:table-cell office:value-type="string">
            <text:p>Capital Bank, N.A.</text:p>
          </table:table-cell>
          <table:table-cell office:value-type="float" office:value="46.8">
            <text:p>46,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outhshore Community Bank</text:p>
          </table:table-cell>
          <table:table-cell office:value-type="string">
            <text:p>Apollo Beach</text:p>
          </table:table-cell>
          <table:table-cell office:value-type="string">
            <text:p>Florida</text:p>
          </table:table-cell>
          <table:table-cell office:value-type="string">
            <text:p>July 22, 2011</text:p>
          </table:table-cell>
          <table:table-cell office:value-type="string">
            <text:p>American Momentum Bank</text:p>
          </table:table-cell>
          <table:table-cell office:value-type="float" office:value="46.3">
            <text:p>46,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First State Bank</text:p>
          </table:table-cell>
          <table:table-cell office:value-type="string">
            <text:p>Camargo</text:p>
          </table:table-cell>
          <table:table-cell office:value-type="string">
            <text:p>Oklahoma</text:p>
          </table:table-cell>
          <table:table-cell office:value-type="string">
            <text:p>January 28, 2011</text:p>
          </table:table-cell>
          <table:table-cell office:value-type="string">
            <text:p>Bank 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All American Bank</text:p>
          </table:table-cell>
          <table:table-cell office:value-type="string">
            <text:p>Des Plaines</text:p>
          </table:table-cell>
          <table:table-cell office:value-type="string">
            <text:p>Illinois</text:p>
          </table:table-cell>
          <table:table-cell office:value-type="string">
            <text:p>October 28, 2011</text:p>
          </table:table-cell>
          <table:table-cell office:value-type="string">
            <text:p>International Bank of Chicago</text:p>
          </table:table-cell>
          <table:table-cell office:value-type="float" office:value="37.8">
            <text:p>37,8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Rosemount National Bank</text:p>
          </table:table-cell>
          <table:table-cell office:value-type="string">
            <text:p>Rosemount</text:p>
          </table:table-cell>
          <table:table-cell office:value-type="string">
            <text:p>Minnesota</text:p>
          </table:table-cell>
          <table:table-cell office:value-type="string">
            <text:p>April 15, 2011</text:p>
          </table:table-cell>
          <table:table-cell office:value-type="string">
            <text:p>Central Bank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Tennessee Commerce Bank</text:p>
          </table:table-cell>
          <table:table-cell office:value-type="string">
            <text:p>Franklin</text:p>
          </table:table-cell>
          <table:table-cell office:value-type="string">
            <text:p>Tennessee</text:p>
          </table:table-cell>
          <table:table-cell office:value-type="string">
            <text:p>January 27, 2012</text:p>
          </table:table-cell>
          <table:table-cell office:value-type="string">
            <text:p>Republic Bank &amp; Trust Company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Fidelity Bank</text:p>
          </table:table-cell>
          <table:table-cell office:value-type="string">
            <text:p>Dearborn</text:p>
          </table:table-cell>
          <table:table-cell office:value-type="string">
            <text:p>Michigan</text:p>
          </table:table-cell>
          <table:table-cell office:value-type="string">
            <text:p>March 30, 2012</text:p>
          </table:table-cell>
          <table:table-cell office:value-type="string">
            <text:p>Huntington National Bank</text:p>
          </table:table-cell>
          <table:table-cell office:value-type="float" office:value="818.2">
            <text:p>818,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he First State Bank</text:p>
          </table:table-cell>
          <table:table-cell office:value-type="string">
            <text:p>Stockbridge</text:p>
          </table:table-cell>
          <table:table-cell office:value-type="string">
            <text:p>Georgia</text:p>
          </table:table-cell>
          <table:table-cell office:value-type="string">
            <text:p>January 20, 2012</text:p>
          </table:table-cell>
          <table:table-cell office:value-type="string">
            <text:p>Hamilton State Bank</text:p>
          </table:table-cell>
          <table:table-cell office:value-type="float" office:value="536.9">
            <text:p>536,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Waccamaw Bank</text:p>
          </table:table-cell>
          <table:table-cell office:value-type="string">
            <text:p>Whiteville</text:p>
          </table:table-cell>
          <table:table-cell office:value-type="string">
            <text:p>North Carolina</text:p>
          </table:table-cell>
          <table:table-cell office:value-type="string">
            <text:p>June 8, 2012</text:p>
          </table:table-cell>
          <table:table-cell office:value-type="string">
            <text:p>First Community Bank</text:p>
          </table:table-cell>
          <table:table-cell office:value-type="float" office:value="533.1">
            <text:p>533,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lantation Federal Bank</text:p>
          </table:table-cell>
          <table:table-cell office:value-type="string">
            <text:p>Pawleys Island</text:p>
          </table:table-cell>
          <table:table-cell office:value-type="string">
            <text:p>South Carolina</text:p>
          </table:table-cell>
          <table:table-cell office:value-type="string">
            <text:p>April 27, 2012</text:p>
          </table:table-cell>
          <table:table-cell office:value-type="string">
            <text:p>First Federal Bank</text:p>
          </table:table-cell>
          <table:table-cell office:value-type="float" office:value="486.4">
            <text:p>486,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Inter Savings Bank, FSB</text:p>
          </table:table-cell>
          <table:table-cell office:value-type="string">
            <text:p>Maple Grove</text:p>
          </table:table-cell>
          <table:table-cell office:value-type="string">
            <text:p>Minnesota</text:p>
          </table:table-cell>
          <table:table-cell office:value-type="string">
            <text:p>April 27, 2012</text:p>
          </table:table-cell>
          <table:table-cell office:value-type="string">
            <text:p>Great Southern Bank</text:p>
          </table:table-cell>
          <table:table-cell office:value-type="float" office:value="481.6">
            <text:p>481,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Home Savings of America</text:p>
          </table:table-cell>
          <table:table-cell office:value-type="string">
            <text:p>Little Falls</text:p>
          </table:table-cell>
          <table:table-cell office:value-type="string">
            <text:p>Minnesota</text:p>
          </table:table-cell>
          <table:table-cell office:value-type="string">
            <text:p>February 24, 2012</text:p>
          </table:table-cell>
          <table:table-cell office:value-type="string">
            <text:p>None (Closed permanently by the FDIC)</text:p>
          </table:table-cell>
          <table:table-cell office:value-type="float" office:value="434.1">
            <text:p>434,1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First Guaranty Bank and Trust Company of Jacksonville</text:p>
          </table:table-cell>
          <table:table-cell office:value-type="string">
            <text:p>Jacksonville</text:p>
          </table:table-cell>
          <table:table-cell office:value-type="string">
            <text:p>Florida</text:p>
          </table:table-cell>
          <table:table-cell office:value-type="string">
            <text:p>January 27, 2012</text:p>
          </table:table-cell>
          <table:table-cell office:value-type="string">
            <text:p>CenterState Bank of Florida</text:p>
          </table:table-cell>
          <table:table-cell office:value-type="float" office:value="377.9">
            <text:p>377,9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Central Bank of Georgia</text:p>
          </table:table-cell>
          <table:table-cell office:value-type="string">
            <text:p>Ellaville</text:p>
          </table:table-cell>
          <table:table-cell office:value-type="string">
            <text:p>Georgia</text:p>
          </table:table-cell>
          <table:table-cell office:value-type="string">
            <text:p>February 24, 2012</text:p>
          </table:table-cell>
          <table:table-cell office:value-type="string">
            <text:p>Ameris Bank</text:p>
          </table:table-cell>
          <table:table-cell office:value-type="float" office:value="278.9">
            <text:p>278,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BankEast</text:p>
          </table:table-cell>
          <table:table-cell office:value-type="string">
            <text:p>Knoxville</text:p>
          </table:table-cell>
          <table:table-cell office:value-type="string">
            <text:p>Tennessee</text:p>
          </table:table-cell>
          <table:table-cell office:value-type="string">
            <text:p>January 27, 2012</text:p>
          </table:table-cell>
          <table:table-cell office:value-type="string">
            <text:p>U.S. Bancorp</text:p>
          </table:table-cell>
          <table:table-cell office:value-type="float" office:value="272.6">
            <text:p>272,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remier Bank</text:p>
          </table:table-cell>
          <table:table-cell office:value-type="string">
            <text:p>Wilmette</text:p>
          </table:table-cell>
          <table:table-cell office:value-type="string">
            <text:p>Illinois</text:p>
          </table:table-cell>
          <table:table-cell office:value-type="string">
            <text:p>March 23, 2012</text:p>
          </table:table-cell>
          <table:table-cell office:value-type="string">
            <text:p>International Bank of Chicago</text:p>
          </table:table-cell>
          <table:table-cell office:value-type="float" office:value="268.7">
            <text:p>268,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irst Cherokee State Bank</text:p>
          </table:table-cell>
          <table:table-cell office:value-type="string">
            <text:p>Woodstock</text:p>
          </table:table-cell>
          <table:table-cell office:value-type="string">
            <text:p>Georgia</text:p>
          </table:table-cell>
          <table:table-cell office:value-type="string">
            <text:p>July 20, 2012</text:p>
          </table:table-cell>
          <table:table-cell office:value-type="string">
            <text:p>Community &amp; Southern Bank</text:p>
          </table:table-cell>
          <table:table-cell office:value-type="float" office:value="222.7">
            <text:p>222,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Jasper Banking Company</text:p>
          </table:table-cell>
          <table:table-cell office:value-type="string">
            <text:p>Jasper</text:p>
          </table:table-cell>
          <table:table-cell office:value-type="string">
            <text:p>Georgia</text:p>
          </table:table-cell>
          <table:table-cell office:value-type="string">
            <text:p>July 27, 2012</text:p>
          </table:table-cell>
          <table:table-cell office:value-type="string">
            <text:p>Stearns Bank, NA</text:p>
          </table:table-cell>
          <table:table-cell office:value-type="float" office:value="216.7">
            <text:p>216,7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econd Federal Savings and Loan Association of Chicago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July 20, 2012</text:p>
          </table:table-cell>
          <table:table-cell office:value-type="string">
            <text:p>Hinsdale Bank &amp; Trust Company</text:p>
          </table:table-cell>
          <table:table-cell office:value-type="float" office:value="199.1">
            <text:p>199,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CB Bank</text:p>
          </table:table-cell>
          <table:table-cell office:value-type="string">
            <text:p>Shelbyville</text:p>
          </table:table-cell>
          <table:table-cell office:value-type="string">
            <text:p>Indiana</text:p>
          </table:table-cell>
          <table:table-cell office:value-type="string">
            <text:p>February 10, 2012</text:p>
          </table:table-cell>
          <table:table-cell office:value-type="string">
            <text:p>First Merchants Bank, NA</text:p>
          </table:table-cell>
          <table:table-cell office:value-type="float" office:value="182.6">
            <text:p>182,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Montgomery Bank and Trust</text:p>
          </table:table-cell>
          <table:table-cell office:value-type="string">
            <text:p>Ailey</text:p>
          </table:table-cell>
          <table:table-cell office:value-type="string">
            <text:p>Georgia</text:p>
          </table:table-cell>
          <table:table-cell office:value-type="string">
            <text:p>July 6, 2012</text:p>
          </table:table-cell>
          <table:table-cell office:value-type="string">
            <text:p>Ameris</text:p>
          </table:table-cell>
          <table:table-cell office:value-type="float" office:value="173.6">
            <text:p>173,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utnam State Bank</text:p>
          </table:table-cell>
          <table:table-cell office:value-type="string">
            <text:p>Palatka</text:p>
          </table:table-cell>
          <table:table-cell office:value-type="string">
            <text:p>Florida</text:p>
          </table:table-cell>
          <table:table-cell office:value-type="string">
            <text:p>June 15, 2012</text:p>
          </table:table-cell>
          <table:table-cell office:value-type="string">
            <text:p>Harbor Community Bank</text:p>
          </table:table-cell>
          <table:table-cell office:value-type="float" office:value="169.5">
            <text:p>169,5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Bank of the Eastern Shore</text:p>
          </table:table-cell>
          <table:table-cell office:value-type="string">
            <text:p>Cambridge</text:p>
          </table:table-cell>
          <table:table-cell office:value-type="string">
            <text:p>Maryland</text:p>
          </table:table-cell>
          <table:table-cell office:value-type="string">
            <text:p>April 27, 2012</text:p>
          </table:table-cell>
          <table:table-cell office:value-type="string">
            <text:p>None (Wound down by FDIC as receiver)</text:p>
          </table:table-cell>
          <table:table-cell office:value-type="float" office:value="166.7">
            <text:p>166,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HarVest Bank of Maryland</text:p>
          </table:table-cell>
          <table:table-cell office:value-type="string">
            <text:p>Gaithersburg</text:p>
          </table:table-cell>
          <table:table-cell office:value-type="string">
            <text:p>Maryland</text:p>
          </table:table-cell>
          <table:table-cell office:value-type="string">
            <text:p>April 27, 2012</text:p>
          </table:table-cell>
          <table:table-cell office:value-type="string">
            <text:p>Sonabank</text:p>
          </table:table-cell>
          <table:table-cell office:value-type="float" office:value="164.3">
            <text:p>164,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The Farmers Bank of Lynchburg</text:p>
          </table:table-cell>
          <table:table-cell office:value-type="string">
            <text:p>Lynchburg</text:p>
          </table:table-cell>
          <table:table-cell office:value-type="string">
            <text:p>Tennessee</text:p>
          </table:table-cell>
          <table:table-cell office:value-type="string">
            <text:p>June 15, 2012</text:p>
          </table:table-cell>
          <table:table-cell office:value-type="string">
            <text:p>Clayton Bank and Trust</text:p>
          </table:table-cell>
          <table:table-cell office:value-type="float" office:value="163.9">
            <text:p>163,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ecurity Exchange Bank</text:p>
          </table:table-cell>
          <table:table-cell office:value-type="string">
            <text:p>Marietta</text:p>
          </table:table-cell>
          <table:table-cell office:value-type="string">
            <text:p>Georgia</text:p>
          </table:table-cell>
          <table:table-cell office:value-type="string">
            <text:p>June 15, 2012</text:p>
          </table:table-cell>
          <table:table-cell office:value-type="string">
            <text:p>Fidelity Bank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Global Commerce Bank</text:p>
          </table:table-cell>
          <table:table-cell office:value-type="string">
            <text:p>Doraville</text:p>
          </table:table-cell>
          <table:table-cell office:value-type="string">
            <text:p>Georgia</text:p>
          </table:table-cell>
          <table:table-cell office:value-type="string">
            <text:p>March 2, 2012</text:p>
          </table:table-cell>
          <table:table-cell office:value-type="string">
            <text:p>Metro City Bank</text:p>
          </table:table-cell>
          <table:table-cell office:value-type="float" office:value="143.7">
            <text:p>143,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alm Desert National Bank</text:p>
          </table:table-cell>
          <table:table-cell office:value-type="string">
            <text:p>Palm Desert</text:p>
          </table:table-cell>
          <table:table-cell office:value-type="string">
            <text:p>California</text:p>
          </table:table-cell>
          <table:table-cell office:value-type="string">
            <text:p>April 27, 2012</text:p>
          </table:table-cell>
          <table:table-cell office:value-type="string">
            <text:p>Pacific Premier</text:p>
          </table:table-cell>
          <table:table-cell office:value-type="float" office:value="125.8">
            <text:p>125,8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Georgia Trust Bank</text:p>
          </table:table-cell>
          <table:table-cell office:value-type="string">
            <text:p>Buford</text:p>
          </table:table-cell>
          <table:table-cell office:value-type="string">
            <text:p>Georgia</text:p>
          </table:table-cell>
          <table:table-cell office:value-type="string">
            <text:p>July 20, 2012</text:p>
          </table:table-cell>
          <table:table-cell office:value-type="string">
            <text:p>Community &amp; Southern Bank</text:p>
          </table:table-cell>
          <table:table-cell office:value-type="float" office:value="119.8">
            <text:p>119,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atriot Bank Minnesota</text:p>
          </table:table-cell>
          <table:table-cell office:value-type="string">
            <text:p>Forest Lake</text:p>
          </table:table-cell>
          <table:table-cell office:value-type="string">
            <text:p>Minnesota</text:p>
          </table:table-cell>
          <table:table-cell office:value-type="string">
            <text:p>January 27, 2012</text:p>
          </table:table-cell>
          <table:table-cell office:value-type="string">
            <text:p>First Resource Bank</text:p>
          </table:table-cell>
          <table:table-cell office:value-type="float" office:value="111.3">
            <text:p>111,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Heartland Bank</text:p>
          </table:table-cell>
          <table:table-cell office:value-type="string">
            <text:p>Leawood</text:p>
          </table:table-cell>
          <table:table-cell office:value-type="string">
            <text:p>Kansas</text:p>
          </table:table-cell>
          <table:table-cell office:value-type="string">
            <text:p>July 20, 2012</text:p>
          </table:table-cell>
          <table:table-cell office:value-type="string">
            <text:p>Metcalf Bank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ecurity Bank, NA</text:p>
          </table:table-cell>
          <table:table-cell office:value-type="string">
            <text:p>North Lauderdale</text:p>
          </table:table-cell>
          <table:table-cell office:value-type="string">
            <text:p>Florida</text:p>
          </table:table-cell>
          <table:table-cell table:style-name="ce2" office:value-type="string">
            <text:p>May 4, 2012</text:p>
          </table:table-cell>
          <table:table-cell office:value-type="string">
            <text:p>Banesco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Covenant Bank &amp; Trust</text:p>
          </table:table-cell>
          <table:table-cell office:value-type="string">
            <text:p>Rock Spring</text:p>
          </table:table-cell>
          <table:table-cell office:value-type="string">
            <text:p>Georgia</text:p>
          </table:table-cell>
          <table:table-cell office:value-type="string">
            <text:p>March 23, 2012</text:p>
          </table:table-cell>
          <table:table-cell office:value-type="string">
            <text:p>Stearns Bank, NA</text:p>
          </table:table-cell>
          <table:table-cell office:value-type="float" office:value="95.7">
            <text:p>95,7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Charter National Bank and Trust</text:p>
          </table:table-cell>
          <table:table-cell office:value-type="string">
            <text:p>Hoffman Estates</text:p>
          </table:table-cell>
          <table:table-cell office:value-type="string">
            <text:p>Illinois</text:p>
          </table:table-cell>
          <table:table-cell office:value-type="string">
            <text:p>February 10, 2012</text:p>
          </table:table-cell>
          <table:table-cell office:value-type="string">
            <text:p>Barrington Bank &amp; Trust Company, NA</text:p>
          </table:table-cell>
          <table:table-cell office:value-type="float" office:value="93.9">
            <text:p>93,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Royal Palm Bank of Florida</text:p>
          </table:table-cell>
          <table:table-cell office:value-type="string">
            <text:p>Naples</text:p>
          </table:table-cell>
          <table:table-cell office:value-type="string">
            <text:p>Florida</text:p>
          </table:table-cell>
          <table:table-cell office:value-type="string">
            <text:p>July 20, 2012</text:p>
          </table:table-cell>
          <table:table-cell office:value-type="string">
            <text:p>First National Bank of the Gulf Coast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Central Florida State Bank</text:p>
          </table:table-cell>
          <table:table-cell office:value-type="string">
            <text:p>Belleview</text:p>
          </table:table-cell>
          <table:table-cell office:value-type="string">
            <text:p>Florida</text:p>
          </table:table-cell>
          <table:table-cell office:value-type="string">
            <text:p>January 20, 2012</text:p>
          </table:table-cell>
          <table:table-cell office:value-type="string">
            <text:p>CenterState Bank of Florida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New City Bank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string">
            <text:p>March 9, 2012</text:p>
          </table:table-cell>
          <table:table-cell office:value-type="string">
            <text:p>None (Closed permanently by the FDIC)</text:p>
          </table:table-cell>
          <table:table-cell office:value-type="float" office:value="71.2">
            <text:p>71,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arolina Federal Savings Bank</text:p>
          </table:table-cell>
          <table:table-cell office:value-type="string">
            <text:p>Charleston</text:p>
          </table:table-cell>
          <table:table-cell office:value-type="string">
            <text:p>South Carolina</text:p>
          </table:table-cell>
          <table:table-cell office:value-type="string">
            <text:p>June 8, 2012</text:p>
          </table:table-cell>
          <table:table-cell office:value-type="string">
            <text:p>Bank of North Carolina</text:p>
          </table:table-cell>
          <table:table-cell office:value-type="float" office:value="54.4">
            <text:p>54,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Fort Lee Federal Savings Bank, FSB</text:p>
          </table:table-cell>
          <table:table-cell office:value-type="string">
            <text:p>Fort Lee</text:p>
          </table:table-cell>
          <table:table-cell office:value-type="string">
            <text:p>New Jersey</text:p>
          </table:table-cell>
          <table:table-cell office:value-type="string">
            <text:p>April 20, 2012</text:p>
          </table:table-cell>
          <table:table-cell office:value-type="string">
            <text:p>Alma Bank</text:p>
          </table:table-cell>
          <table:table-cell office:value-type="float" office:value="51.9">
            <text:p>51,9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Alabama Trust Bank, NA</text:p>
          </table:table-cell>
          <table:table-cell office:value-type="string">
            <text:p>Sylacauga</text:p>
          </table:table-cell>
          <table:table-cell office:value-type="string">
            <text:p>Alabama</text:p>
          </table:table-cell>
          <table:table-cell table:style-name="ce2" office:value-type="string">
            <text:p>May 18, 2012</text:p>
          </table:table-cell>
          <table:table-cell office:value-type="string">
            <text:p>Southern States Bank</text:p>
          </table:table-cell>
          <table:table-cell office:value-type="float" office:value="51.6">
            <text:p>51,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First Capital Bank</text:p>
          </table:table-cell>
          <table:table-cell office:value-type="string">
            <text:p>Kingfisher</text:p>
          </table:table-cell>
          <table:table-cell office:value-type="string">
            <text:p>Oklahoma</text:p>
          </table:table-cell>
          <table:table-cell office:value-type="string">
            <text:p>June 8, 2012</text:p>
          </table:table-cell>
          <table:table-cell office:value-type="string">
            <text:p>F &amp; M Bank</text:p>
          </table:table-cell>
          <table:table-cell office:value-type="float" office:value="46.1">
            <text:p>46,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Farmers and Traders State Bank</text:p>
          </table:table-cell>
          <table:table-cell office:value-type="string">
            <text:p>Shabbona</text:p>
          </table:table-cell>
          <table:table-cell office:value-type="string">
            <text:p>Illinois</text:p>
          </table:table-cell>
          <table:table-cell office:value-type="string">
            <text:p>June 8, 2012</text:p>
          </table:table-cell>
          <table:table-cell office:value-type="string">
            <text:p>First State Bank</text:p>
          </table:table-cell>
          <table:table-cell office:value-type="float" office:value="43.1">
            <text:p>43,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Glasgow Savings Bank</text:p>
          </table:table-cell>
          <table:table-cell office:value-type="string">
            <text:p>Glasgow</text:p>
          </table:table-cell>
          <table:table-cell office:value-type="string">
            <text:p>Missouri</text:p>
          </table:table-cell>
          <table:table-cell office:value-type="string">
            <text:p>July 13, 2012</text:p>
          </table:table-cell>
          <table:table-cell office:value-type="string">
            <text:p>Regional Missouri Bank</text:p>
          </table:table-cell>
          <table:table-cell office:value-type="float" office:value="24.8">
            <text:p>24,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American Eagle Savings Bank</text:p>
          </table:table-cell>
          <table:table-cell office:value-type="string">
            <text:p>Boothwyn</text:p>
          </table:table-cell>
          <table:table-cell office:value-type="string">
            <text:p>Pennsylvania</text:p>
          </table:table-cell>
          <table:table-cell office:value-type="string">
            <text:p>January 20, 2012</text:p>
          </table:table-cell>
          <table:table-cell office:value-type="string">
            <text:p>Capital Bank, N.A.</text:p>
          </table:table-cell>
          <table:table-cell office:value-type="float" office:value="19.6">
            <text:p>19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Ontañón</meta:initial-creator>
    <meta:creation-date>2013-01-05T21:06:20</meta:creation-date>
    <dc:date>2013-01-05T21:16:55</dc:date>
    <dc:creator>J. Ontañón</dc:creator>
    <meta:editing-duration>PT5M34S</meta:editing-duration>
    <meta:editing-cycles>2</meta:editing-cycles>
    <meta:generator>LibreOffice/3.6$Linux_x86 LibreOffice_project/360m1$Build-2</meta:generator>
    <meta:document-statistic meta:table-count="1" meta:cell-count="3178" meta:object-count="0"/>
  </office:meta>
</office:document-meta>
</file>